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alegreya Sans" svg:font-family="'alegreya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78.94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68.14pt"/>
    </style:style>
    <style:style style:name="co6" style:family="table-column">
      <style:table-column-properties fo:break-before="auto" style:column-width="31.1pt"/>
    </style:style>
    <style:style style:name="co7" style:family="table-column">
      <style:table-column-properties fo:break-before="auto" style:column-width="17.21pt"/>
    </style:style>
    <style:style style:name="co8" style:family="table-column">
      <style:table-column-properties fo:break-before="auto" style:column-width="44.19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84.36pt"/>
    </style:style>
    <style:style style:name="co11" style:family="table-column">
      <style:table-column-properties fo:break-before="auto" style:column-width="111.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89.01pt"/>
    </style:style>
    <style:style style:name="co14" style:family="table-column">
      <style:table-column-properties fo:break-before="auto" style:column-width="38.81pt"/>
    </style:style>
    <style:style style:name="co15" style:family="table-column">
      <style:table-column-properties fo:break-before="auto" style:column-width="28.01pt"/>
    </style:style>
    <style:style style:name="co16" style:family="table-column">
      <style:table-column-properties fo:break-before="auto" style:column-width="29.54pt"/>
    </style:style>
    <style:style style:name="co17" style:family="table-column">
      <style:table-column-properties fo:break-before="auto" style:column-width="33.39pt"/>
    </style:style>
    <style:style style:name="co18" style:family="table-column">
      <style:table-column-properties fo:break-before="auto" style:column-width="45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24">
      <style:table-cell-properties fo:background-color="#ffffff" style:text-align-source="fix" style:repeat-content="false" style:vertical-align="middle"/>
      <style:paragraph-properties fo:text-align="center" fo:margin-left="0pt"/>
      <style:text-properties style:font-name="Alegreya Sans" fo:font-weight="bold" style:font-weight-asian="bold" style:font-weight-complex="bold"/>
    </style:style>
    <style:style style:name="ce19" style:family="table-cell" style:parent-style-name="Default" style:data-style-name="N124">
      <style:table-cell-properties fo:background-color="#ffffff" style:text-align-source="fix" style:repeat-content="false"/>
      <style:paragraph-properties fo:text-align="center" fo:margin-left="0pt"/>
      <style:text-properties style:font-name="Alegreya Sans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alegreya Sans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ffffff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2" table:number-columns-repeated="1009" table:default-cell-style-name="Default"/>
        <table:table-row table:style-name="ro1">
          <table:table-cell table:style-name="ce2" office:value-type="string" calcext:value-type="string">
            <text:p>TARGET</text:p>
          </table:table-cell>
          <table:table-cell table:style-name="ce3" office:value-type="string" calcext:value-type="string">
            <text:p>NGR SIZE</text:p>
          </table:table-cell>
          <table:table-cell table:style-name="ce2" office:value-type="string" calcext:value-type="string">
            <text:p>EXCLUDED</text:p>
          </table:table-cell>
          <table:table-cell table:style-name="ce2" office:value-type="string" calcext:value-type="string">
            <text:p>KERNEL</text:p>
          </table:table-cell>
          <table:table-cell table:style-name="ce2" office:value-type="string" calcext:value-type="string">
            <text:p>VECSIZ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gC</text:p>
          </table:table-cell>
          <table:table-cell table:style-name="ce2" office:value-type="string" calcext:value-type="string">
            <text:p>nSV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ITERATIONS</text:p>
          </table:table-cell>
          <table:table-cell table:style-name="ce2" office:value-type="string" calcext:value-type="string">
            <text:p>% LOSS TO BEST</text:p>
          </table:table-cell>
          <table:table-cell table:style-name="ce13"/>
          <table:table-cell table:number-columns-repeated="2"/>
          <table:table-cell table:style-name="ce13" table:number-columns-repeated="1009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2])" office:value-type="float" office:value="2" calcext:value-type="float">
            <text:p>2</text:p>
          </table:table-cell>
          <table:table-cell office:value-type="float" office:value="1641" calcext:value-type="float">
            <text:p>1641</text:p>
          </table:table-cell>
          <table:table-cell office:value-type="float" office:value="0.91154873164219" calcext:value-type="float">
            <text:p>0.91154873164219</text:p>
          </table:table-cell>
          <table:table-cell office:value-type="float" office:value="4593845" calcext:value-type="float">
            <text:p>4593845</text:p>
          </table:table-cell>
          <table:table-cell table:formula="of:=100*(1-[.I2]/0.91154873164219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3])" office:value-type="float" office:value="2" calcext:value-type="float">
            <text:p>2</text:p>
          </table:table-cell>
          <table:table-cell office:value-type="float" office:value="1667" calcext:value-type="float">
            <text:p>1667</text:p>
          </table:table-cell>
          <table:table-cell office:value-type="float" office:value="0.910881174899866" calcext:value-type="float">
            <text:p>0.910881174899866</text:p>
          </table:table-cell>
          <table:table-cell office:value-type="float" office:value="5908744" calcext:value-type="float">
            <text:p>5908744</text:p>
          </table:table-cell>
          <table:table-cell table:formula="of:=100*(1-[.I3]/0.91154873164219)" office:value-type="float" office:value="0.0732332478946329" calcext:value-type="float">
            <text:p>0.0732332478946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4])" office:value-type="float" office:value="2" calcext:value-type="float">
            <text:p>2</text:p>
          </table:table-cell>
          <table:table-cell office:value-type="float" office:value="1681" calcext:value-type="float">
            <text:p>1681</text:p>
          </table:table-cell>
          <table:table-cell office:value-type="float" office:value="0.907877169559412" calcext:value-type="float">
            <text:p>0.907877169559412</text:p>
          </table:table-cell>
          <table:table-cell office:value-type="float" office:value="3819602" calcext:value-type="float">
            <text:p>3819602</text:p>
          </table:table-cell>
          <table:table-cell table:formula="of:=100*(1-[.I4]/0.91154873164219)" office:value-type="float" office:value="0.402782863420081" calcext:value-type="float">
            <text:p>0.4027828634200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5])" office:value-type="float" office:value="2" calcext:value-type="float">
            <text:p>2</text:p>
          </table:table-cell>
          <table:table-cell office:value-type="float" office:value="1648" calcext:value-type="float">
            <text:p>1648</text:p>
          </table:table-cell>
          <table:table-cell office:value-type="float" office:value="0.911214953271028" calcext:value-type="float">
            <text:p>0.911214953271028</text:p>
          </table:table-cell>
          <table:table-cell office:value-type="float" office:value="7138159" calcext:value-type="float">
            <text:p>7138159</text:p>
          </table:table-cell>
          <table:table-cell table:formula="of:=100*(1-[.I5]/0.91154873164219)" office:value-type="float" office:value="0.0366166239473054" calcext:value-type="float">
            <text:p>0.0366166239473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6])" office:value-type="float" office:value="2" calcext:value-type="float">
            <text:p>2</text:p>
          </table:table-cell>
          <table:table-cell office:value-type="float" office:value="1648" calcext:value-type="float">
            <text:p>1648</text:p>
          </table:table-cell>
          <table:table-cell office:value-type="float" office:value="0.912550066755674" calcext:value-type="float">
            <text:p>0.912550066755674</text:p>
          </table:table-cell>
          <table:table-cell office:value-type="float" office:value="8736964" calcext:value-type="float">
            <text:p>8736964</text:p>
          </table:table-cell>
          <table:table-cell table:formula="of:=100*(1-[.I6]/0.91154873164219)" office:value-type="float" office:value="-0.10984987184175" calcext:value-type="float">
            <text:p>-0.109849871841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7])" office:value-type="float" office:value="2" calcext:value-type="float">
            <text:p>2</text:p>
          </table:table-cell>
          <table:table-cell office:value-type="float" office:value="2361" calcext:value-type="float">
            <text:p>2361</text:p>
          </table:table-cell>
          <table:table-cell office:value-type="float" office:value="0.878170894526035" calcext:value-type="float">
            <text:p>0.878170894526035</text:p>
          </table:table-cell>
          <table:table-cell office:value-type="float" office:value="9433073" calcext:value-type="float">
            <text:p>9433073</text:p>
          </table:table-cell>
          <table:table-cell table:formula="of:=100*(1-[.I7]/0.91154873164219)" office:value-type="float" office:value="3.66166239472722" calcext:value-type="float">
            <text:p>3.661662394727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8])" office:value-type="float" office:value="2" calcext:value-type="float">
            <text:p>2</text:p>
          </table:table-cell>
          <table:table-cell office:value-type="float" office:value="1677" calcext:value-type="float">
            <text:p>1677</text:p>
          </table:table-cell>
          <table:table-cell office:value-type="float" office:value="0.912550066755674" calcext:value-type="float">
            <text:p>0.912550066755674</text:p>
          </table:table-cell>
          <table:table-cell office:value-type="float" office:value="9687695" calcext:value-type="float">
            <text:p>9687695</text:p>
          </table:table-cell>
          <table:table-cell table:formula="of:=100*(1-[.I8]/0.91154873164219)" office:value-type="float" office:value="-0.10984987184175" calcext:value-type="float">
            <text:p>-0.109849871841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9])" office:value-type="float" office:value="2" calcext:value-type="float">
            <text:p>2</text:p>
          </table:table-cell>
          <table:table-cell office:value-type="float" office:value="1730" calcext:value-type="float">
            <text:p>1730</text:p>
          </table:table-cell>
          <table:table-cell office:value-type="float" office:value="0.908878504672897" calcext:value-type="float">
            <text:p>0.908878504672897</text:p>
          </table:table-cell>
          <table:table-cell office:value-type="float" office:value="5598028" calcext:value-type="float">
            <text:p>5598028</text:p>
          </table:table-cell>
          <table:table-cell table:formula="of:=100*(1-[.I9]/0.91154873164219)" office:value-type="float" office:value="0.292932991578232" calcext:value-type="float">
            <text:p>0.2929329915782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10])" office:value-type="float" office:value="2" calcext:value-type="float">
            <text:p>2</text:p>
          </table:table-cell>
          <table:table-cell office:value-type="float" office:value="1645" calcext:value-type="float">
            <text:p>1645</text:p>
          </table:table-cell>
          <table:table-cell office:value-type="float" office:value="0.911214953271028" calcext:value-type="float">
            <text:p>0.911214953271028</text:p>
          </table:table-cell>
          <table:table-cell office:value-type="float" office:value="5657707" calcext:value-type="float">
            <text:p>5657707</text:p>
          </table:table-cell>
          <table:table-cell table:formula="of:=100*(1-[.I10]/0.91154873164219)" office:value-type="float" office:value="0.0366166239473054" calcext:value-type="float">
            <text:p>0.0366166239473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11])" office:value-type="float" office:value="2" calcext:value-type="float">
            <text:p>2</text:p>
          </table:table-cell>
          <table:table-cell office:value-type="float" office:value="1641" calcext:value-type="float">
            <text:p>1641</text:p>
          </table:table-cell>
          <table:table-cell office:value-type="float" office:value="0.911882510013351" calcext:value-type="float">
            <text:p>0.911882510013351</text:p>
          </table:table-cell>
          <table:table-cell office:value-type="float" office:value="10000000" calcext:value-type="float">
            <text:p>10000000</text:p>
          </table:table-cell>
          <table:table-cell table:formula="of:=100*(1-[.I11]/0.91154873164219)" office:value-type="float" office:value="-0.0366166239472276" calcext:value-type="float">
            <text:p>-0.0366166239472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12])" office:value-type="float" office:value="2" calcext:value-type="float">
            <text:p>2</text:p>
          </table:table-cell>
          <table:table-cell office:value-type="float" office:value="1714" calcext:value-type="float">
            <text:p>1714</text:p>
          </table:table-cell>
          <table:table-cell office:value-type="float" office:value="0.903871829105474" calcext:value-type="float">
            <text:p>0.903871829105474</text:p>
          </table:table-cell>
          <table:table-cell office:value-type="float" office:value="8718380" calcext:value-type="float">
            <text:p>8718380</text:p>
          </table:table-cell>
          <table:table-cell table:formula="of:=100*(1-[.I12]/0.91154873164219)" office:value-type="float" office:value="0.84218235078729" calcext:value-type="float">
            <text:p>0.842182350787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13])" office:value-type="float" office:value="2" calcext:value-type="float">
            <text:p>2</text:p>
          </table:table-cell>
          <table:table-cell office:value-type="float" office:value="1668" calcext:value-type="float">
            <text:p>1668</text:p>
          </table:table-cell>
          <table:table-cell office:value-type="float" office:value="0.910547396528705" calcext:value-type="float">
            <text:p>0.910547396528705</text:p>
          </table:table-cell>
          <table:table-cell office:value-type="float" office:value="8625126" calcext:value-type="float">
            <text:p>8625126</text:p>
          </table:table-cell>
          <table:table-cell table:formula="of:=100*(1-[.I13]/0.91154873164219)" office:value-type="float" office:value="0.109849871841838" calcext:value-type="float">
            <text:p>0.1098498718418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14])" office:value-type="float" office:value="2" calcext:value-type="float">
            <text:p>2</text:p>
          </table:table-cell>
          <table:table-cell office:value-type="float" office:value="1673" calcext:value-type="float">
            <text:p>1673</text:p>
          </table:table-cell>
          <table:table-cell office:value-type="float" office:value="0.91154873164219" calcext:value-type="float">
            <text:p>0.91154873164219</text:p>
          </table:table-cell>
          <table:table-cell office:value-type="float" office:value="10000000" calcext:value-type="float">
            <text:p>10000000</text:p>
          </table:table-cell>
          <table:table-cell table:formula="of:=100*(1-[.I14]/0.91154873164219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15])" office:value-type="float" office:value="2" calcext:value-type="float">
            <text:p>2</text:p>
          </table:table-cell>
          <table:table-cell office:value-type="float" office:value="1642" calcext:value-type="float">
            <text:p>1642</text:p>
          </table:table-cell>
          <table:table-cell office:value-type="float" office:value="0.912216288384513" calcext:value-type="float">
            <text:p>0.912216288384513</text:p>
          </table:table-cell>
          <table:table-cell office:value-type="float" office:value="7350804" calcext:value-type="float">
            <text:p>7350804</text:p>
          </table:table-cell>
          <table:table-cell table:formula="of:=100*(1-[.I15]/0.91154873164219)" office:value-type="float" office:value="-0.0732332478945441" calcext:value-type="float">
            <text:p>-0.0732332478945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16])" office:value-type="float" office:value="2" calcext:value-type="float">
            <text:p>2</text:p>
          </table:table-cell>
          <table:table-cell office:value-type="float" office:value="1644" calcext:value-type="float">
            <text:p>1644</text:p>
          </table:table-cell>
          <table:table-cell office:value-type="float" office:value="0.911882510013351" calcext:value-type="float">
            <text:p>0.911882510013351</text:p>
          </table:table-cell>
          <table:table-cell office:value-type="float" office:value="5553703" calcext:value-type="float">
            <text:p>5553703</text:p>
          </table:table-cell>
          <table:table-cell table:formula="of:=100*(1-[.I16]/0.91154873164219)" office:value-type="float" office:value="-0.0366166239472276" calcext:value-type="float">
            <text:p>-0.0366166239472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17])" office:value-type="float" office:value="2" calcext:value-type="float">
            <text:p>2</text:p>
          </table:table-cell>
          <table:table-cell office:value-type="float" office:value="1649" calcext:value-type="float">
            <text:p>1649</text:p>
          </table:table-cell>
          <table:table-cell office:value-type="float" office:value="0.913217623497997" calcext:value-type="float">
            <text:p>0.913217623497997</text:p>
          </table:table-cell>
          <table:table-cell office:value-type="float" office:value="7613880" calcext:value-type="float">
            <text:p>7613880</text:p>
          </table:table-cell>
          <table:table-cell table:formula="of:=100*(1-[.I17]/0.91154873164219)" office:value-type="float" office:value="-0.183083119736294" calcext:value-type="float">
            <text:p>-0.18308311973629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18])" office:value-type="float" office:value="2" calcext:value-type="float">
            <text:p>2</text:p>
          </table:table-cell>
          <table:table-cell office:value-type="float" office:value="1660" calcext:value-type="float">
            <text:p>1660</text:p>
          </table:table-cell>
          <table:table-cell office:value-type="float" office:value="0.912216288384513" calcext:value-type="float">
            <text:p>0.912216288384513</text:p>
          </table:table-cell>
          <table:table-cell office:value-type="float" office:value="7810506" calcext:value-type="float">
            <text:p>7810506</text:p>
          </table:table-cell>
          <table:table-cell table:formula="of:=100*(1-[.I18]/0.91154873164219)" office:value-type="float" office:value="-0.0732332478945441" calcext:value-type="float">
            <text:p>-0.0732332478945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19])" office:value-type="float" office:value="2" calcext:value-type="float">
            <text:p>2</text:p>
          </table:table-cell>
          <table:table-cell office:value-type="float" office:value="1744" calcext:value-type="float">
            <text:p>1744</text:p>
          </table:table-cell>
          <table:table-cell office:value-type="float" office:value="0.899532710280374" calcext:value-type="float">
            <text:p>0.899532710280374</text:p>
          </table:table-cell>
          <table:table-cell office:value-type="float" office:value="6463787" calcext:value-type="float">
            <text:p>6463787</text:p>
          </table:table-cell>
          <table:table-cell table:formula="of:=100*(1-[.I19]/0.91154873164219)" office:value-type="float" office:value="1.31819846210181" calcext:value-type="float">
            <text:p>1.318198462101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20])" office:value-type="float" office:value="2" calcext:value-type="float">
            <text:p>2</text:p>
          </table:table-cell>
          <table:table-cell office:value-type="float" office:value="1654" calcext:value-type="float">
            <text:p>1654</text:p>
          </table:table-cell>
          <table:table-cell office:value-type="float" office:value="0.910547396528705" calcext:value-type="float">
            <text:p>0.910547396528705</text:p>
          </table:table-cell>
          <table:table-cell office:value-type="float" office:value="7077708" calcext:value-type="float">
            <text:p>7077708</text:p>
          </table:table-cell>
          <table:table-cell table:formula="of:=100*(1-[.I20]/0.91154873164219)" office:value-type="float" office:value="0.109849871841838" calcext:value-type="float">
            <text:p>0.1098498718418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21])" office:value-type="float" office:value="2" calcext:value-type="float">
            <text:p>2</text:p>
          </table:table-cell>
          <table:table-cell office:value-type="float" office:value="1686" calcext:value-type="float">
            <text:p>1686</text:p>
          </table:table-cell>
          <table:table-cell office:value-type="float" office:value="0.904873164218959" calcext:value-type="float">
            <text:p>0.904873164218959</text:p>
          </table:table-cell>
          <table:table-cell office:value-type="float" office:value="9528442" calcext:value-type="float">
            <text:p>9528442</text:p>
          </table:table-cell>
          <table:table-cell table:formula="of:=100*(1-[.I21]/0.91154873164219)" office:value-type="float" office:value="0.732332478945441" calcext:value-type="float">
            <text:p>0.7323324789454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22])" office:value-type="float" office:value="2" calcext:value-type="float">
            <text:p>2</text:p>
          </table:table-cell>
          <table:table-cell office:value-type="float" office:value="1643" calcext:value-type="float">
            <text:p>1643</text:p>
          </table:table-cell>
          <table:table-cell office:value-type="float" office:value="0.912550066755674" calcext:value-type="float">
            <text:p>0.912550066755674</text:p>
          </table:table-cell>
          <table:table-cell office:value-type="float" office:value="7058949" calcext:value-type="float">
            <text:p>7058949</text:p>
          </table:table-cell>
          <table:table-cell table:formula="of:=100*(1-[.I22]/0.91154873164219)" office:value-type="float" office:value="-0.10984987184175" calcext:value-type="float">
            <text:p>-0.109849871841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23])" office:value-type="float" office:value="2" calcext:value-type="float">
            <text:p>2</text:p>
          </table:table-cell>
          <table:table-cell office:value-type="float" office:value="1667" calcext:value-type="float">
            <text:p>1667</text:p>
          </table:table-cell>
          <table:table-cell office:value-type="float" office:value="0.909879839786382" calcext:value-type="float">
            <text:p>0.909879839786382</text:p>
          </table:table-cell>
          <table:table-cell office:value-type="float" office:value="8904035" calcext:value-type="float">
            <text:p>8904035</text:p>
          </table:table-cell>
          <table:table-cell table:formula="of:=100*(1-[.I23]/0.91154873164219)" office:value-type="float" office:value="0.183083119736371" calcext:value-type="float">
            <text:p>0.1830831197363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24])" office:value-type="float" office:value="2" calcext:value-type="float">
            <text:p>2</text:p>
          </table:table-cell>
          <table:table-cell office:value-type="float" office:value="1654" calcext:value-type="float">
            <text:p>1654</text:p>
          </table:table-cell>
          <table:table-cell office:value-type="float" office:value="0.907877169559412" calcext:value-type="float">
            <text:p>0.907877169559412</text:p>
          </table:table-cell>
          <table:table-cell office:value-type="float" office:value="7041662" calcext:value-type="float">
            <text:p>7041662</text:p>
          </table:table-cell>
          <table:table-cell table:formula="of:=100*(1-[.I24]/0.91154873164219)" office:value-type="float" office:value="0.402782863420081" calcext:value-type="float">
            <text:p>0.4027828634200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25])" office:value-type="float" office:value="2" calcext:value-type="float">
            <text:p>2</text:p>
          </table:table-cell>
          <table:table-cell office:value-type="float" office:value="1692" calcext:value-type="float">
            <text:p>1692</text:p>
          </table:table-cell>
          <table:table-cell office:value-type="float" office:value="0.905540720961282" calcext:value-type="float">
            <text:p>0.905540720961282</text:p>
          </table:table-cell>
          <table:table-cell office:value-type="float" office:value="7105739" calcext:value-type="float">
            <text:p>7105739</text:p>
          </table:table-cell>
          <table:table-cell table:formula="of:=100*(1-[.I25]/0.91154873164219)" office:value-type="float" office:value="0.659099231050908" calcext:value-type="float">
            <text:p>0.6590992310509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26])" office:value-type="float" office:value="2" calcext:value-type="float">
            <text:p>2</text:p>
          </table:table-cell>
          <table:table-cell office:value-type="float" office:value="1670" calcext:value-type="float">
            <text:p>1670</text:p>
          </table:table-cell>
          <table:table-cell office:value-type="float" office:value="0.909879839786382" calcext:value-type="float">
            <text:p>0.909879839786382</text:p>
          </table:table-cell>
          <table:table-cell office:value-type="float" office:value="6150646" calcext:value-type="float">
            <text:p>6150646</text:p>
          </table:table-cell>
          <table:table-cell table:formula="of:=100*(1-[.I26]/0.91154873164219)" office:value-type="float" office:value="0.183083119736371" calcext:value-type="float">
            <text:p>0.1830831197363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27])" office:value-type="float" office:value="2" calcext:value-type="float">
            <text:p>2</text:p>
          </table:table-cell>
          <table:table-cell office:value-type="float" office:value="1645" calcext:value-type="float">
            <text:p>1645</text:p>
          </table:table-cell>
          <table:table-cell office:value-type="float" office:value="0.912883845126836" calcext:value-type="float">
            <text:p>0.912883845126836</text:p>
          </table:table-cell>
          <table:table-cell office:value-type="float" office:value="9563597" calcext:value-type="float">
            <text:p>9563597</text:p>
          </table:table-cell>
          <table:table-cell table:formula="of:=100*(1-[.I27]/0.91154873164219)" office:value-type="float" office:value="-0.146466495789088" calcext:value-type="float">
            <text:p>-0.1464664957890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28])" office:value-type="float" office:value="2" calcext:value-type="float">
            <text:p>2</text:p>
          </table:table-cell>
          <table:table-cell office:value-type="float" office:value="1690" calcext:value-type="float">
            <text:p>1690</text:p>
          </table:table-cell>
          <table:table-cell office:value-type="float" office:value="0.906208277703605" calcext:value-type="float">
            <text:p>0.906208277703605</text:p>
          </table:table-cell>
          <table:table-cell office:value-type="float" office:value="4303800" calcext:value-type="float">
            <text:p>4303800</text:p>
          </table:table-cell>
          <table:table-cell table:formula="of:=100*(1-[.I28]/0.91154873164219)" office:value-type="float" office:value="0.585865983156364" calcext:value-type="float">
            <text:p>0.5858659831563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29])" office:value-type="float" office:value="2" calcext:value-type="float">
            <text:p>2</text:p>
          </table:table-cell>
          <table:table-cell office:value-type="float" office:value="1644" calcext:value-type="float">
            <text:p>1644</text:p>
          </table:table-cell>
          <table:table-cell office:value-type="float" office:value="0.911882510013351" calcext:value-type="float">
            <text:p>0.911882510013351</text:p>
          </table:table-cell>
          <table:table-cell office:value-type="float" office:value="8075607" calcext:value-type="float">
            <text:p>8075607</text:p>
          </table:table-cell>
          <table:table-cell table:formula="of:=100*(1-[.I29]/0.91154873164219)" office:value-type="float" office:value="-0.0366166239472276" calcext:value-type="float">
            <text:p>-0.0366166239472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30])" office:value-type="float" office:value="2" calcext:value-type="float">
            <text:p>2</text:p>
          </table:table-cell>
          <table:table-cell office:value-type="float" office:value="1663" calcext:value-type="float">
            <text:p>1663</text:p>
          </table:table-cell>
          <table:table-cell office:value-type="float" office:value="0.909212283044059" calcext:value-type="float">
            <text:p>0.909212283044059</text:p>
          </table:table-cell>
          <table:table-cell office:value-type="float" office:value="7619225" calcext:value-type="float">
            <text:p>7619225</text:p>
          </table:table-cell>
          <table:table-cell table:formula="of:=100*(1-[.I30]/0.91154873164219)" office:value-type="float" office:value="0.256316367630904" calcext:value-type="float">
            <text:p>0.2563163676309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31])" office:value-type="float" office:value="2" calcext:value-type="float">
            <text:p>2</text:p>
          </table:table-cell>
          <table:table-cell office:value-type="float" office:value="1649" calcext:value-type="float">
            <text:p>1649</text:p>
          </table:table-cell>
          <table:table-cell office:value-type="float" office:value="0.912216288384513" calcext:value-type="float">
            <text:p>0.912216288384513</text:p>
          </table:table-cell>
          <table:table-cell office:value-type="float" office:value="7542226" calcext:value-type="float">
            <text:p>7542226</text:p>
          </table:table-cell>
          <table:table-cell table:formula="of:=100*(1-[.I31]/0.91154873164219)" office:value-type="float" office:value="-0.0732332478945441" calcext:value-type="float">
            <text:p>-0.0732332478945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32])" office:value-type="float" office:value="2" calcext:value-type="float">
            <text:p>2</text:p>
          </table:table-cell>
          <table:table-cell office:value-type="float" office:value="1678" calcext:value-type="float">
            <text:p>1678</text:p>
          </table:table-cell>
          <table:table-cell office:value-type="float" office:value="0.90954606141522" calcext:value-type="float">
            <text:p>0.90954606141522</text:p>
          </table:table-cell>
          <table:table-cell office:value-type="float" office:value="9792657" calcext:value-type="float">
            <text:p>9792657</text:p>
          </table:table-cell>
          <table:table-cell table:formula="of:=100*(1-[.I32]/0.91154873164219)" office:value-type="float" office:value="0.21969974368371" calcext:value-type="float">
            <text:p>0.219699743683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33])" office:value-type="float" office:value="2" calcext:value-type="float">
            <text:p>2</text:p>
          </table:table-cell>
          <table:table-cell office:value-type="float" office:value="1646" calcext:value-type="float">
            <text:p>1646</text:p>
          </table:table-cell>
          <table:table-cell office:value-type="float" office:value="0.910547396528705" calcext:value-type="float">
            <text:p>0.910547396528705</text:p>
          </table:table-cell>
          <table:table-cell office:value-type="float" office:value="9082928" calcext:value-type="float">
            <text:p>9082928</text:p>
          </table:table-cell>
          <table:table-cell table:formula="of:=100*(1-[.I33]/0.91154873164219)" office:value-type="float" office:value="0.109849871841838" calcext:value-type="float">
            <text:p>0.1098498718418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34])" office:value-type="float" office:value="2" calcext:value-type="float">
            <text:p>2</text:p>
          </table:table-cell>
          <table:table-cell office:value-type="float" office:value="1644" calcext:value-type="float">
            <text:p>1644</text:p>
          </table:table-cell>
          <table:table-cell office:value-type="float" office:value="0.911882510013351" calcext:value-type="float">
            <text:p>0.911882510013351</text:p>
          </table:table-cell>
          <table:table-cell office:value-type="float" office:value="7898389" calcext:value-type="float">
            <text:p>7898389</text:p>
          </table:table-cell>
          <table:table-cell table:formula="of:=100*(1-[.I34]/0.91154873164219)" office:value-type="float" office:value="-0.0366166239472276" calcext:value-type="float">
            <text:p>-0.0366166239472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35])" office:value-type="float" office:value="2" calcext:value-type="float">
            <text:p>2</text:p>
          </table:table-cell>
          <table:table-cell office:value-type="float" office:value="1762" calcext:value-type="float">
            <text:p>1762</text:p>
          </table:table-cell>
          <table:table-cell office:value-type="float" office:value="0.903204272363151" calcext:value-type="float">
            <text:p>0.903204272363151</text:p>
          </table:table-cell>
          <table:table-cell office:value-type="float" office:value="9375337" calcext:value-type="float">
            <text:p>9375337</text:p>
          </table:table-cell>
          <table:table-cell table:formula="of:=100*(1-[.I35]/0.91154873164219)" office:value-type="float" office:value="0.915415598681824" calcext:value-type="float">
            <text:p>0.9154155986818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36])" office:value-type="float" office:value="2" calcext:value-type="float">
            <text:p>2</text:p>
          </table:table-cell>
          <table:table-cell office:value-type="float" office:value="1660" calcext:value-type="float">
            <text:p>1660</text:p>
          </table:table-cell>
          <table:table-cell office:value-type="float" office:value="0.911214953271028" calcext:value-type="float">
            <text:p>0.911214953271028</text:p>
          </table:table-cell>
          <table:table-cell office:value-type="float" office:value="8679345" calcext:value-type="float">
            <text:p>8679345</text:p>
          </table:table-cell>
          <table:table-cell table:formula="of:=100*(1-[.I36]/0.91154873164219)" office:value-type="float" office:value="0.0366166239473054" calcext:value-type="float">
            <text:p>0.0366166239473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37])" office:value-type="float" office:value="2" calcext:value-type="float">
            <text:p>2</text:p>
          </table:table-cell>
          <table:table-cell office:value-type="float" office:value="1665" calcext:value-type="float">
            <text:p>1665</text:p>
          </table:table-cell>
          <table:table-cell office:value-type="float" office:value="0.907877169559412" calcext:value-type="float">
            <text:p>0.907877169559412</text:p>
          </table:table-cell>
          <table:table-cell office:value-type="float" office:value="7155569" calcext:value-type="float">
            <text:p>7155569</text:p>
          </table:table-cell>
          <table:table-cell table:formula="of:=100*(1-[.I37]/0.91154873164219)" office:value-type="float" office:value="0.402782863420081" calcext:value-type="float">
            <text:p>0.4027828634200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38])" office:value-type="float" office:value="2" calcext:value-type="float">
            <text:p>2</text:p>
          </table:table-cell>
          <table:table-cell office:value-type="float" office:value="1649" calcext:value-type="float">
            <text:p>1649</text:p>
          </table:table-cell>
          <table:table-cell office:value-type="float" office:value="0.911214953271028" calcext:value-type="float">
            <text:p>0.911214953271028</text:p>
          </table:table-cell>
          <table:table-cell office:value-type="float" office:value="5911490" calcext:value-type="float">
            <text:p>5911490</text:p>
          </table:table-cell>
          <table:table-cell table:formula="of:=100*(1-[.I38]/0.91154873164219)" office:value-type="float" office:value="0.0366166239473054" calcext:value-type="float">
            <text:p>0.0366166239473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39])" office:value-type="float" office:value="2" calcext:value-type="float">
            <text:p>2</text:p>
          </table:table-cell>
          <table:table-cell office:value-type="float" office:value="1678" calcext:value-type="float">
            <text:p>1678</text:p>
          </table:table-cell>
          <table:table-cell office:value-type="float" office:value="0.908544726301736" calcext:value-type="float">
            <text:p>0.908544726301736</text:p>
          </table:table-cell>
          <table:table-cell office:value-type="float" office:value="5085537" calcext:value-type="float">
            <text:p>5085537</text:p>
          </table:table-cell>
          <table:table-cell table:formula="of:=100*(1-[.I39]/0.91154873164219)" office:value-type="float" office:value="0.329549615525437" calcext:value-type="float">
            <text:p>0.3295496155254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40])" office:value-type="float" office:value="2" calcext:value-type="float">
            <text:p>2</text:p>
          </table:table-cell>
          <table:table-cell office:value-type="float" office:value="1642" calcext:value-type="float">
            <text:p>1642</text:p>
          </table:table-cell>
          <table:table-cell office:value-type="float" office:value="0.910881174899866" calcext:value-type="float">
            <text:p>0.910881174899866</text:p>
          </table:table-cell>
          <table:table-cell office:value-type="float" office:value="10000000" calcext:value-type="float">
            <text:p>10000000</text:p>
          </table:table-cell>
          <table:table-cell table:formula="of:=100*(1-[.I40]/0.91154873164219)" office:value-type="float" office:value="0.0732332478946329" calcext:value-type="float">
            <text:p>0.0732332478946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41])" office:value-type="float" office:value="2" calcext:value-type="float">
            <text:p>2</text:p>
          </table:table-cell>
          <table:table-cell office:value-type="float" office:value="1649" calcext:value-type="float">
            <text:p>1649</text:p>
          </table:table-cell>
          <table:table-cell office:value-type="float" office:value="0.911882510013351" calcext:value-type="float">
            <text:p>0.911882510013351</text:p>
          </table:table-cell>
          <table:table-cell office:value-type="float" office:value="8248905" calcext:value-type="float">
            <text:p>8248905</text:p>
          </table:table-cell>
          <table:table-cell table:formula="of:=100*(1-[.I41]/0.91154873164219)" office:value-type="float" office:value="-0.0366166239472276" calcext:value-type="float">
            <text:p>-0.0366166239472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42])" office:value-type="float" office:value="2" calcext:value-type="float">
            <text:p>2</text:p>
          </table:table-cell>
          <table:table-cell office:value-type="float" office:value="1664" calcext:value-type="float">
            <text:p>1664</text:p>
          </table:table-cell>
          <table:table-cell office:value-type="float" office:value="0.90954606141522" calcext:value-type="float">
            <text:p>0.90954606141522</text:p>
          </table:table-cell>
          <table:table-cell office:value-type="float" office:value="10000000" calcext:value-type="float">
            <text:p>10000000</text:p>
          </table:table-cell>
          <table:table-cell table:formula="of:=100*(1-[.I42]/0.91154873164219)" office:value-type="float" office:value="0.21969974368371" calcext:value-type="float">
            <text:p>0.219699743683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43])" office:value-type="float" office:value="2" calcext:value-type="float">
            <text:p>2</text:p>
          </table:table-cell>
          <table:table-cell office:value-type="float" office:value="1642" calcext:value-type="float">
            <text:p>1642</text:p>
          </table:table-cell>
          <table:table-cell office:value-type="float" office:value="0.910881174899866" calcext:value-type="float">
            <text:p>0.910881174899866</text:p>
          </table:table-cell>
          <table:table-cell office:value-type="float" office:value="8073384" calcext:value-type="float">
            <text:p>8073384</text:p>
          </table:table-cell>
          <table:table-cell table:formula="of:=100*(1-[.I43]/0.91154873164219)" office:value-type="float" office:value="0.0732332478946329" calcext:value-type="float">
            <text:p>0.0732332478946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44])" office:value-type="float" office:value="2" calcext:value-type="float">
            <text:p>2</text:p>
          </table:table-cell>
          <table:table-cell office:value-type="float" office:value="1647" calcext:value-type="float">
            <text:p>1647</text:p>
          </table:table-cell>
          <table:table-cell office:value-type="float" office:value="0.910881174899866" calcext:value-type="float">
            <text:p>0.910881174899866</text:p>
          </table:table-cell>
          <table:table-cell office:value-type="float" office:value="6450687" calcext:value-type="float">
            <text:p>6450687</text:p>
          </table:table-cell>
          <table:table-cell table:formula="of:=100*(1-[.I44]/0.91154873164219)" office:value-type="float" office:value="0.0732332478946329" calcext:value-type="float">
            <text:p>0.0732332478946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45])" office:value-type="float" office:value="2" calcext:value-type="float">
            <text:p>2</text:p>
          </table:table-cell>
          <table:table-cell office:value-type="float" office:value="1644" calcext:value-type="float">
            <text:p>1644</text:p>
          </table:table-cell>
          <table:table-cell office:value-type="float" office:value="0.912550066755674" calcext:value-type="float">
            <text:p>0.912550066755674</text:p>
          </table:table-cell>
          <table:table-cell office:value-type="float" office:value="8229011" calcext:value-type="float">
            <text:p>8229011</text:p>
          </table:table-cell>
          <table:table-cell table:formula="of:=100*(1-[.I45]/0.91154873164219)" office:value-type="float" office:value="-0.10984987184175" calcext:value-type="float">
            <text:p>-0.109849871841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46])" office:value-type="float" office:value="2" calcext:value-type="float">
            <text:p>2</text:p>
          </table:table-cell>
          <table:table-cell office:value-type="float" office:value="1655" calcext:value-type="float">
            <text:p>1655</text:p>
          </table:table-cell>
          <table:table-cell office:value-type="float" office:value="0.907877169559412" calcext:value-type="float">
            <text:p>0.907877169559412</text:p>
          </table:table-cell>
          <table:table-cell office:value-type="float" office:value="6898926" calcext:value-type="float">
            <text:p>6898926</text:p>
          </table:table-cell>
          <table:table-cell table:formula="of:=100*(1-[.I46]/0.91154873164219)" office:value-type="float" office:value="0.402782863420081" calcext:value-type="float">
            <text:p>0.4027828634200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47])" office:value-type="float" office:value="2" calcext:value-type="float">
            <text:p>2</text:p>
          </table:table-cell>
          <table:table-cell office:value-type="float" office:value="1647" calcext:value-type="float">
            <text:p>1647</text:p>
          </table:table-cell>
          <table:table-cell office:value-type="float" office:value="0.910547396528705" calcext:value-type="float">
            <text:p>0.910547396528705</text:p>
          </table:table-cell>
          <table:table-cell office:value-type="float" office:value="8769241" calcext:value-type="float">
            <text:p>8769241</text:p>
          </table:table-cell>
          <table:table-cell table:formula="of:=100*(1-[.I47]/0.91154873164219)" office:value-type="float" office:value="0.109849871841838" calcext:value-type="float">
            <text:p>0.1098498718418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48])" office:value-type="float" office:value="2" calcext:value-type="float">
            <text:p>2</text:p>
          </table:table-cell>
          <table:table-cell office:value-type="float" office:value="1642" calcext:value-type="float">
            <text:p>1642</text:p>
          </table:table-cell>
          <table:table-cell office:value-type="float" office:value="0.910547396528705" calcext:value-type="float">
            <text:p>0.910547396528705</text:p>
          </table:table-cell>
          <table:table-cell office:value-type="float" office:value="7410367" calcext:value-type="float">
            <text:p>7410367</text:p>
          </table:table-cell>
          <table:table-cell table:formula="of:=100*(1-[.I48]/0.91154873164219)" office:value-type="float" office:value="0.109849871841838" calcext:value-type="float">
            <text:p>0.1098498718418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49])" office:value-type="float" office:value="2" calcext:value-type="float">
            <text:p>2</text:p>
          </table:table-cell>
          <table:table-cell office:value-type="float" office:value="1642" calcext:value-type="float">
            <text:p>1642</text:p>
          </table:table-cell>
          <table:table-cell office:value-type="float" office:value="0.912216288384513" calcext:value-type="float">
            <text:p>0.912216288384513</text:p>
          </table:table-cell>
          <table:table-cell office:value-type="float" office:value="9137297" calcext:value-type="float">
            <text:p>9137297</text:p>
          </table:table-cell>
          <table:table-cell table:formula="of:=100*(1-[.I49]/0.91154873164219)" office:value-type="float" office:value="-0.0732332478945441" calcext:value-type="float">
            <text:p>-0.0732332478945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50])" office:value-type="float" office:value="2" calcext:value-type="float">
            <text:p>2</text:p>
          </table:table-cell>
          <table:table-cell office:value-type="float" office:value="1643" calcext:value-type="float">
            <text:p>1643</text:p>
          </table:table-cell>
          <table:table-cell office:value-type="float" office:value="0.911214953271028" calcext:value-type="float">
            <text:p>0.911214953271028</text:p>
          </table:table-cell>
          <table:table-cell office:value-type="float" office:value="10000000" calcext:value-type="float">
            <text:p>10000000</text:p>
          </table:table-cell>
          <table:table-cell table:formula="of:=100*(1-[.I50]/0.91154873164219)" office:value-type="float" office:value="0.0366166239473054" calcext:value-type="float">
            <text:p>0.0366166239473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10([.F51])" office:value-type="float" office:value="2" calcext:value-type="float">
            <text:p>2</text:p>
          </table:table-cell>
          <table:table-cell office:value-type="float" office:value="1665" calcext:value-type="float">
            <text:p>1665</text:p>
          </table:table-cell>
          <table:table-cell office:value-type="float" office:value="0.910881174899866" calcext:value-type="float">
            <text:p>0.910881174899866</text:p>
          </table:table-cell>
          <table:table-cell office:value-type="float" office:value="9588959" calcext:value-type="float">
            <text:p>9588959</text:p>
          </table:table-cell>
          <table:table-cell table:formula="of:=100*(1-[.I51]/0.91154873164219)" office:value-type="float" office:value="0.0732332478946329" calcext:value-type="float">
            <text:p>0.0732332478946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52])" office:value-type="float" office:value="-1" calcext:value-type="float">
            <text:p>-1</text:p>
          </table:table-cell>
          <table:table-cell office:value-type="float" office:value="4275" calcext:value-type="float">
            <text:p>4275</text:p>
          </table:table-cell>
          <table:table-cell office:value-type="float" office:value="0.730974632843792" calcext:value-type="float">
            <text:p>0.730974632843792</text:p>
          </table:table-cell>
          <table:table-cell office:value-type="float" office:value="2627" calcext:value-type="float">
            <text:p>2627</text:p>
          </table:table-cell>
          <table:table-cell table:formula="of:=100*(1-[.I52]/0.901535380507343)" office:value-type="float" office:value="18.9189189189189" calcext:value-type="float">
            <text:p>18.91891891891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53])" office:value-type="float" office:value="-1" calcext:value-type="float">
            <text:p>-1</text:p>
          </table:table-cell>
          <table:table-cell office:value-type="float" office:value="1833" calcext:value-type="float">
            <text:p>1833</text:p>
          </table:table-cell>
          <table:table-cell office:value-type="float" office:value="0.899532710280374" calcext:value-type="float">
            <text:p>0.899532710280374</text:p>
          </table:table-cell>
          <table:table-cell office:value-type="float" office:value="1051" calcext:value-type="float">
            <text:p>1051</text:p>
          </table:table-cell>
          <table:table-cell table:formula="of:=100*(1-[.I53]/0.901535380507343)" office:value-type="float" office:value="0.22213994816731" calcext:value-type="float">
            <text:p>0.222139948167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54])" office:value-type="float" office:value="-1" calcext:value-type="float">
            <text:p>-1</text:p>
          </table:table-cell>
          <table:table-cell office:value-type="float" office:value="1843" calcext:value-type="float">
            <text:p>1843</text:p>
          </table:table-cell>
          <table:table-cell office:value-type="float" office:value="0.899532710280374" calcext:value-type="float">
            <text:p>0.899532710280374</text:p>
          </table:table-cell>
          <table:table-cell office:value-type="float" office:value="1054" calcext:value-type="float">
            <text:p>1054</text:p>
          </table:table-cell>
          <table:table-cell table:formula="of:=100*(1-[.I54]/0.901535380507343)" office:value-type="float" office:value="0.22213994816731" calcext:value-type="float">
            <text:p>0.222139948167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55])" office:value-type="float" office:value="-1" calcext:value-type="float">
            <text:p>-1</text:p>
          </table:table-cell>
          <table:table-cell office:value-type="float" office:value="2611" calcext:value-type="float">
            <text:p>2611</text:p>
          </table:table-cell>
          <table:table-cell office:value-type="float" office:value="0.850801068090788" calcext:value-type="float">
            <text:p>0.850801068090788</text:p>
          </table:table-cell>
          <table:table-cell office:value-type="float" office:value="1593" calcext:value-type="float">
            <text:p>1593</text:p>
          </table:table-cell>
          <table:table-cell table:formula="of:=100*(1-[.I55]/0.901535380507343)" office:value-type="float" office:value="5.62754535357271" calcext:value-type="float">
            <text:p>5.627545353572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56])" office:value-type="float" office:value="-1" calcext:value-type="float">
            <text:p>-1</text:p>
          </table:table-cell>
          <table:table-cell office:value-type="float" office:value="1831" calcext:value-type="float">
            <text:p>1831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81" calcext:value-type="float">
            <text:p>1081</text:p>
          </table:table-cell>
          <table:table-cell table:formula="of:=100*(1-[.I56]/0.901535380507343)" office:value-type="float" office:value="0.185116623472814" calcext:value-type="float">
            <text:p>0.185116623472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57])" office:value-type="float" office:value="-1" calcext:value-type="float">
            <text:p>-1</text:p>
          </table:table-cell>
          <table:table-cell office:value-type="float" office:value="1851" calcext:value-type="float">
            <text:p>1851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115" calcext:value-type="float">
            <text:p>1115</text:p>
          </table:table-cell>
          <table:table-cell table:formula="of:=100*(1-[.I57]/0.901535380507343)" office:value-type="float" office:value="0.185116623472814" calcext:value-type="float">
            <text:p>0.185116623472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58])" office:value-type="float" office:value="-1" calcext:value-type="float">
            <text:p>-1</text:p>
          </table:table-cell>
          <table:table-cell office:value-type="float" office:value="2348" calcext:value-type="float">
            <text:p>2348</text:p>
          </table:table-cell>
          <table:table-cell office:value-type="float" office:value="0.865153538050734" calcext:value-type="float">
            <text:p>0.865153538050734</text:p>
          </table:table-cell>
          <table:table-cell office:value-type="float" office:value="1317" calcext:value-type="float">
            <text:p>1317</text:p>
          </table:table-cell>
          <table:table-cell table:formula="of:=100*(1-[.I58]/0.901535380507343)" office:value-type="float" office:value="4.0355423917068" calcext:value-type="float">
            <text:p>4.03554239170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59])"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office:value-type="float" office:value="0.899532710280374" calcext:value-type="float">
            <text:p>0.899532710280374</text:p>
          </table:table-cell>
          <table:table-cell office:value-type="float" office:value="1088" calcext:value-type="float">
            <text:p>1088</text:p>
          </table:table-cell>
          <table:table-cell table:formula="of:=100*(1-[.I59]/0.901535380507343)" office:value-type="float" office:value="0.22213994816731" calcext:value-type="float">
            <text:p>0.222139948167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60])" office:value-type="float" office:value="-1" calcext:value-type="float">
            <text:p>-1</text:p>
          </table:table-cell>
          <table:table-cell office:value-type="float" office:value="1840" calcext:value-type="float">
            <text:p>1840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81" calcext:value-type="float">
            <text:p>1081</text:p>
          </table:table-cell>
          <table:table-cell table:formula="of:=100*(1-[.I60]/0.901535380507343)" office:value-type="float" office:value="0.185116623472814" calcext:value-type="float">
            <text:p>0.185116623472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61])" office:value-type="float" office:value="-1" calcext:value-type="float">
            <text:p>-1</text:p>
          </table:table-cell>
          <table:table-cell office:value-type="float" office:value="2018" calcext:value-type="float">
            <text:p>2018</text:p>
          </table:table-cell>
          <table:table-cell office:value-type="float" office:value="0.886515353805073" calcext:value-type="float">
            <text:p>0.886515353805073</text:p>
          </table:table-cell>
          <table:table-cell office:value-type="float" office:value="1110" calcext:value-type="float">
            <text:p>1110</text:p>
          </table:table-cell>
          <table:table-cell table:formula="of:=100*(1-[.I61]/0.901535380507343)" office:value-type="float" office:value="1.66604961125513" calcext:value-type="float">
            <text:p>1.666049611255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62])" office:value-type="float" office:value="-1" calcext:value-type="float">
            <text:p>-1</text:p>
          </table:table-cell>
          <table:table-cell office:value-type="float" office:value="1838" calcext:value-type="float">
            <text:p>1838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88" calcext:value-type="float">
            <text:p>1088</text:p>
          </table:table-cell>
          <table:table-cell table:formula="of:=100*(1-[.I62]/0.901535380507343)" office:value-type="float" office:value="0.185116623472814" calcext:value-type="float">
            <text:p>0.185116623472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63])" office:value-type="float" office:value="-1" calcext:value-type="float">
            <text:p>-1</text:p>
          </table:table-cell>
          <table:table-cell office:value-type="float" office:value="1854" calcext:value-type="float">
            <text:p>1854</text:p>
          </table:table-cell>
          <table:table-cell office:value-type="float" office:value="0.896862483311081" calcext:value-type="float">
            <text:p>0.896862483311081</text:p>
          </table:table-cell>
          <table:table-cell office:value-type="float" office:value="1118" calcext:value-type="float">
            <text:p>1118</text:p>
          </table:table-cell>
          <table:table-cell table:formula="of:=100*(1-[.I63]/0.901535380507343)" office:value-type="float" office:value="0.518326545723835" calcext:value-type="float">
            <text:p>0.5183265457238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64])" office:value-type="float" office:value="-1" calcext:value-type="float">
            <text:p>-1</text:p>
          </table:table-cell>
          <table:table-cell office:value-type="float" office:value="1844" calcext:value-type="float">
            <text:p>1844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109" calcext:value-type="float">
            <text:p>1109</text:p>
          </table:table-cell>
          <table:table-cell table:formula="of:=100*(1-[.I64]/0.901535380507343)" office:value-type="float" office:value="0.185116623472814" calcext:value-type="float">
            <text:p>0.185116623472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65])" office:value-type="float" office:value="-1" calcext:value-type="float">
            <text:p>-1</text:p>
          </table:table-cell>
          <table:table-cell office:value-type="float" office:value="1881" calcext:value-type="float">
            <text:p>1881</text:p>
          </table:table-cell>
          <table:table-cell office:value-type="float" office:value="0.899198931909212" calcext:value-type="float">
            <text:p>0.899198931909212</text:p>
          </table:table-cell>
          <table:table-cell office:value-type="float" office:value="1109" calcext:value-type="float">
            <text:p>1109</text:p>
          </table:table-cell>
          <table:table-cell table:formula="of:=100*(1-[.I65]/0.901535380507343)" office:value-type="float" office:value="0.259163272861918" calcext:value-type="float">
            <text:p>0.2591632728619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66])" office:value-type="float" office:value="-1" calcext:value-type="float">
            <text:p>-1</text:p>
          </table:table-cell>
          <table:table-cell office:value-type="float" office:value="1870" calcext:value-type="float">
            <text:p>1870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70" calcext:value-type="float">
            <text:p>1070</text:p>
          </table:table-cell>
          <table:table-cell table:formula="of:=100*(1-[.I66]/0.901535380507343)" office:value-type="float" office:value="0.185116623472814" calcext:value-type="float">
            <text:p>0.185116623472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67])" office:value-type="float" office:value="-1" calcext:value-type="float">
            <text:p>-1</text:p>
          </table:table-cell>
          <table:table-cell office:value-type="float" office:value="1840" calcext:value-type="float">
            <text:p>1840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95" calcext:value-type="float">
            <text:p>1095</text:p>
          </table:table-cell>
          <table:table-cell table:formula="of:=100*(1-[.I67]/0.901535380507343)" office:value-type="float" office:value="0.185116623472814" calcext:value-type="float">
            <text:p>0.185116623472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68])" office:value-type="float" office:value="-1" calcext:value-type="float">
            <text:p>-1</text:p>
          </table:table-cell>
          <table:table-cell office:value-type="float" office:value="1874" calcext:value-type="float">
            <text:p>1874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119" calcext:value-type="float">
            <text:p>1119</text:p>
          </table:table-cell>
          <table:table-cell table:formula="of:=100*(1-[.I68]/0.901535380507343)" office:value-type="float" office:value="0.185116623472814" calcext:value-type="float">
            <text:p>0.185116623472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69])" office:value-type="float" office:value="-1" calcext:value-type="float">
            <text:p>-1</text:p>
          </table:table-cell>
          <table:table-cell office:value-type="float" office:value="1868" calcext:value-type="float">
            <text:p>1868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81" calcext:value-type="float">
            <text:p>1081</text:p>
          </table:table-cell>
          <table:table-cell table:formula="of:=100*(1-[.I69]/0.901535380507343)" office:value-type="float" office:value="0.185116623472814" calcext:value-type="float">
            <text:p>0.185116623472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70])" office:value-type="float" office:value="-1" calcext:value-type="float">
            <text:p>-1</text:p>
          </table:table-cell>
          <table:table-cell office:value-type="float" office:value="1891" calcext:value-type="float">
            <text:p>1891</text:p>
          </table:table-cell>
          <table:table-cell office:value-type="float" office:value="0.891522029372497" calcext:value-type="float">
            <text:p>0.891522029372497</text:p>
          </table:table-cell>
          <table:table-cell office:value-type="float" office:value="1027" calcext:value-type="float">
            <text:p>1027</text:p>
          </table:table-cell>
          <table:table-cell table:formula="of:=100*(1-[.I70]/0.901535380507343)" office:value-type="float" office:value="1.11069974083667" calcext:value-type="float">
            <text:p>1.110699740836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71])" office:value-type="float" office:value="-1" calcext:value-type="float">
            <text:p>-1</text:p>
          </table:table-cell>
          <table:table-cell office:value-type="float" office:value="1894" calcext:value-type="float">
            <text:p>1894</text:p>
          </table:table-cell>
          <table:table-cell office:value-type="float" office:value="0.897196261682243" calcext:value-type="float">
            <text:p>0.897196261682243</text:p>
          </table:table-cell>
          <table:table-cell office:value-type="float" office:value="1241" calcext:value-type="float">
            <text:p>1241</text:p>
          </table:table-cell>
          <table:table-cell table:formula="of:=100*(1-[.I71]/0.901535380507343)" office:value-type="float" office:value="0.481303221029228" calcext:value-type="float">
            <text:p>0.4813032210292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72])" office:value-type="float" office:value="-1" calcext:value-type="float">
            <text:p>-1</text:p>
          </table:table-cell>
          <table:table-cell office:value-type="float" office:value="1838" calcext:value-type="float">
            <text:p>1838</text:p>
          </table:table-cell>
          <table:table-cell office:value-type="float" office:value="0.899532710280374" calcext:value-type="float">
            <text:p>0.899532710280374</text:p>
          </table:table-cell>
          <table:table-cell office:value-type="float" office:value="1090" calcext:value-type="float">
            <text:p>1090</text:p>
          </table:table-cell>
          <table:table-cell table:formula="of:=100*(1-[.I72]/0.901535380507343)" office:value-type="float" office:value="0.22213994816731" calcext:value-type="float">
            <text:p>0.222139948167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73])" office:value-type="float" office:value="-1" calcext:value-type="float">
            <text:p>-1</text:p>
          </table:table-cell>
          <table:table-cell office:value-type="float" office:value="1839" calcext:value-type="float">
            <text:p>1839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102" calcext:value-type="float">
            <text:p>1102</text:p>
          </table:table-cell>
          <table:table-cell table:formula="of:=100*(1-[.I73]/0.901535380507343)" office:value-type="float" office:value="0.185116623472814" calcext:value-type="float">
            <text:p>0.185116623472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74])" office:value-type="float" office:value="-1" calcext:value-type="float">
            <text:p>-1</text:p>
          </table:table-cell>
          <table:table-cell office:value-type="float" office:value="1853" calcext:value-type="float">
            <text:p>1853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139" calcext:value-type="float">
            <text:p>1139</text:p>
          </table:table-cell>
          <table:table-cell table:formula="of:=100*(1-[.I74]/0.901535380507343)" office:value-type="float" office:value="0.185116623472814" calcext:value-type="float">
            <text:p>0.185116623472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75])" office:value-type="float" office:value="-1" calcext:value-type="float">
            <text:p>-1</text:p>
          </table:table-cell>
          <table:table-cell office:value-type="float" office:value="1859" calcext:value-type="float">
            <text:p>1859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172" calcext:value-type="float">
            <text:p>1172</text:p>
          </table:table-cell>
          <table:table-cell table:formula="of:=100*(1-[.I75]/0.901535380507343)" office:value-type="float" office:value="0.185116623472814" calcext:value-type="float">
            <text:p>0.185116623472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76])" office:value-type="float" office:value="-1" calcext:value-type="float">
            <text:p>-1</text:p>
          </table:table-cell>
          <table:table-cell office:value-type="float" office:value="1847" calcext:value-type="float">
            <text:p>1847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116" calcext:value-type="float">
            <text:p>1116</text:p>
          </table:table-cell>
          <table:table-cell table:formula="of:=100*(1-[.I76]/0.901535380507343)" office:value-type="float" office:value="0.185116623472814" calcext:value-type="float">
            <text:p>0.185116623472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77])" office:value-type="float" office:value="-1" calcext:value-type="float">
            <text:p>-1</text:p>
          </table:table-cell>
          <table:table-cell office:value-type="float" office:value="1878" calcext:value-type="float">
            <text:p>1878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157" calcext:value-type="float">
            <text:p>1157</text:p>
          </table:table-cell>
          <table:table-cell table:formula="of:=100*(1-[.I77]/0.901535380507343)" office:value-type="float" office:value="0.185116623472814" calcext:value-type="float">
            <text:p>0.185116623472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78])" office:value-type="float" office:value="-1" calcext:value-type="float">
            <text:p>-1</text:p>
          </table:table-cell>
          <table:table-cell office:value-type="float" office:value="1856" calcext:value-type="float">
            <text:p>1856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24" calcext:value-type="float">
            <text:p>1024</text:p>
          </table:table-cell>
          <table:table-cell table:formula="of:=100*(1-[.I78]/0.901535380507343)" office:value-type="float" office:value="0.185116623472814" calcext:value-type="float">
            <text:p>0.185116623472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79])" office:value-type="float" office:value="-1" calcext:value-type="float">
            <text:p>-1</text:p>
          </table:table-cell>
          <table:table-cell office:value-type="float" office:value="1859" calcext:value-type="float">
            <text:p>1859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197" calcext:value-type="float">
            <text:p>1197</text:p>
          </table:table-cell>
          <table:table-cell table:formula="of:=100*(1-[.I79]/0.901535380507343)" office:value-type="float" office:value="0.185116623472814" calcext:value-type="float">
            <text:p>0.185116623472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80])"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47" calcext:value-type="float">
            <text:p>1047</text:p>
          </table:table-cell>
          <table:table-cell table:formula="of:=100*(1-[.I80]/0.901535380507343)" office:value-type="float" office:value="0.185116623472814" calcext:value-type="float">
            <text:p>0.185116623472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81])" office:value-type="float" office:value="-1" calcext:value-type="float">
            <text:p>-1</text:p>
          </table:table-cell>
          <table:table-cell office:value-type="float" office:value="1865" calcext:value-type="float">
            <text:p>1865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163" calcext:value-type="float">
            <text:p>1163</text:p>
          </table:table-cell>
          <table:table-cell table:formula="of:=100*(1-[.I81]/0.901535380507343)" office:value-type="float" office:value="0.185116623472814" calcext:value-type="float">
            <text:p>0.185116623472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82])" office:value-type="float" office:value="-1" calcext:value-type="float">
            <text:p>-1</text:p>
          </table:table-cell>
          <table:table-cell office:value-type="float" office:value="1844" calcext:value-type="float">
            <text:p>1844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88" calcext:value-type="float">
            <text:p>1088</text:p>
          </table:table-cell>
          <table:table-cell table:formula="of:=100*(1-[.I82]/0.901535380507343)" office:value-type="float" office:value="0.185116623472814" calcext:value-type="float">
            <text:p>0.185116623472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83])" office:value-type="float" office:value="-1" calcext:value-type="float">
            <text:p>-1</text:p>
          </table:table-cell>
          <table:table-cell office:value-type="float" office:value="1837" calcext:value-type="float">
            <text:p>1837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72" calcext:value-type="float">
            <text:p>1072</text:p>
          </table:table-cell>
          <table:table-cell table:formula="of:=100*(1-[.I83]/0.901535380507343)" office:value-type="float" office:value="0.185116623472814" calcext:value-type="float">
            <text:p>0.185116623472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84])" office:value-type="float" office:value="-1" calcext:value-type="float">
            <text:p>-1</text:p>
          </table:table-cell>
          <table:table-cell office:value-type="float" office:value="1843" calcext:value-type="float">
            <text:p>1843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120" calcext:value-type="float">
            <text:p>1120</text:p>
          </table:table-cell>
          <table:table-cell table:formula="of:=100*(1-[.I84]/0.901535380507343)" office:value-type="float" office:value="0.185116623472814" calcext:value-type="float">
            <text:p>0.185116623472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85])" office:value-type="float" office:value="-1" calcext:value-type="float">
            <text:p>-1</text:p>
          </table:table-cell>
          <table:table-cell office:value-type="float" office:value="1846" calcext:value-type="float">
            <text:p>1846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71" calcext:value-type="float">
            <text:p>1071</text:p>
          </table:table-cell>
          <table:table-cell table:formula="of:=100*(1-[.I85]/0.901535380507343)" office:value-type="float" office:value="0.185116623472814" calcext:value-type="float">
            <text:p>0.185116623472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86])" office:value-type="float" office:value="-1" calcext:value-type="float">
            <text:p>-1</text:p>
          </table:table-cell>
          <table:table-cell office:value-type="float" office:value="1854" calcext:value-type="float">
            <text:p>1854</text:p>
          </table:table-cell>
          <table:table-cell office:value-type="float" office:value="0.897863818424566" calcext:value-type="float">
            <text:p>0.897863818424566</text:p>
          </table:table-cell>
          <table:table-cell office:value-type="float" office:value="1086" calcext:value-type="float">
            <text:p>1086</text:p>
          </table:table-cell>
          <table:table-cell table:formula="of:=100*(1-[.I86]/0.901535380507343)" office:value-type="float" office:value="0.407256571640124" calcext:value-type="float">
            <text:p>0.4072565716401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87])" office:value-type="float" office:value="-1" calcext:value-type="float">
            <text:p>-1</text:p>
          </table:table-cell>
          <table:table-cell office:value-type="float" office:value="1859" calcext:value-type="float">
            <text:p>1859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132" calcext:value-type="float">
            <text:p>1132</text:p>
          </table:table-cell>
          <table:table-cell table:formula="of:=100*(1-[.I87]/0.901535380507343)" office:value-type="float" office:value="0.185116623472814" calcext:value-type="float">
            <text:p>0.185116623472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88])" office:value-type="float" office:value="-1" calcext:value-type="float">
            <text:p>-1</text:p>
          </table:table-cell>
          <table:table-cell office:value-type="float" office:value="1889" calcext:value-type="float">
            <text:p>1889</text:p>
          </table:table-cell>
          <table:table-cell office:value-type="float" office:value="0.889185580774366" calcext:value-type="float">
            <text:p>0.889185580774366</text:p>
          </table:table-cell>
          <table:table-cell office:value-type="float" office:value="1095" calcext:value-type="float">
            <text:p>1095</text:p>
          </table:table-cell>
          <table:table-cell table:formula="of:=100*(1-[.I88]/0.901535380507343)" office:value-type="float" office:value="1.3698630136986" calcext:value-type="float">
            <text:p>1.36986301369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89])" office:value-type="float" office:value="-1" calcext:value-type="float">
            <text:p>-1</text:p>
          </table:table-cell>
          <table:table-cell office:value-type="float" office:value="1848" calcext:value-type="float">
            <text:p>1848</text:p>
          </table:table-cell>
          <table:table-cell office:value-type="float" office:value="0.899532710280374" calcext:value-type="float">
            <text:p>0.899532710280374</text:p>
          </table:table-cell>
          <table:table-cell office:value-type="float" office:value="1057" calcext:value-type="float">
            <text:p>1057</text:p>
          </table:table-cell>
          <table:table-cell table:formula="of:=100*(1-[.I89]/0.901535380507343)" office:value-type="float" office:value="0.22213994816731" calcext:value-type="float">
            <text:p>0.222139948167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90])" office:value-type="float" office:value="-1" calcext:value-type="float">
            <text:p>-1</text:p>
          </table:table-cell>
          <table:table-cell office:value-type="float" office:value="1836" calcext:value-type="float">
            <text:p>1836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12" calcext:value-type="float">
            <text:p>1012</text:p>
          </table:table-cell>
          <table:table-cell table:formula="of:=100*(1-[.I90]/0.901535380507343)" office:value-type="float" office:value="0.185116623472814" calcext:value-type="float">
            <text:p>0.185116623472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91])" office:value-type="float" office:value="-1" calcext:value-type="float">
            <text:p>-1</text:p>
          </table:table-cell>
          <table:table-cell office:value-type="float" office:value="1838" calcext:value-type="float">
            <text:p>1838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44" calcext:value-type="float">
            <text:p>1044</text:p>
          </table:table-cell>
          <table:table-cell table:formula="of:=100*(1-[.I91]/0.901535380507343)" office:value-type="float" office:value="0.185116623472814" calcext:value-type="float">
            <text:p>0.185116623472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92])" office:value-type="float" office:value="-1" calcext:value-type="float">
            <text:p>-1</text:p>
          </table:table-cell>
          <table:table-cell office:value-type="float" office:value="1843" calcext:value-type="float">
            <text:p>1843</text:p>
          </table:table-cell>
          <table:table-cell office:value-type="float" office:value="0.899532710280374" calcext:value-type="float">
            <text:p>0.899532710280374</text:p>
          </table:table-cell>
          <table:table-cell office:value-type="float" office:value="1061" calcext:value-type="float">
            <text:p>1061</text:p>
          </table:table-cell>
          <table:table-cell table:formula="of:=100*(1-[.I92]/0.901535380507343)" office:value-type="float" office:value="0.22213994816731" calcext:value-type="float">
            <text:p>0.222139948167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93])" office:value-type="float" office:value="-1" calcext:value-type="float">
            <text:p>-1</text:p>
          </table:table-cell>
          <table:table-cell office:value-type="float" office:value="1846" calcext:value-type="float">
            <text:p>1846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98" calcext:value-type="float">
            <text:p>1098</text:p>
          </table:table-cell>
          <table:table-cell table:formula="of:=100*(1-[.I93]/0.901535380507343)" office:value-type="float" office:value="0.185116623472814" calcext:value-type="float">
            <text:p>0.185116623472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94])" office:value-type="float" office:value="-1" calcext:value-type="float">
            <text:p>-1</text:p>
          </table:table-cell>
          <table:table-cell office:value-type="float" office:value="1846" calcext:value-type="float">
            <text:p>1846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128" calcext:value-type="float">
            <text:p>1128</text:p>
          </table:table-cell>
          <table:table-cell table:formula="of:=100*(1-[.I94]/0.901535380507343)" office:value-type="float" office:value="0.185116623472814" calcext:value-type="float">
            <text:p>0.185116623472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95])" office:value-type="float" office:value="-1" calcext:value-type="float">
            <text:p>-1</text:p>
          </table:table-cell>
          <table:table-cell office:value-type="float" office:value="1842" calcext:value-type="float">
            <text:p>1842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75" calcext:value-type="float">
            <text:p>1075</text:p>
          </table:table-cell>
          <table:table-cell table:formula="of:=100*(1-[.I95]/0.901535380507343)" office:value-type="float" office:value="0.185116623472814" calcext:value-type="float">
            <text:p>0.185116623472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96])" office:value-type="float" office:value="-1" calcext:value-type="float">
            <text:p>-1</text:p>
          </table:table-cell>
          <table:table-cell office:value-type="float" office:value="1851" calcext:value-type="float">
            <text:p>1851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108" calcext:value-type="float">
            <text:p>1108</text:p>
          </table:table-cell>
          <table:table-cell table:formula="of:=100*(1-[.I96]/0.901535380507343)" office:value-type="float" office:value="0.185116623472814" calcext:value-type="float">
            <text:p>0.185116623472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97])" office:value-type="float" office:value="-1" calcext:value-type="float">
            <text:p>-1</text:p>
          </table:table-cell>
          <table:table-cell office:value-type="float" office:value="1839" calcext:value-type="float">
            <text:p>1839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66" calcext:value-type="float">
            <text:p>1066</text:p>
          </table:table-cell>
          <table:table-cell table:formula="of:=100*(1-[.I97]/0.901535380507343)" office:value-type="float" office:value="0.185116623472814" calcext:value-type="float">
            <text:p>0.185116623472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98])" office:value-type="float" office:value="-1" calcext:value-type="float">
            <text:p>-1</text:p>
          </table:table-cell>
          <table:table-cell office:value-type="float" office:value="1864" calcext:value-type="float">
            <text:p>1864</text:p>
          </table:table-cell>
          <table:table-cell office:value-type="float" office:value="0.899532710280374" calcext:value-type="float">
            <text:p>0.899532710280374</text:p>
          </table:table-cell>
          <table:table-cell office:value-type="float" office:value="1087" calcext:value-type="float">
            <text:p>1087</text:p>
          </table:table-cell>
          <table:table-cell table:formula="of:=100*(1-[.I98]/0.901535380507343)" office:value-type="float" office:value="0.22213994816731" calcext:value-type="float">
            <text:p>0.222139948167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99])" office:value-type="float" office:value="-1" calcext:value-type="float">
            <text:p>-1</text:p>
          </table:table-cell>
          <table:table-cell office:value-type="float" office:value="1921" calcext:value-type="float">
            <text:p>1921</text:p>
          </table:table-cell>
          <table:table-cell office:value-type="float" office:value="0.895861148197597" calcext:value-type="float">
            <text:p>0.895861148197597</text:p>
          </table:table-cell>
          <table:table-cell office:value-type="float" office:value="1198" calcext:value-type="float">
            <text:p>1198</text:p>
          </table:table-cell>
          <table:table-cell table:formula="of:=100*(1-[.I99]/0.901535380507343)" office:value-type="float" office:value="0.629396519807435" calcext:value-type="float">
            <text:p>0.6293965198074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100])" office:value-type="float" office:value="-1" calcext:value-type="float">
            <text:p>-1</text:p>
          </table:table-cell>
          <table:table-cell office:value-type="float" office:value="1865" calcext:value-type="float">
            <text:p>1865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142" calcext:value-type="float">
            <text:p>1142</text:p>
          </table:table-cell>
          <table:table-cell table:formula="of:=100*(1-[.I100]/0.901535380507343)" office:value-type="float" office:value="0.185116623472814" calcext:value-type="float">
            <text:p>0.185116623472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101])" office:value-type="float" office:value="-1" calcext:value-type="float">
            <text:p>-1</text:p>
          </table:table-cell>
          <table:table-cell office:value-type="float" office:value="1854" calcext:value-type="float">
            <text:p>1854</text:p>
          </table:table-cell>
          <table:table-cell office:value-type="float" office:value="0.899866488651535" calcext:value-type="float">
            <text:p>0.899866488651535</text:p>
          </table:table-cell>
          <table:table-cell office:value-type="float" office:value="1070" calcext:value-type="float">
            <text:p>1070</text:p>
          </table:table-cell>
          <table:table-cell table:formula="of:=100*(1-[.I101]/0.901535380507343)" office:value-type="float" office:value="0.185116623472814" calcext:value-type="float">
            <text:p>0.185116623472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02])" office:value-type="float" office:value="1" calcext:value-type="float">
            <text:p>1</text:p>
          </table:table-cell>
          <table:table-cell office:value-type="float" office:value="5172" calcext:value-type="float">
            <text:p>5172</text:p>
          </table:table-cell>
          <table:table-cell office:value-type="float" office:value="0.645527369826435" calcext:value-type="float">
            <text:p>0.645527369826435</text:p>
          </table:table-cell>
          <table:table-cell office:value-type="float" office:value="3614" calcext:value-type="float">
            <text:p>3614</text:p>
          </table:table-cell>
          <table:table-cell table:formula="of:=100*(1-[.I102]/0.662883845126836)" office:value-type="float" office:value="2.61832829808667" calcext:value-type="float">
            <text:p>2.618328298086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03])" office:value-type="float" office:value="1" calcext:value-type="float">
            <text:p>1</text:p>
          </table:table-cell>
          <table:table-cell office:value-type="float" office:value="4926" calcext:value-type="float">
            <text:p>4926</text:p>
          </table:table-cell>
          <table:table-cell office:value-type="float" office:value="0.660881174899867" calcext:value-type="float">
            <text:p>0.660881174899867</text:p>
          </table:table-cell>
          <table:table-cell office:value-type="float" office:value="3831" calcext:value-type="float">
            <text:p>3831</text:p>
          </table:table-cell>
          <table:table-cell table:formula="of:=100*(1-[.I103]/0.662883845126836)" office:value-type="float" office:value="0.302114803625331" calcext:value-type="float">
            <text:p>0.3021148036253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04])" office:value-type="float" office:value="1" calcext:value-type="float">
            <text:p>1</text:p>
          </table:table-cell>
          <table:table-cell office:value-type="float" office:value="5084" calcext:value-type="float">
            <text:p>5084</text:p>
          </table:table-cell>
          <table:table-cell office:value-type="float" office:value="0.648531375166889" calcext:value-type="float">
            <text:p>0.648531375166889</text:p>
          </table:table-cell>
          <table:table-cell office:value-type="float" office:value="3229" calcext:value-type="float">
            <text:p>3229</text:p>
          </table:table-cell>
          <table:table-cell table:formula="of:=100*(1-[.I104]/0.662883845126836)" office:value-type="float" office:value="2.1651560926486" calcext:value-type="float">
            <text:p>2.16515609264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05])" office:value-type="float" office:value="1" calcext:value-type="float">
            <text:p>1</text:p>
          </table:table-cell>
          <table:table-cell office:value-type="float" office:value="4931" calcext:value-type="float">
            <text:p>4931</text:p>
          </table:table-cell>
          <table:table-cell office:value-type="float" office:value="0.662216288384513" calcext:value-type="float">
            <text:p>0.662216288384513</text:p>
          </table:table-cell>
          <table:table-cell office:value-type="float" office:value="3843" calcext:value-type="float">
            <text:p>3843</text:p>
          </table:table-cell>
          <table:table-cell table:formula="of:=100*(1-[.I105]/0.662883845126836)" office:value-type="float" office:value="0.100704934541773" calcext:value-type="float">
            <text:p>0.1007049345417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06])" office:value-type="float" office:value="1" calcext:value-type="float">
            <text:p>1</text:p>
          </table:table-cell>
          <table:table-cell office:value-type="float" office:value="4963" calcext:value-type="float">
            <text:p>4963</text:p>
          </table:table-cell>
          <table:table-cell office:value-type="float" office:value="0.660213618157543" calcext:value-type="float">
            <text:p>0.660213618157543</text:p>
          </table:table-cell>
          <table:table-cell office:value-type="float" office:value="3881" calcext:value-type="float">
            <text:p>3881</text:p>
          </table:table-cell>
          <table:table-cell table:formula="of:=100*(1-[.I106]/0.662883845126836)" office:value-type="float" office:value="0.402819738167259" calcext:value-type="float">
            <text:p>0.4028197381672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07])" office:value-type="float" office:value="1" calcext:value-type="float">
            <text:p>1</text:p>
          </table:table-cell>
          <table:table-cell office:value-type="float" office:value="4915" calcext:value-type="float">
            <text:p>4915</text:p>
          </table:table-cell>
          <table:table-cell office:value-type="float" office:value="0.660881174899867" calcext:value-type="float">
            <text:p>0.660881174899867</text:p>
          </table:table-cell>
          <table:table-cell office:value-type="float" office:value="3808" calcext:value-type="float">
            <text:p>3808</text:p>
          </table:table-cell>
          <table:table-cell table:formula="of:=100*(1-[.I107]/0.662883845126836)" office:value-type="float" office:value="0.302114803625331" calcext:value-type="float">
            <text:p>0.3021148036253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08])" office:value-type="float" office:value="1" calcext:value-type="float">
            <text:p>1</text:p>
          </table:table-cell>
          <table:table-cell office:value-type="float" office:value="4914" calcext:value-type="float">
            <text:p>4914</text:p>
          </table:table-cell>
          <table:table-cell office:value-type="float" office:value="0.662883845126836" calcext:value-type="float">
            <text:p>0.662883845126836</text:p>
          </table:table-cell>
          <table:table-cell office:value-type="float" office:value="3832" calcext:value-type="float">
            <text:p>3832</text:p>
          </table:table-cell>
          <table:table-cell table:formula="of:=100*(1-[.I108]/0.66288384512683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09])" office:value-type="float" office:value="1" calcext:value-type="float">
            <text:p>1</text:p>
          </table:table-cell>
          <table:table-cell office:value-type="float" office:value="4935" calcext:value-type="float">
            <text:p>4935</text:p>
          </table:table-cell>
          <table:table-cell office:value-type="float" office:value="0.659212283044059" calcext:value-type="float">
            <text:p>0.659212283044059</text:p>
          </table:table-cell>
          <table:table-cell office:value-type="float" office:value="3863" calcext:value-type="float">
            <text:p>3863</text:p>
          </table:table-cell>
          <table:table-cell table:formula="of:=100*(1-[.I109]/0.662883845126836)" office:value-type="float" office:value="0.553877139979853" calcext:value-type="float">
            <text:p>0.5538771399798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10])" office:value-type="float" office:value="1" calcext:value-type="float">
            <text:p>1</text:p>
          </table:table-cell>
          <table:table-cell office:value-type="float" office:value="4933" calcext:value-type="float">
            <text:p>4933</text:p>
          </table:table-cell>
          <table:table-cell office:value-type="float" office:value="0.662550066755674" calcext:value-type="float">
            <text:p>0.662550066755674</text:p>
          </table:table-cell>
          <table:table-cell office:value-type="float" office:value="3838" calcext:value-type="float">
            <text:p>3838</text:p>
          </table:table-cell>
          <table:table-cell table:formula="of:=100*(1-[.I110]/0.662883845126836)" office:value-type="float" office:value="0.0503524672709643" calcext:value-type="float">
            <text:p>0.0503524672709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11])" office:value-type="float" office:value="1" calcext:value-type="float">
            <text:p>1</text:p>
          </table:table-cell>
          <table:table-cell office:value-type="float" office:value="4923" calcext:value-type="float">
            <text:p>4923</text:p>
          </table:table-cell>
          <table:table-cell office:value-type="float" office:value="0.661214953271028" calcext:value-type="float">
            <text:p>0.661214953271028</text:p>
          </table:table-cell>
          <table:table-cell office:value-type="float" office:value="3838" calcext:value-type="float">
            <text:p>3838</text:p>
          </table:table-cell>
          <table:table-cell table:formula="of:=100*(1-[.I111]/0.662883845126836)" office:value-type="float" office:value="0.251762336354522" calcext:value-type="float">
            <text:p>0.2517623363545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12])" office:value-type="float" office:value="1" calcext:value-type="float">
            <text:p>1</text:p>
          </table:table-cell>
          <table:table-cell office:value-type="float" office:value="4906" calcext:value-type="float">
            <text:p>4906</text:p>
          </table:table-cell>
          <table:table-cell office:value-type="float" office:value="0.662216288384513" calcext:value-type="float">
            <text:p>0.662216288384513</text:p>
          </table:table-cell>
          <table:table-cell office:value-type="float" office:value="3806" calcext:value-type="float">
            <text:p>3806</text:p>
          </table:table-cell>
          <table:table-cell table:formula="of:=100*(1-[.I112]/0.662883845126836)" office:value-type="float" office:value="0.100704934541773" calcext:value-type="float">
            <text:p>0.1007049345417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13])" office:value-type="float" office:value="1" calcext:value-type="float">
            <text:p>1</text:p>
          </table:table-cell>
          <table:table-cell office:value-type="float" office:value="4908" calcext:value-type="float">
            <text:p>4908</text:p>
          </table:table-cell>
          <table:table-cell office:value-type="float" office:value="0.662883845126836" calcext:value-type="float">
            <text:p>0.662883845126836</text:p>
          </table:table-cell>
          <table:table-cell office:value-type="float" office:value="3808" calcext:value-type="float">
            <text:p>3808</text:p>
          </table:table-cell>
          <table:table-cell table:formula="of:=100*(1-[.I113]/0.66288384512683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14])" office:value-type="float" office:value="1" calcext:value-type="float">
            <text:p>1</text:p>
          </table:table-cell>
          <table:table-cell office:value-type="float" office:value="4970" calcext:value-type="float">
            <text:p>4970</text:p>
          </table:table-cell>
          <table:table-cell office:value-type="float" office:value="0.656208277703605" calcext:value-type="float">
            <text:p>0.656208277703605</text:p>
          </table:table-cell>
          <table:table-cell office:value-type="float" office:value="3417" calcext:value-type="float">
            <text:p>3417</text:p>
          </table:table-cell>
          <table:table-cell table:formula="of:=100*(1-[.I114]/0.662883845126836)" office:value-type="float" office:value="1.00704934541793" calcext:value-type="float">
            <text:p>1.007049345417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15])" office:value-type="float" office:value="1" calcext:value-type="float">
            <text:p>1</text:p>
          </table:table-cell>
          <table:table-cell office:value-type="float" office:value="4921" calcext:value-type="float">
            <text:p>4921</text:p>
          </table:table-cell>
          <table:table-cell office:value-type="float" office:value="0.662216288384513" calcext:value-type="float">
            <text:p>0.662216288384513</text:p>
          </table:table-cell>
          <table:table-cell office:value-type="float" office:value="3868" calcext:value-type="float">
            <text:p>3868</text:p>
          </table:table-cell>
          <table:table-cell table:formula="of:=100*(1-[.I115]/0.662883845126836)" office:value-type="float" office:value="0.100704934541773" calcext:value-type="float">
            <text:p>0.1007049345417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16])" office:value-type="float" office:value="1" calcext:value-type="float">
            <text:p>1</text:p>
          </table:table-cell>
          <table:table-cell office:value-type="float" office:value="4906" calcext:value-type="float">
            <text:p>4906</text:p>
          </table:table-cell>
          <table:table-cell office:value-type="float" office:value="0.66388518024032" calcext:value-type="float">
            <text:p>0.66388518024032</text:p>
          </table:table-cell>
          <table:table-cell office:value-type="float" office:value="3824" calcext:value-type="float">
            <text:p>3824</text:p>
          </table:table-cell>
          <table:table-cell table:formula="of:=100*(1-[.I116]/0.662883845126836)" office:value-type="float" office:value="-0.151057401812582" calcext:value-type="float">
            <text:p>-0.1510574018125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17])" office:value-type="float" office:value="1" calcext:value-type="float">
            <text:p>1</text:p>
          </table:table-cell>
          <table:table-cell office:value-type="float" office:value="4905" calcext:value-type="float">
            <text:p>4905</text:p>
          </table:table-cell>
          <table:table-cell office:value-type="float" office:value="0.662883845126836" calcext:value-type="float">
            <text:p>0.662883845126836</text:p>
          </table:table-cell>
          <table:table-cell office:value-type="float" office:value="3841" calcext:value-type="float">
            <text:p>3841</text:p>
          </table:table-cell>
          <table:table-cell table:formula="of:=100*(1-[.I117]/0.66288384512683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18])" office:value-type="float" office:value="1" calcext:value-type="float">
            <text:p>1</text:p>
          </table:table-cell>
          <table:table-cell office:value-type="float" office:value="4910" calcext:value-type="float">
            <text:p>4910</text:p>
          </table:table-cell>
          <table:table-cell office:value-type="float" office:value="0.66154873164219" calcext:value-type="float">
            <text:p>0.66154873164219</text:p>
          </table:table-cell>
          <table:table-cell office:value-type="float" office:value="3856" calcext:value-type="float">
            <text:p>3856</text:p>
          </table:table-cell>
          <table:table-cell table:formula="of:=100*(1-[.I118]/0.662883845126836)" office:value-type="float" office:value="0.201409869083569" calcext:value-type="float">
            <text:p>0.2014098690835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19])" office:value-type="float" office:value="1" calcext:value-type="float">
            <text:p>1</text:p>
          </table:table-cell>
          <table:table-cell office:value-type="float" office:value="4905" calcext:value-type="float">
            <text:p>4905</text:p>
          </table:table-cell>
          <table:table-cell office:value-type="float" office:value="0.662883845126836" calcext:value-type="float">
            <text:p>0.662883845126836</text:p>
          </table:table-cell>
          <table:table-cell office:value-type="float" office:value="3831" calcext:value-type="float">
            <text:p>3831</text:p>
          </table:table-cell>
          <table:table-cell table:formula="of:=100*(1-[.I119]/0.66288384512683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20])" office:value-type="float" office:value="1" calcext:value-type="float">
            <text:p>1</text:p>
          </table:table-cell>
          <table:table-cell office:value-type="float" office:value="4908" calcext:value-type="float">
            <text:p>4908</text:p>
          </table:table-cell>
          <table:table-cell office:value-type="float" office:value="0.662550066755674" calcext:value-type="float">
            <text:p>0.662550066755674</text:p>
          </table:table-cell>
          <table:table-cell office:value-type="float" office:value="3835" calcext:value-type="float">
            <text:p>3835</text:p>
          </table:table-cell>
          <table:table-cell table:formula="of:=100*(1-[.I120]/0.662883845126836)" office:value-type="float" office:value="0.0503524672709643" calcext:value-type="float">
            <text:p>0.0503524672709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21])" office:value-type="float" office:value="1" calcext:value-type="float">
            <text:p>1</text:p>
          </table:table-cell>
          <table:table-cell office:value-type="float" office:value="4908" calcext:value-type="float">
            <text:p>4908</text:p>
          </table:table-cell>
          <table:table-cell office:value-type="float" office:value="0.662550066755674" calcext:value-type="float">
            <text:p>0.662550066755674</text:p>
          </table:table-cell>
          <table:table-cell office:value-type="float" office:value="3811" calcext:value-type="float">
            <text:p>3811</text:p>
          </table:table-cell>
          <table:table-cell table:formula="of:=100*(1-[.I121]/0.662883845126836)" office:value-type="float" office:value="0.0503524672709643" calcext:value-type="float">
            <text:p>0.0503524672709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22])" office:value-type="float" office:value="1" calcext:value-type="float">
            <text:p>1</text:p>
          </table:table-cell>
          <table:table-cell office:value-type="float" office:value="4906" calcext:value-type="float">
            <text:p>4906</text:p>
          </table:table-cell>
          <table:table-cell office:value-type="float" office:value="0.662883845126836" calcext:value-type="float">
            <text:p>0.662883845126836</text:p>
          </table:table-cell>
          <table:table-cell office:value-type="float" office:value="3821" calcext:value-type="float">
            <text:p>3821</text:p>
          </table:table-cell>
          <table:table-cell table:formula="of:=100*(1-[.I122]/0.66288384512683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23])" office:value-type="float" office:value="1" calcext:value-type="float">
            <text:p>1</text:p>
          </table:table-cell>
          <table:table-cell office:value-type="float" office:value="4906" calcext:value-type="float">
            <text:p>4906</text:p>
          </table:table-cell>
          <table:table-cell office:value-type="float" office:value="0.662883845126836" calcext:value-type="float">
            <text:p>0.662883845126836</text:p>
          </table:table-cell>
          <table:table-cell office:value-type="float" office:value="3821" calcext:value-type="float">
            <text:p>3821</text:p>
          </table:table-cell>
          <table:table-cell table:formula="of:=100*(1-[.I123]/0.66288384512683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24])" office:value-type="float" office:value="1" calcext:value-type="float">
            <text:p>1</text:p>
          </table:table-cell>
          <table:table-cell office:value-type="float" office:value="4944" calcext:value-type="float">
            <text:p>4944</text:p>
          </table:table-cell>
          <table:table-cell office:value-type="float" office:value="0.659879839786382" calcext:value-type="float">
            <text:p>0.659879839786382</text:p>
          </table:table-cell>
          <table:table-cell office:value-type="float" office:value="3880" calcext:value-type="float">
            <text:p>3880</text:p>
          </table:table-cell>
          <table:table-cell table:formula="of:=100*(1-[.I124]/0.662883845126836)" office:value-type="float" office:value="0.453172205438068" calcext:value-type="float">
            <text:p>0.4531722054380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25])" office:value-type="float" office:value="1" calcext:value-type="float">
            <text:p>1</text:p>
          </table:table-cell>
          <table:table-cell office:value-type="float" office:value="4922" calcext:value-type="float">
            <text:p>4922</text:p>
          </table:table-cell>
          <table:table-cell office:value-type="float" office:value="0.66154873164219" calcext:value-type="float">
            <text:p>0.66154873164219</text:p>
          </table:table-cell>
          <table:table-cell office:value-type="float" office:value="3843" calcext:value-type="float">
            <text:p>3843</text:p>
          </table:table-cell>
          <table:table-cell table:formula="of:=100*(1-[.I125]/0.662883845126836)" office:value-type="float" office:value="0.201409869083569" calcext:value-type="float">
            <text:p>0.2014098690835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26])" office:value-type="float" office:value="1" calcext:value-type="float">
            <text:p>1</text:p>
          </table:table-cell>
          <table:table-cell office:value-type="float" office:value="4905" calcext:value-type="float">
            <text:p>4905</text:p>
          </table:table-cell>
          <table:table-cell office:value-type="float" office:value="0.662883845126836" calcext:value-type="float">
            <text:p>0.662883845126836</text:p>
          </table:table-cell>
          <table:table-cell office:value-type="float" office:value="3831" calcext:value-type="float">
            <text:p>3831</text:p>
          </table:table-cell>
          <table:table-cell table:formula="of:=100*(1-[.I126]/0.66288384512683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27])" office:value-type="float" office:value="1" calcext:value-type="float">
            <text:p>1</text:p>
          </table:table-cell>
          <table:table-cell office:value-type="float" office:value="4927" calcext:value-type="float">
            <text:p>4927</text:p>
          </table:table-cell>
          <table:table-cell office:value-type="float" office:value="0.66154873164219" calcext:value-type="float">
            <text:p>0.66154873164219</text:p>
          </table:table-cell>
          <table:table-cell office:value-type="float" office:value="3853" calcext:value-type="float">
            <text:p>3853</text:p>
          </table:table-cell>
          <table:table-cell table:formula="of:=100*(1-[.I127]/0.662883845126836)" office:value-type="float" office:value="0.201409869083569" calcext:value-type="float">
            <text:p>0.2014098690835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28])" office:value-type="float" office:value="1" calcext:value-type="float">
            <text:p>1</text:p>
          </table:table-cell>
          <table:table-cell office:value-type="float" office:value="4947" calcext:value-type="float">
            <text:p>4947</text:p>
          </table:table-cell>
          <table:table-cell office:value-type="float" office:value="0.657877169559413" calcext:value-type="float">
            <text:p>0.657877169559413</text:p>
          </table:table-cell>
          <table:table-cell office:value-type="float" office:value="3871" calcext:value-type="float">
            <text:p>3871</text:p>
          </table:table-cell>
          <table:table-cell table:formula="of:=100*(1-[.I128]/0.662883845126836)" office:value-type="float" office:value="0.755287009063421" calcext:value-type="float">
            <text:p>0.7552870090634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29])" office:value-type="float" office:value="1" calcext:value-type="float">
            <text:p>1</text:p>
          </table:table-cell>
          <table:table-cell office:value-type="float" office:value="4907" calcext:value-type="float">
            <text:p>4907</text:p>
          </table:table-cell>
          <table:table-cell office:value-type="float" office:value="0.661882510013351" calcext:value-type="float">
            <text:p>0.661882510013351</text:p>
          </table:table-cell>
          <table:table-cell office:value-type="float" office:value="3841" calcext:value-type="float">
            <text:p>3841</text:p>
          </table:table-cell>
          <table:table-cell table:formula="of:=100*(1-[.I129]/0.662883845126836)" office:value-type="float" office:value="0.151057401812738" calcext:value-type="float">
            <text:p>0.1510574018127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30])" office:value-type="float" office:value="1" calcext:value-type="float">
            <text:p>1</text:p>
          </table:table-cell>
          <table:table-cell office:value-type="float" office:value="4905" calcext:value-type="float">
            <text:p>4905</text:p>
          </table:table-cell>
          <table:table-cell office:value-type="float" office:value="0.662883845126836" calcext:value-type="float">
            <text:p>0.662883845126836</text:p>
          </table:table-cell>
          <table:table-cell office:value-type="float" office:value="3852" calcext:value-type="float">
            <text:p>3852</text:p>
          </table:table-cell>
          <table:table-cell table:formula="of:=100*(1-[.I130]/0.66288384512683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31])" office:value-type="float" office:value="1" calcext:value-type="float">
            <text:p>1</text:p>
          </table:table-cell>
          <table:table-cell office:value-type="float" office:value="4929" calcext:value-type="float">
            <text:p>4929</text:p>
          </table:table-cell>
          <table:table-cell office:value-type="float" office:value="0.660547396528705" calcext:value-type="float">
            <text:p>0.660547396528705</text:p>
          </table:table-cell>
          <table:table-cell office:value-type="float" office:value="3855" calcext:value-type="float">
            <text:p>3855</text:p>
          </table:table-cell>
          <table:table-cell table:formula="of:=100*(1-[.I131]/0.662883845126836)" office:value-type="float" office:value="0.352467270896295" calcext:value-type="float">
            <text:p>0.3524672708962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32])" office:value-type="float" office:value="1" calcext:value-type="float">
            <text:p>1</text:p>
          </table:table-cell>
          <table:table-cell office:value-type="float" office:value="4906" calcext:value-type="float">
            <text:p>4906</text:p>
          </table:table-cell>
          <table:table-cell office:value-type="float" office:value="0.662883845126836" calcext:value-type="float">
            <text:p>0.662883845126836</text:p>
          </table:table-cell>
          <table:table-cell office:value-type="float" office:value="3832" calcext:value-type="float">
            <text:p>3832</text:p>
          </table:table-cell>
          <table:table-cell table:formula="of:=100*(1-[.I132]/0.66288384512683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33])" office:value-type="float" office:value="1" calcext:value-type="float">
            <text:p>1</text:p>
          </table:table-cell>
          <table:table-cell office:value-type="float" office:value="4911" calcext:value-type="float">
            <text:p>4911</text:p>
          </table:table-cell>
          <table:table-cell office:value-type="float" office:value="0.662550066755674" calcext:value-type="float">
            <text:p>0.662550066755674</text:p>
          </table:table-cell>
          <table:table-cell office:value-type="float" office:value="3832" calcext:value-type="float">
            <text:p>3832</text:p>
          </table:table-cell>
          <table:table-cell table:formula="of:=100*(1-[.I133]/0.662883845126836)" office:value-type="float" office:value="0.0503524672709643" calcext:value-type="float">
            <text:p>0.0503524672709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34])" office:value-type="float" office:value="1" calcext:value-type="float">
            <text:p>1</text:p>
          </table:table-cell>
          <table:table-cell office:value-type="float" office:value="4943" calcext:value-type="float">
            <text:p>4943</text:p>
          </table:table-cell>
          <table:table-cell office:value-type="float" office:value="0.659879839786382" calcext:value-type="float">
            <text:p>0.659879839786382</text:p>
          </table:table-cell>
          <table:table-cell office:value-type="float" office:value="3847" calcext:value-type="float">
            <text:p>3847</text:p>
          </table:table-cell>
          <table:table-cell table:formula="of:=100*(1-[.I134]/0.662883845126836)" office:value-type="float" office:value="0.453172205438068" calcext:value-type="float">
            <text:p>0.4531722054380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35])" office:value-type="float" office:value="1" calcext:value-type="float">
            <text:p>1</text:p>
          </table:table-cell>
          <table:table-cell office:value-type="float" office:value="4964" calcext:value-type="float">
            <text:p>4964</text:p>
          </table:table-cell>
          <table:table-cell office:value-type="float" office:value="0.659212283044059" calcext:value-type="float">
            <text:p>0.659212283044059</text:p>
          </table:table-cell>
          <table:table-cell office:value-type="float" office:value="3894" calcext:value-type="float">
            <text:p>3894</text:p>
          </table:table-cell>
          <table:table-cell table:formula="of:=100*(1-[.I135]/0.662883845126836)" office:value-type="float" office:value="0.553877139979853" calcext:value-type="float">
            <text:p>0.5538771399798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36])" office:value-type="float" office:value="1" calcext:value-type="float">
            <text:p>1</text:p>
          </table:table-cell>
          <table:table-cell office:value-type="float" office:value="4909" calcext:value-type="float">
            <text:p>4909</text:p>
          </table:table-cell>
          <table:table-cell office:value-type="float" office:value="0.662883845126836" calcext:value-type="float">
            <text:p>0.662883845126836</text:p>
          </table:table-cell>
          <table:table-cell office:value-type="float" office:value="3830" calcext:value-type="float">
            <text:p>3830</text:p>
          </table:table-cell>
          <table:table-cell table:formula="of:=100*(1-[.I136]/0.66288384512683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37])" office:value-type="float" office:value="1" calcext:value-type="float">
            <text:p>1</text:p>
          </table:table-cell>
          <table:table-cell office:value-type="float" office:value="4931" calcext:value-type="float">
            <text:p>4931</text:p>
          </table:table-cell>
          <table:table-cell office:value-type="float" office:value="0.660547396528705" calcext:value-type="float">
            <text:p>0.660547396528705</text:p>
          </table:table-cell>
          <table:table-cell office:value-type="float" office:value="3858" calcext:value-type="float">
            <text:p>3858</text:p>
          </table:table-cell>
          <table:table-cell table:formula="of:=100*(1-[.I137]/0.662883845126836)" office:value-type="float" office:value="0.352467270896295" calcext:value-type="float">
            <text:p>0.3524672708962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38])" office:value-type="float" office:value="1" calcext:value-type="float">
            <text:p>1</text:p>
          </table:table-cell>
          <table:table-cell office:value-type="float" office:value="4942" calcext:value-type="float">
            <text:p>4942</text:p>
          </table:table-cell>
          <table:table-cell office:value-type="float" office:value="0.659212283044059" calcext:value-type="float">
            <text:p>0.659212283044059</text:p>
          </table:table-cell>
          <table:table-cell office:value-type="float" office:value="3873" calcext:value-type="float">
            <text:p>3873</text:p>
          </table:table-cell>
          <table:table-cell table:formula="of:=100*(1-[.I138]/0.662883845126836)" office:value-type="float" office:value="0.553877139979853" calcext:value-type="float">
            <text:p>0.5538771399798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39])" office:value-type="float" office:value="1" calcext:value-type="float">
            <text:p>1</text:p>
          </table:table-cell>
          <table:table-cell office:value-type="float" office:value="4937" calcext:value-type="float">
            <text:p>4937</text:p>
          </table:table-cell>
          <table:table-cell office:value-type="float" office:value="0.658878504672897" calcext:value-type="float">
            <text:p>0.658878504672897</text:p>
          </table:table-cell>
          <table:table-cell office:value-type="float" office:value="3858" calcext:value-type="float">
            <text:p>3858</text:p>
          </table:table-cell>
          <table:table-cell table:formula="of:=100*(1-[.I139]/0.662883845126836)" office:value-type="float" office:value="0.604229607250817" calcext:value-type="float">
            <text:p>0.6042296072508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40])" office:value-type="float" office:value="1" calcext:value-type="float">
            <text:p>1</text:p>
          </table:table-cell>
          <table:table-cell office:value-type="float" office:value="4925" calcext:value-type="float">
            <text:p>4925</text:p>
          </table:table-cell>
          <table:table-cell office:value-type="float" office:value="0.661882510013351" calcext:value-type="float">
            <text:p>0.661882510013351</text:p>
          </table:table-cell>
          <table:table-cell office:value-type="float" office:value="3826" calcext:value-type="float">
            <text:p>3826</text:p>
          </table:table-cell>
          <table:table-cell table:formula="of:=100*(1-[.I140]/0.662883845126836)" office:value-type="float" office:value="0.151057401812738" calcext:value-type="float">
            <text:p>0.1510574018127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41])" office:value-type="float" office:value="1" calcext:value-type="float">
            <text:p>1</text:p>
          </table:table-cell>
          <table:table-cell office:value-type="float" office:value="4905" calcext:value-type="float">
            <text:p>4905</text:p>
          </table:table-cell>
          <table:table-cell office:value-type="float" office:value="0.662883845126836" calcext:value-type="float">
            <text:p>0.662883845126836</text:p>
          </table:table-cell>
          <table:table-cell office:value-type="float" office:value="3831" calcext:value-type="float">
            <text:p>3831</text:p>
          </table:table-cell>
          <table:table-cell table:formula="of:=100*(1-[.I141]/0.66288384512683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42])" office:value-type="float" office:value="1" calcext:value-type="float">
            <text:p>1</text:p>
          </table:table-cell>
          <table:table-cell office:value-type="float" office:value="4923" calcext:value-type="float">
            <text:p>4923</text:p>
          </table:table-cell>
          <table:table-cell office:value-type="float" office:value="0.662550066755674" calcext:value-type="float">
            <text:p>0.662550066755674</text:p>
          </table:table-cell>
          <table:table-cell office:value-type="float" office:value="3828" calcext:value-type="float">
            <text:p>3828</text:p>
          </table:table-cell>
          <table:table-cell table:formula="of:=100*(1-[.I142]/0.662883845126836)" office:value-type="float" office:value="0.0503524672709643" calcext:value-type="float">
            <text:p>0.0503524672709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43])" office:value-type="float" office:value="1" calcext:value-type="float">
            <text:p>1</text:p>
          </table:table-cell>
          <table:table-cell office:value-type="float" office:value="4906" calcext:value-type="float">
            <text:p>4906</text:p>
          </table:table-cell>
          <table:table-cell office:value-type="float" office:value="0.662883845126836" calcext:value-type="float">
            <text:p>0.662883845126836</text:p>
          </table:table-cell>
          <table:table-cell office:value-type="float" office:value="3852" calcext:value-type="float">
            <text:p>3852</text:p>
          </table:table-cell>
          <table:table-cell table:formula="of:=100*(1-[.I143]/0.66288384512683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44])" office:value-type="float" office:value="1" calcext:value-type="float">
            <text:p>1</text:p>
          </table:table-cell>
          <table:table-cell office:value-type="float" office:value="4938" calcext:value-type="float">
            <text:p>4938</text:p>
          </table:table-cell>
          <table:table-cell office:value-type="float" office:value="0.660881174899867" calcext:value-type="float">
            <text:p>0.660881174899867</text:p>
          </table:table-cell>
          <table:table-cell office:value-type="float" office:value="3847" calcext:value-type="float">
            <text:p>3847</text:p>
          </table:table-cell>
          <table:table-cell table:formula="of:=100*(1-[.I144]/0.662883845126836)" office:value-type="float" office:value="0.302114803625331" calcext:value-type="float">
            <text:p>0.3021148036253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45])" office:value-type="float" office:value="1" calcext:value-type="float">
            <text:p>1</text:p>
          </table:table-cell>
          <table:table-cell office:value-type="float" office:value="4902" calcext:value-type="float">
            <text:p>4902</text:p>
          </table:table-cell>
          <table:table-cell office:value-type="float" office:value="0.662883845126836" calcext:value-type="float">
            <text:p>0.662883845126836</text:p>
          </table:table-cell>
          <table:table-cell office:value-type="float" office:value="3830" calcext:value-type="float">
            <text:p>3830</text:p>
          </table:table-cell>
          <table:table-cell table:formula="of:=100*(1-[.I145]/0.66288384512683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46])" office:value-type="float" office:value="1" calcext:value-type="float">
            <text:p>1</text:p>
          </table:table-cell>
          <table:table-cell office:value-type="float" office:value="4923" calcext:value-type="float">
            <text:p>4923</text:p>
          </table:table-cell>
          <table:table-cell office:value-type="float" office:value="0.660881174899867" calcext:value-type="float">
            <text:p>0.660881174899867</text:p>
          </table:table-cell>
          <table:table-cell office:value-type="float" office:value="3851" calcext:value-type="float">
            <text:p>3851</text:p>
          </table:table-cell>
          <table:table-cell table:formula="of:=100*(1-[.I146]/0.662883845126836)" office:value-type="float" office:value="0.302114803625331" calcext:value-type="float">
            <text:p>0.3021148036253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47])" office:value-type="float" office:value="1" calcext:value-type="float">
            <text:p>1</text:p>
          </table:table-cell>
          <table:table-cell office:value-type="float" office:value="4915" calcext:value-type="float">
            <text:p>4915</text:p>
          </table:table-cell>
          <table:table-cell office:value-type="float" office:value="0.662550066755674" calcext:value-type="float">
            <text:p>0.662550066755674</text:p>
          </table:table-cell>
          <table:table-cell office:value-type="float" office:value="3841" calcext:value-type="float">
            <text:p>3841</text:p>
          </table:table-cell>
          <table:table-cell table:formula="of:=100*(1-[.I147]/0.662883845126836)" office:value-type="float" office:value="0.0503524672709643" calcext:value-type="float">
            <text:p>0.0503524672709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48])" office:value-type="float" office:value="1" calcext:value-type="float">
            <text:p>1</text:p>
          </table:table-cell>
          <table:table-cell office:value-type="float" office:value="4942" calcext:value-type="float">
            <text:p>4942</text:p>
          </table:table-cell>
          <table:table-cell office:value-type="float" office:value="0.659879839786382" calcext:value-type="float">
            <text:p>0.659879839786382</text:p>
          </table:table-cell>
          <table:table-cell office:value-type="float" office:value="3875" calcext:value-type="float">
            <text:p>3875</text:p>
          </table:table-cell>
          <table:table-cell table:formula="of:=100*(1-[.I148]/0.662883845126836)" office:value-type="float" office:value="0.453172205438068" calcext:value-type="float">
            <text:p>0.4531722054380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49])" office:value-type="float" office:value="1" calcext:value-type="float">
            <text:p>1</text:p>
          </table:table-cell>
          <table:table-cell office:value-type="float" office:value="4933" calcext:value-type="float">
            <text:p>4933</text:p>
          </table:table-cell>
          <table:table-cell office:value-type="float" office:value="0.662883845126836" calcext:value-type="float">
            <text:p>0.662883845126836</text:p>
          </table:table-cell>
          <table:table-cell office:value-type="float" office:value="3106" calcext:value-type="float">
            <text:p>3106</text:p>
          </table:table-cell>
          <table:table-cell table:formula="of:=100*(1-[.I149]/0.66288384512683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50])" office:value-type="float" office:value="1" calcext:value-type="float">
            <text:p>1</text:p>
          </table:table-cell>
          <table:table-cell office:value-type="float" office:value="4905" calcext:value-type="float">
            <text:p>4905</text:p>
          </table:table-cell>
          <table:table-cell office:value-type="float" office:value="0.662883845126836" calcext:value-type="float">
            <text:p>0.662883845126836</text:p>
          </table:table-cell>
          <table:table-cell office:value-type="float" office:value="3831" calcext:value-type="float">
            <text:p>3831</text:p>
          </table:table-cell>
          <table:table-cell table:formula="of:=100*(1-[.I150]/0.662883845126836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151])" office:value-type="float" office:value="1" calcext:value-type="float">
            <text:p>1</text:p>
          </table:table-cell>
          <table:table-cell office:value-type="float" office:value="4939" calcext:value-type="float">
            <text:p>4939</text:p>
          </table:table-cell>
          <table:table-cell office:value-type="float" office:value="0.660213618157543" calcext:value-type="float">
            <text:p>0.660213618157543</text:p>
          </table:table-cell>
          <table:table-cell office:value-type="float" office:value="3843" calcext:value-type="float">
            <text:p>3843</text:p>
          </table:table-cell>
          <table:table-cell table:formula="of:=100*(1-[.I151]/0.662883845126836)" office:value-type="float" office:value="0.402819738167259" calcext:value-type="float">
            <text:p>0.4028197381672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52])" office:value-type="float" office:value="3" calcext:value-type="float">
            <text:p>3</text:p>
          </table:table-cell>
          <table:table-cell office:value-type="float" office:value="4725" calcext:value-type="float">
            <text:p>4725</text:p>
          </table:table-cell>
          <table:table-cell office:value-type="float" office:value="0.679906542056075" calcext:value-type="float">
            <text:p>0.679906542056075</text:p>
          </table:table-cell>
          <table:table-cell office:value-type="float" office:value="743747" calcext:value-type="float">
            <text:p>743747</text:p>
          </table:table-cell>
          <table:table-cell table:formula="of:=100*(1-[.I152]/0.691588785046729)" office:value-type="float" office:value="1.68918918918917" calcext:value-type="float">
            <text:p>1.689189189189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53])" office:value-type="float" office:value="3" calcext:value-type="float">
            <text:p>3</text:p>
          </table:table-cell>
          <table:table-cell office:value-type="float" office:value="4771" calcext:value-type="float">
            <text:p>4771</text:p>
          </table:table-cell>
          <table:table-cell office:value-type="float" office:value="0.672563417890521" calcext:value-type="float">
            <text:p>0.672563417890521</text:p>
          </table:table-cell>
          <table:table-cell office:value-type="float" office:value="713601" calcext:value-type="float">
            <text:p>713601</text:p>
          </table:table-cell>
          <table:table-cell table:formula="of:=100*(1-[.I153]/0.691588785046729)" office:value-type="float" office:value="2.7509652509652" calcext:value-type="float">
            <text:p>2.75096525096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54])" office:value-type="float" office:value="3" calcext:value-type="float">
            <text:p>3</text:p>
          </table:table-cell>
          <table:table-cell office:value-type="float" office:value="4710" calcext:value-type="float">
            <text:p>4710</text:p>
          </table:table-cell>
          <table:table-cell office:value-type="float" office:value="0.688251001335114" calcext:value-type="float">
            <text:p>0.688251001335114</text:p>
          </table:table-cell>
          <table:table-cell office:value-type="float" office:value="1047258" calcext:value-type="float">
            <text:p>1047258</text:p>
          </table:table-cell>
          <table:table-cell table:formula="of:=100*(1-[.I154]/0.691588785046729)" office:value-type="float" office:value="0.48262548262541" calcext:value-type="float">
            <text:p>0.482625482625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55])" office:value-type="float" office:value="3" calcext:value-type="float">
            <text:p>3</text:p>
          </table:table-cell>
          <table:table-cell office:value-type="float" office:value="4758" calcext:value-type="float">
            <text:p>4758</text:p>
          </table:table-cell>
          <table:table-cell office:value-type="float" office:value="0.686248331108144" calcext:value-type="float">
            <text:p>0.686248331108144</text:p>
          </table:table-cell>
          <table:table-cell office:value-type="float" office:value="1408330" calcext:value-type="float">
            <text:p>1408330</text:p>
          </table:table-cell>
          <table:table-cell table:formula="of:=100*(1-[.I155]/0.691588785046729)" office:value-type="float" office:value="0.772200772200793" calcext:value-type="float">
            <text:p>0.7722007722007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56])" office:value-type="float" office:value="3" calcext:value-type="float">
            <text:p>3</text:p>
          </table:table-cell>
          <table:table-cell office:value-type="float" office:value="4715" calcext:value-type="float">
            <text:p>4715</text:p>
          </table:table-cell>
          <table:table-cell office:value-type="float" office:value="0.691255006675567" calcext:value-type="float">
            <text:p>0.691255006675567</text:p>
          </table:table-cell>
          <table:table-cell office:value-type="float" office:value="1244176" calcext:value-type="float">
            <text:p>1244176</text:p>
          </table:table-cell>
          <table:table-cell table:formula="of:=100*(1-[.I156]/0.691588785046729)" office:value-type="float" office:value="0.048262548262612" calcext:value-type="float">
            <text:p>0.04826254826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57])" office:value-type="float" office:value="3" calcext:value-type="float">
            <text:p>3</text:p>
          </table:table-cell>
          <table:table-cell office:value-type="float" office:value="4715" calcext:value-type="float">
            <text:p>4715</text:p>
          </table:table-cell>
          <table:table-cell office:value-type="float" office:value="0.688251001335114" calcext:value-type="float">
            <text:p>0.688251001335114</text:p>
          </table:table-cell>
          <table:table-cell office:value-type="float" office:value="1036319" calcext:value-type="float">
            <text:p>1036319</text:p>
          </table:table-cell>
          <table:table-cell table:formula="of:=100*(1-[.I157]/0.691588785046729)" office:value-type="float" office:value="0.48262548262541" calcext:value-type="float">
            <text:p>0.482625482625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58])" office:value-type="float" office:value="3" calcext:value-type="float">
            <text:p>3</text:p>
          </table:table-cell>
          <table:table-cell office:value-type="float" office:value="4847" calcext:value-type="float">
            <text:p>4847</text:p>
          </table:table-cell>
          <table:table-cell office:value-type="float" office:value="0.682910547396529" calcext:value-type="float">
            <text:p>0.682910547396529</text:p>
          </table:table-cell>
          <table:table-cell office:value-type="float" office:value="2304226" calcext:value-type="float">
            <text:p>2304226</text:p>
          </table:table-cell>
          <table:table-cell table:formula="of:=100*(1-[.I158]/0.691588785046729)" office:value-type="float" office:value="1.25482625482622" calcext:value-type="float">
            <text:p>1.254826254826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59])" office:value-type="float" office:value="3" calcext:value-type="float">
            <text:p>3</text:p>
          </table:table-cell>
          <table:table-cell office:value-type="float" office:value="4724" calcext:value-type="float">
            <text:p>4724</text:p>
          </table:table-cell>
          <table:table-cell office:value-type="float" office:value="0.685914552736983" calcext:value-type="float">
            <text:p>0.685914552736983</text:p>
          </table:table-cell>
          <table:table-cell office:value-type="float" office:value="994726" calcext:value-type="float">
            <text:p>994726</text:p>
          </table:table-cell>
          <table:table-cell table:formula="of:=100*(1-[.I159]/0.691588785046729)" office:value-type="float" office:value="0.820463320463261" calcext:value-type="float">
            <text:p>0.82046332046326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60])" office:value-type="float" office:value="3" calcext:value-type="float">
            <text:p>3</text:p>
          </table:table-cell>
          <table:table-cell office:value-type="float" office:value="4785" calcext:value-type="float">
            <text:p>4785</text:p>
          </table:table-cell>
          <table:table-cell office:value-type="float" office:value="0.680574098798398" calcext:value-type="float">
            <text:p>0.680574098798398</text:p>
          </table:table-cell>
          <table:table-cell office:value-type="float" office:value="1053641" calcext:value-type="float">
            <text:p>1053641</text:p>
          </table:table-cell>
          <table:table-cell table:formula="of:=100*(1-[.I160]/0.691588785046729)" office:value-type="float" office:value="1.59266409266408" calcext:value-type="float">
            <text:p>1.592664092664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61])" office:value-type="float" office:value="3" calcext:value-type="float">
            <text:p>3</text:p>
          </table:table-cell>
          <table:table-cell office:value-type="float" office:value="4718" calcext:value-type="float">
            <text:p>4718</text:p>
          </table:table-cell>
          <table:table-cell office:value-type="float" office:value="0.688251001335114" calcext:value-type="float">
            <text:p>0.688251001335114</text:p>
          </table:table-cell>
          <table:table-cell office:value-type="float" office:value="1181184" calcext:value-type="float">
            <text:p>1181184</text:p>
          </table:table-cell>
          <table:table-cell table:formula="of:=100*(1-[.I161]/0.691588785046729)" office:value-type="float" office:value="0.48262548262541" calcext:value-type="float">
            <text:p>0.482625482625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62])" office:value-type="float" office:value="3" calcext:value-type="float">
            <text:p>3</text:p>
          </table:table-cell>
          <table:table-cell office:value-type="float" office:value="4702" calcext:value-type="float">
            <text:p>4702</text:p>
          </table:table-cell>
          <table:table-cell office:value-type="float" office:value="0.683578104138852" calcext:value-type="float">
            <text:p>0.683578104138852</text:p>
          </table:table-cell>
          <table:table-cell office:value-type="float" office:value="1319700" calcext:value-type="float">
            <text:p>1319700</text:p>
          </table:table-cell>
          <table:table-cell table:formula="of:=100*(1-[.I162]/0.691588785046729)" office:value-type="float" office:value="1.15830115830114" calcext:value-type="float">
            <text:p>1.158301158301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63])" office:value-type="float" office:value="3" calcext:value-type="float">
            <text:p>3</text:p>
          </table:table-cell>
          <table:table-cell office:value-type="float" office:value="4699" calcext:value-type="float">
            <text:p>4699</text:p>
          </table:table-cell>
          <table:table-cell office:value-type="float" office:value="0.685580774365821" calcext:value-type="float">
            <text:p>0.685580774365821</text:p>
          </table:table-cell>
          <table:table-cell office:value-type="float" office:value="1349762" calcext:value-type="float">
            <text:p>1349762</text:p>
          </table:table-cell>
          <table:table-cell table:formula="of:=100*(1-[.I163]/0.691588785046729)" office:value-type="float" office:value="0.868725868725884" calcext:value-type="float">
            <text:p>0.8687258687258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64])" office:value-type="float" office:value="3" calcext:value-type="float">
            <text:p>3</text:p>
          </table:table-cell>
          <table:table-cell office:value-type="float" office:value="4702" calcext:value-type="float">
            <text:p>4702</text:p>
          </table:table-cell>
          <table:table-cell office:value-type="float" office:value="0.685580774365821" calcext:value-type="float">
            <text:p>0.685580774365821</text:p>
          </table:table-cell>
          <table:table-cell office:value-type="float" office:value="938819" calcext:value-type="float">
            <text:p>938819</text:p>
          </table:table-cell>
          <table:table-cell table:formula="of:=100*(1-[.I164]/0.691588785046729)" office:value-type="float" office:value="0.868725868725884" calcext:value-type="float">
            <text:p>0.8687258687258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65])" office:value-type="float" office:value="3" calcext:value-type="float">
            <text:p>3</text:p>
          </table:table-cell>
          <table:table-cell office:value-type="float" office:value="4703" calcext:value-type="float">
            <text:p>4703</text:p>
          </table:table-cell>
          <table:table-cell office:value-type="float" office:value="0.692923898531375" calcext:value-type="float">
            <text:p>0.692923898531375</text:p>
          </table:table-cell>
          <table:table-cell office:value-type="float" office:value="1205458" calcext:value-type="float">
            <text:p>1205458</text:p>
          </table:table-cell>
          <table:table-cell table:formula="of:=100*(1-[.I165]/0.691588785046729)" office:value-type="float" office:value="-0.193050193050159" calcext:value-type="float">
            <text:p>-0.1930501930501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66])" office:value-type="float" office:value="3" calcext:value-type="float">
            <text:p>3</text:p>
          </table:table-cell>
          <table:table-cell office:value-type="float" office:value="4709" calcext:value-type="float">
            <text:p>4709</text:p>
          </table:table-cell>
          <table:table-cell office:value-type="float" office:value="0.690253671562083" calcext:value-type="float">
            <text:p>0.690253671562083</text:p>
          </table:table-cell>
          <table:table-cell office:value-type="float" office:value="1104782" calcext:value-type="float">
            <text:p>1104782</text:p>
          </table:table-cell>
          <table:table-cell table:formula="of:=100*(1-[.I166]/0.691588785046729)" office:value-type="float" office:value="0.193050193050159" calcext:value-type="float">
            <text:p>0.1930501930501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67])" office:value-type="float" office:value="3" calcext:value-type="float">
            <text:p>3</text:p>
          </table:table-cell>
          <table:table-cell office:value-type="float" office:value="4741" calcext:value-type="float">
            <text:p>4741</text:p>
          </table:table-cell>
          <table:table-cell office:value-type="float" office:value="0.680574098798398" calcext:value-type="float">
            <text:p>0.680574098798398</text:p>
          </table:table-cell>
          <table:table-cell office:value-type="float" office:value="2138329" calcext:value-type="float">
            <text:p>2138329</text:p>
          </table:table-cell>
          <table:table-cell table:formula="of:=100*(1-[.I167]/0.691588785046729)" office:value-type="float" office:value="1.59266409266408" calcext:value-type="float">
            <text:p>1.592664092664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68])" office:value-type="float" office:value="3" calcext:value-type="float">
            <text:p>3</text:p>
          </table:table-cell>
          <table:table-cell office:value-type="float" office:value="4702" calcext:value-type="float">
            <text:p>4702</text:p>
          </table:table-cell>
          <table:table-cell office:value-type="float" office:value="0.683911882510013" calcext:value-type="float">
            <text:p>0.683911882510013</text:p>
          </table:table-cell>
          <table:table-cell office:value-type="float" office:value="1268079" calcext:value-type="float">
            <text:p>1268079</text:p>
          </table:table-cell>
          <table:table-cell table:formula="of:=100*(1-[.I168]/0.691588785046729)" office:value-type="float" office:value="1.11003861003867" calcext:value-type="float">
            <text:p>1.110038610038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69])" office:value-type="float" office:value="3" calcext:value-type="float">
            <text:p>3</text:p>
          </table:table-cell>
          <table:table-cell office:value-type="float" office:value="4721" calcext:value-type="float">
            <text:p>4721</text:p>
          </table:table-cell>
          <table:table-cell office:value-type="float" office:value="0.688918558077437" calcext:value-type="float">
            <text:p>0.688918558077437</text:p>
          </table:table-cell>
          <table:table-cell office:value-type="float" office:value="1092136" calcext:value-type="float">
            <text:p>1092136</text:p>
          </table:table-cell>
          <table:table-cell table:formula="of:=100*(1-[.I169]/0.691588785046729)" office:value-type="float" office:value="0.38610038610033" calcext:value-type="float">
            <text:p>0.386100386100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70])" office:value-type="float" office:value="3" calcext:value-type="float">
            <text:p>3</text:p>
          </table:table-cell>
          <table:table-cell office:value-type="float" office:value="4727" calcext:value-type="float">
            <text:p>4727</text:p>
          </table:table-cell>
          <table:table-cell office:value-type="float" office:value="0.690587449933244" calcext:value-type="float">
            <text:p>0.690587449933244</text:p>
          </table:table-cell>
          <table:table-cell office:value-type="float" office:value="1016264" calcext:value-type="float">
            <text:p>1016264</text:p>
          </table:table-cell>
          <table:table-cell table:formula="of:=100*(1-[.I170]/0.691588785046729)" office:value-type="float" office:value="0.144787644787692" calcext:value-type="float">
            <text:p>0.1447876447876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71])" office:value-type="float" office:value="3" calcext:value-type="float">
            <text:p>3</text:p>
          </table:table-cell>
          <table:table-cell office:value-type="float" office:value="4718" calcext:value-type="float">
            <text:p>4718</text:p>
          </table:table-cell>
          <table:table-cell office:value-type="float" office:value="0.689919893190921" calcext:value-type="float">
            <text:p>0.689919893190921</text:p>
          </table:table-cell>
          <table:table-cell office:value-type="float" office:value="1283286" calcext:value-type="float">
            <text:p>1283286</text:p>
          </table:table-cell>
          <table:table-cell table:formula="of:=100*(1-[.I171]/0.691588785046729)" office:value-type="float" office:value="0.241312741312771" calcext:value-type="float">
            <text:p>0.2413127413127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72])" office:value-type="float" office:value="3" calcext:value-type="float">
            <text:p>3</text:p>
          </table:table-cell>
          <table:table-cell office:value-type="float" office:value="4716" calcext:value-type="float">
            <text:p>4716</text:p>
          </table:table-cell>
          <table:table-cell office:value-type="float" office:value="0.68758344459279" calcext:value-type="float">
            <text:p>0.68758344459279</text:p>
          </table:table-cell>
          <table:table-cell office:value-type="float" office:value="1190351" calcext:value-type="float">
            <text:p>1190351</text:p>
          </table:table-cell>
          <table:table-cell table:formula="of:=100*(1-[.I172]/0.691588785046729)" office:value-type="float" office:value="0.579150579150656" calcext:value-type="float">
            <text:p>0.5791505791506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73])" office:value-type="float" office:value="3" calcext:value-type="float">
            <text:p>3</text:p>
          </table:table-cell>
          <table:table-cell office:value-type="float" office:value="4711" calcext:value-type="float">
            <text:p>4711</text:p>
          </table:table-cell>
          <table:table-cell office:value-type="float" office:value="0.692590120160214" calcext:value-type="float">
            <text:p>0.692590120160214</text:p>
          </table:table-cell>
          <table:table-cell office:value-type="float" office:value="1259448" calcext:value-type="float">
            <text:p>1259448</text:p>
          </table:table-cell>
          <table:table-cell table:formula="of:=100*(1-[.I173]/0.691588785046729)" office:value-type="float" office:value="-0.144787644787692" calcext:value-type="float">
            <text:p>-0.1447876447876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74])" office:value-type="float" office:value="3" calcext:value-type="float">
            <text:p>3</text:p>
          </table:table-cell>
          <table:table-cell office:value-type="float" office:value="4712" calcext:value-type="float">
            <text:p>4712</text:p>
          </table:table-cell>
          <table:table-cell office:value-type="float" office:value="0.692923898531375" calcext:value-type="float">
            <text:p>0.692923898531375</text:p>
          </table:table-cell>
          <table:table-cell office:value-type="float" office:value="1360381" calcext:value-type="float">
            <text:p>1360381</text:p>
          </table:table-cell>
          <table:table-cell table:formula="of:=100*(1-[.I174]/0.691588785046729)" office:value-type="float" office:value="-0.193050193050159" calcext:value-type="float">
            <text:p>-0.1930501930501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75])" office:value-type="float" office:value="3" calcext:value-type="float">
            <text:p>3</text:p>
          </table:table-cell>
          <table:table-cell office:value-type="float" office:value="4730" calcext:value-type="float">
            <text:p>4730</text:p>
          </table:table-cell>
          <table:table-cell office:value-type="float" office:value="0.683578104138852" calcext:value-type="float">
            <text:p>0.683578104138852</text:p>
          </table:table-cell>
          <table:table-cell office:value-type="float" office:value="999263" calcext:value-type="float">
            <text:p>999263</text:p>
          </table:table-cell>
          <table:table-cell table:formula="of:=100*(1-[.I175]/0.691588785046729)" office:value-type="float" office:value="1.15830115830114" calcext:value-type="float">
            <text:p>1.158301158301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76])" office:value-type="float" office:value="3" calcext:value-type="float">
            <text:p>3</text:p>
          </table:table-cell>
          <table:table-cell office:value-type="float" office:value="4732" calcext:value-type="float">
            <text:p>4732</text:p>
          </table:table-cell>
          <table:table-cell office:value-type="float" office:value="0.69392523364486" calcext:value-type="float">
            <text:p>0.69392523364486</text:p>
          </table:table-cell>
          <table:table-cell office:value-type="float" office:value="1113603" calcext:value-type="float">
            <text:p>1113603</text:p>
          </table:table-cell>
          <table:table-cell table:formula="of:=100*(1-[.I176]/0.691588785046729)" office:value-type="float" office:value="-0.337837837837851" calcext:value-type="float">
            <text:p>-0.3378378378378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77])" office:value-type="float" office:value="3" calcext:value-type="float">
            <text:p>3</text:p>
          </table:table-cell>
          <table:table-cell office:value-type="float" office:value="4711" calcext:value-type="float">
            <text:p>4711</text:p>
          </table:table-cell>
          <table:table-cell office:value-type="float" office:value="0.684245660881175" calcext:value-type="float">
            <text:p>0.684245660881175</text:p>
          </table:table-cell>
          <table:table-cell office:value-type="float" office:value="1202575" calcext:value-type="float">
            <text:p>1202575</text:p>
          </table:table-cell>
          <table:table-cell table:formula="of:=100*(1-[.I177]/0.691588785046729)" office:value-type="float" office:value="1.06177606177605" calcext:value-type="float">
            <text:p>1.061776061776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78])" office:value-type="float" office:value="3" calcext:value-type="float">
            <text:p>3</text:p>
          </table:table-cell>
          <table:table-cell office:value-type="float" office:value="4735" calcext:value-type="float">
            <text:p>4735</text:p>
          </table:table-cell>
          <table:table-cell office:value-type="float" office:value="0.680907877169559" calcext:value-type="float">
            <text:p>0.680907877169559</text:p>
          </table:table-cell>
          <table:table-cell office:value-type="float" office:value="1121886" calcext:value-type="float">
            <text:p>1121886</text:p>
          </table:table-cell>
          <table:table-cell table:formula="of:=100*(1-[.I178]/0.691588785046729)" office:value-type="float" office:value="1.54440154440161" calcext:value-type="float">
            <text:p>1.5444015444016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79])" office:value-type="float" office:value="3" calcext:value-type="float">
            <text:p>3</text:p>
          </table:table-cell>
          <table:table-cell office:value-type="float" office:value="4771" calcext:value-type="float">
            <text:p>4771</text:p>
          </table:table-cell>
          <table:table-cell office:value-type="float" office:value="0.686248331108144" calcext:value-type="float">
            <text:p>0.686248331108144</text:p>
          </table:table-cell>
          <table:table-cell office:value-type="float" office:value="1393032" calcext:value-type="float">
            <text:p>1393032</text:p>
          </table:table-cell>
          <table:table-cell table:formula="of:=100*(1-[.I179]/0.691588785046729)" office:value-type="float" office:value="0.772200772200793" calcext:value-type="float">
            <text:p>0.7722007722007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80])" office:value-type="float" office:value="3" calcext:value-type="float">
            <text:p>3</text:p>
          </table:table-cell>
          <table:table-cell office:value-type="float" office:value="4730" calcext:value-type="float">
            <text:p>4730</text:p>
          </table:table-cell>
          <table:table-cell office:value-type="float" office:value="0.688251001335114" calcext:value-type="float">
            <text:p>0.688251001335114</text:p>
          </table:table-cell>
          <table:table-cell office:value-type="float" office:value="2737654" calcext:value-type="float">
            <text:p>2737654</text:p>
          </table:table-cell>
          <table:table-cell table:formula="of:=100*(1-[.I180]/0.691588785046729)" office:value-type="float" office:value="0.48262548262541" calcext:value-type="float">
            <text:p>0.482625482625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81])" office:value-type="float" office:value="3" calcext:value-type="float">
            <text:p>3</text:p>
          </table:table-cell>
          <table:table-cell office:value-type="float" office:value="4713" calcext:value-type="float">
            <text:p>4713</text:p>
          </table:table-cell>
          <table:table-cell office:value-type="float" office:value="0.689919893190921" calcext:value-type="float">
            <text:p>0.689919893190921</text:p>
          </table:table-cell>
          <table:table-cell office:value-type="float" office:value="1304007" calcext:value-type="float">
            <text:p>1304007</text:p>
          </table:table-cell>
          <table:table-cell table:formula="of:=100*(1-[.I181]/0.691588785046729)" office:value-type="float" office:value="0.241312741312771" calcext:value-type="float">
            <text:p>0.2413127413127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82])" office:value-type="float" office:value="3" calcext:value-type="float">
            <text:p>3</text:p>
          </table:table-cell>
          <table:table-cell office:value-type="float" office:value="4717" calcext:value-type="float">
            <text:p>4717</text:p>
          </table:table-cell>
          <table:table-cell office:value-type="float" office:value="0.687917222963952" calcext:value-type="float">
            <text:p>0.687917222963952</text:p>
          </table:table-cell>
          <table:table-cell office:value-type="float" office:value="1371054" calcext:value-type="float">
            <text:p>1371054</text:p>
          </table:table-cell>
          <table:table-cell table:formula="of:=100*(1-[.I182]/0.691588785046729)" office:value-type="float" office:value="0.530888030888022" calcext:value-type="float">
            <text:p>0.5308880308880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83])" office:value-type="float" office:value="3" calcext:value-type="float">
            <text:p>3</text:p>
          </table:table-cell>
          <table:table-cell office:value-type="float" office:value="4757" calcext:value-type="float">
            <text:p>4757</text:p>
          </table:table-cell>
          <table:table-cell office:value-type="float" office:value="0.683578104138852" calcext:value-type="float">
            <text:p>0.683578104138852</text:p>
          </table:table-cell>
          <table:table-cell office:value-type="float" office:value="987077" calcext:value-type="float">
            <text:p>987077</text:p>
          </table:table-cell>
          <table:table-cell table:formula="of:=100*(1-[.I183]/0.691588785046729)" office:value-type="float" office:value="1.15830115830114" calcext:value-type="float">
            <text:p>1.158301158301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84])" office:value-type="float" office:value="3" calcext:value-type="float">
            <text:p>3</text:p>
          </table:table-cell>
          <table:table-cell office:value-type="float" office:value="4737" calcext:value-type="float">
            <text:p>4737</text:p>
          </table:table-cell>
          <table:table-cell office:value-type="float" office:value="0.687249666221629" calcext:value-type="float">
            <text:p>0.687249666221629</text:p>
          </table:table-cell>
          <table:table-cell office:value-type="float" office:value="1325887" calcext:value-type="float">
            <text:p>1325887</text:p>
          </table:table-cell>
          <table:table-cell table:formula="of:=100*(1-[.I184]/0.691588785046729)" office:value-type="float" office:value="0.627413127413101" calcext:value-type="float">
            <text:p>0.6274131274131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85])" office:value-type="float" office:value="3" calcext:value-type="float">
            <text:p>3</text:p>
          </table:table-cell>
          <table:table-cell office:value-type="float" office:value="4772" calcext:value-type="float">
            <text:p>4772</text:p>
          </table:table-cell>
          <table:table-cell office:value-type="float" office:value="0.684913217623498" calcext:value-type="float">
            <text:p>0.684913217623498</text:p>
          </table:table-cell>
          <table:table-cell office:value-type="float" office:value="1553083" calcext:value-type="float">
            <text:p>1553083</text:p>
          </table:table-cell>
          <table:table-cell table:formula="of:=100*(1-[.I185]/0.691588785046729)" office:value-type="float" office:value="0.965250965250963" calcext:value-type="float">
            <text:p>0.9652509652509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86])" office:value-type="float" office:value="3" calcext:value-type="float">
            <text:p>3</text:p>
          </table:table-cell>
          <table:table-cell office:value-type="float" office:value="4697" calcext:value-type="float">
            <text:p>4697</text:p>
          </table:table-cell>
          <table:table-cell office:value-type="float" office:value="0.679906542056075" calcext:value-type="float">
            <text:p>0.679906542056075</text:p>
          </table:table-cell>
          <table:table-cell office:value-type="float" office:value="1580801" calcext:value-type="float">
            <text:p>1580801</text:p>
          </table:table-cell>
          <table:table-cell table:formula="of:=100*(1-[.I186]/0.691588785046729)" office:value-type="float" office:value="1.68918918918917" calcext:value-type="float">
            <text:p>1.689189189189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87])" office:value-type="float" office:value="3" calcext:value-type="float">
            <text:p>3</text:p>
          </table:table-cell>
          <table:table-cell office:value-type="float" office:value="4746" calcext:value-type="float">
            <text:p>4746</text:p>
          </table:table-cell>
          <table:table-cell office:value-type="float" office:value="0.68958611481976" calcext:value-type="float">
            <text:p>0.68958611481976</text:p>
          </table:table-cell>
          <table:table-cell office:value-type="float" office:value="1290685" calcext:value-type="float">
            <text:p>1290685</text:p>
          </table:table-cell>
          <table:table-cell table:formula="of:=100*(1-[.I187]/0.691588785046729)" office:value-type="float" office:value="0.289575289575261" calcext:value-type="float">
            <text:p>0.28957528957526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88])" office:value-type="float" office:value="3" calcext:value-type="float">
            <text:p>3</text:p>
          </table:table-cell>
          <table:table-cell office:value-type="float" office:value="4719" calcext:value-type="float">
            <text:p>4719</text:p>
          </table:table-cell>
          <table:table-cell office:value-type="float" office:value="0.688918558077437" calcext:value-type="float">
            <text:p>0.688918558077437</text:p>
          </table:table-cell>
          <table:table-cell office:value-type="float" office:value="1374001" calcext:value-type="float">
            <text:p>1374001</text:p>
          </table:table-cell>
          <table:table-cell table:formula="of:=100*(1-[.I188]/0.691588785046729)" office:value-type="float" office:value="0.38610038610033" calcext:value-type="float">
            <text:p>0.386100386100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89])" office:value-type="float" office:value="3" calcext:value-type="float">
            <text:p>3</text:p>
          </table:table-cell>
          <table:table-cell office:value-type="float" office:value="4724" calcext:value-type="float">
            <text:p>4724</text:p>
          </table:table-cell>
          <table:table-cell office:value-type="float" office:value="0.686248331108144" calcext:value-type="float">
            <text:p>0.686248331108144</text:p>
          </table:table-cell>
          <table:table-cell office:value-type="float" office:value="1567012" calcext:value-type="float">
            <text:p>1567012</text:p>
          </table:table-cell>
          <table:table-cell table:formula="of:=100*(1-[.I189]/0.691588785046729)" office:value-type="float" office:value="0.772200772200793" calcext:value-type="float">
            <text:p>0.7722007722007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90])" office:value-type="float" office:value="3" calcext:value-type="float">
            <text:p>3</text:p>
          </table:table-cell>
          <table:table-cell office:value-type="float" office:value="4716" calcext:value-type="float">
            <text:p>4716</text:p>
          </table:table-cell>
          <table:table-cell office:value-type="float" office:value="0.69392523364486" calcext:value-type="float">
            <text:p>0.69392523364486</text:p>
          </table:table-cell>
          <table:table-cell office:value-type="float" office:value="1331222" calcext:value-type="float">
            <text:p>1331222</text:p>
          </table:table-cell>
          <table:table-cell table:formula="of:=100*(1-[.I190]/0.691588785046729)" office:value-type="float" office:value="-0.337837837837851" calcext:value-type="float">
            <text:p>-0.3378378378378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91])" office:value-type="float" office:value="3" calcext:value-type="float">
            <text:p>3</text:p>
          </table:table-cell>
          <table:table-cell office:value-type="float" office:value="4718" calcext:value-type="float">
            <text:p>4718</text:p>
          </table:table-cell>
          <table:table-cell office:value-type="float" office:value="0.690253671562083" calcext:value-type="float">
            <text:p>0.690253671562083</text:p>
          </table:table-cell>
          <table:table-cell office:value-type="float" office:value="1311100" calcext:value-type="float">
            <text:p>1311100</text:p>
          </table:table-cell>
          <table:table-cell table:formula="of:=100*(1-[.I191]/0.691588785046729)" office:value-type="float" office:value="0.193050193050159" calcext:value-type="float">
            <text:p>0.1930501930501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92])" office:value-type="float" office:value="3" calcext:value-type="float">
            <text:p>3</text:p>
          </table:table-cell>
          <table:table-cell office:value-type="float" office:value="4748" calcext:value-type="float">
            <text:p>4748</text:p>
          </table:table-cell>
          <table:table-cell office:value-type="float" office:value="0.692923898531375" calcext:value-type="float">
            <text:p>0.692923898531375</text:p>
          </table:table-cell>
          <table:table-cell office:value-type="float" office:value="1372665" calcext:value-type="float">
            <text:p>1372665</text:p>
          </table:table-cell>
          <table:table-cell table:formula="of:=100*(1-[.I192]/0.691588785046729)" office:value-type="float" office:value="-0.193050193050159" calcext:value-type="float">
            <text:p>-0.1930501930501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93])" office:value-type="float" office:value="3" calcext:value-type="float">
            <text:p>3</text:p>
          </table:table-cell>
          <table:table-cell office:value-type="float" office:value="4736" calcext:value-type="float">
            <text:p>4736</text:p>
          </table:table-cell>
          <table:table-cell office:value-type="float" office:value="0.688918558077437" calcext:value-type="float">
            <text:p>0.688918558077437</text:p>
          </table:table-cell>
          <table:table-cell office:value-type="float" office:value="1508867" calcext:value-type="float">
            <text:p>1508867</text:p>
          </table:table-cell>
          <table:table-cell table:formula="of:=100*(1-[.I193]/0.691588785046729)" office:value-type="float" office:value="0.38610038610033" calcext:value-type="float">
            <text:p>0.386100386100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94])" office:value-type="float" office:value="3" calcext:value-type="float">
            <text:p>3</text:p>
          </table:table-cell>
          <table:table-cell office:value-type="float" office:value="4706" calcext:value-type="float">
            <text:p>4706</text:p>
          </table:table-cell>
          <table:table-cell office:value-type="float" office:value="0.694259012016021" calcext:value-type="float">
            <text:p>0.694259012016021</text:p>
          </table:table-cell>
          <table:table-cell office:value-type="float" office:value="1229908" calcext:value-type="float">
            <text:p>1229908</text:p>
          </table:table-cell>
          <table:table-cell table:formula="of:=100*(1-[.I194]/0.691588785046729)" office:value-type="float" office:value="-0.386100386100319" calcext:value-type="float">
            <text:p>-0.3861003861003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95])" office:value-type="float" office:value="3" calcext:value-type="float">
            <text:p>3</text:p>
          </table:table-cell>
          <table:table-cell office:value-type="float" office:value="4722" calcext:value-type="float">
            <text:p>4722</text:p>
          </table:table-cell>
          <table:table-cell office:value-type="float" office:value="0.695260347129506" calcext:value-type="float">
            <text:p>0.695260347129506</text:p>
          </table:table-cell>
          <table:table-cell office:value-type="float" office:value="1357089" calcext:value-type="float">
            <text:p>1357089</text:p>
          </table:table-cell>
          <table:table-cell table:formula="of:=100*(1-[.I195]/0.691588785046729)" office:value-type="float" office:value="-0.53088803088801" calcext:value-type="float">
            <text:p>-0.530888030888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96])" office:value-type="float" office:value="3" calcext:value-type="float">
            <text:p>3</text:p>
          </table:table-cell>
          <table:table-cell office:value-type="float" office:value="4767" calcext:value-type="float">
            <text:p>4767</text:p>
          </table:table-cell>
          <table:table-cell office:value-type="float" office:value="0.690921228304406" calcext:value-type="float">
            <text:p>0.690921228304406</text:p>
          </table:table-cell>
          <table:table-cell office:value-type="float" office:value="1456583" calcext:value-type="float">
            <text:p>1456583</text:p>
          </table:table-cell>
          <table:table-cell table:formula="of:=100*(1-[.I196]/0.691588785046729)" office:value-type="float" office:value="0.0965250965250797" calcext:value-type="float">
            <text:p>0.096525096525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97])" office:value-type="float" office:value="3" calcext:value-type="float">
            <text:p>3</text:p>
          </table:table-cell>
          <table:table-cell office:value-type="float" office:value="4712" calcext:value-type="float">
            <text:p>4712</text:p>
          </table:table-cell>
          <table:table-cell office:value-type="float" office:value="0.692256341789052" calcext:value-type="float">
            <text:p>0.692256341789052</text:p>
          </table:table-cell>
          <table:table-cell office:value-type="float" office:value="1259642" calcext:value-type="float">
            <text:p>1259642</text:p>
          </table:table-cell>
          <table:table-cell table:formula="of:=100*(1-[.I197]/0.691588785046729)" office:value-type="float" office:value="-0.0965250965250908" calcext:value-type="float">
            <text:p>-0.0965250965250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98])" office:value-type="float" office:value="3" calcext:value-type="float">
            <text:p>3</text:p>
          </table:table-cell>
          <table:table-cell office:value-type="float" office:value="4703" calcext:value-type="float">
            <text:p>4703</text:p>
          </table:table-cell>
          <table:table-cell office:value-type="float" office:value="0.688251001335114" calcext:value-type="float">
            <text:p>0.688251001335114</text:p>
          </table:table-cell>
          <table:table-cell office:value-type="float" office:value="1242101" calcext:value-type="float">
            <text:p>1242101</text:p>
          </table:table-cell>
          <table:table-cell table:formula="of:=100*(1-[.I198]/0.691588785046729)" office:value-type="float" office:value="0.48262548262541" calcext:value-type="float">
            <text:p>0.482625482625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199])" office:value-type="float" office:value="3" calcext:value-type="float">
            <text:p>3</text:p>
          </table:table-cell>
          <table:table-cell office:value-type="float" office:value="4736" calcext:value-type="float">
            <text:p>4736</text:p>
          </table:table-cell>
          <table:table-cell office:value-type="float" office:value="0.687249666221629" calcext:value-type="float">
            <text:p>0.687249666221629</text:p>
          </table:table-cell>
          <table:table-cell office:value-type="float" office:value="1248447" calcext:value-type="float">
            <text:p>1248447</text:p>
          </table:table-cell>
          <table:table-cell table:formula="of:=100*(1-[.I199]/0.691588785046729)" office:value-type="float" office:value="0.627413127413101" calcext:value-type="float">
            <text:p>0.6274131274131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200])" office:value-type="float" office:value="3" calcext:value-type="float">
            <text:p>3</text:p>
          </table:table-cell>
          <table:table-cell office:value-type="float" office:value="4751" calcext:value-type="float">
            <text:p>4751</text:p>
          </table:table-cell>
          <table:table-cell office:value-type="float" office:value="0.685580774365821" calcext:value-type="float">
            <text:p>0.685580774365821</text:p>
          </table:table-cell>
          <table:table-cell office:value-type="float" office:value="1341095" calcext:value-type="float">
            <text:p>1341095</text:p>
          </table:table-cell>
          <table:table-cell table:formula="of:=100*(1-[.I200]/0.691588785046729)" office:value-type="float" office:value="0.868725868725884" calcext:value-type="float">
            <text:p>0.8687258687258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10([.F201])" office:value-type="float" office:value="3" calcext:value-type="float">
            <text:p>3</text:p>
          </table:table-cell>
          <table:table-cell office:value-type="float" office:value="4725" calcext:value-type="float">
            <text:p>4725</text:p>
          </table:table-cell>
          <table:table-cell office:value-type="float" office:value="0.691922563417891" calcext:value-type="float">
            <text:p>0.691922563417891</text:p>
          </table:table-cell>
          <table:table-cell office:value-type="float" office:value="1133813" calcext:value-type="float">
            <text:p>1133813</text:p>
          </table:table-cell>
          <table:table-cell table:formula="of:=100*(1-[.I201]/0.691588785046729)" office:value-type="float" office:value="-0.0482625482626231" calcext:value-type="float">
            <text:p>-0.0482625482626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02])" office:value-type="float" office:value="1" calcext:value-type="float">
            <text:p>1</text:p>
          </table:table-cell>
          <table:table-cell office:value-type="float" office:value="2746" calcext:value-type="float">
            <text:p>2746</text:p>
          </table:table-cell>
          <table:table-cell office:value-type="float" office:value="0.841121495327103" calcext:value-type="float">
            <text:p>0.841121495327103</text:p>
          </table:table-cell>
          <table:table-cell office:value-type="float" office:value="1723183" calcext:value-type="float">
            <text:p>1723183</text:p>
          </table:table-cell>
          <table:table-cell table:formula="of:=100*(1-[.I202]/0.856809078771695)" office:value-type="float" office:value="1.83093104791576" calcext:value-type="float">
            <text:p>1.830931047915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03])" office:value-type="float" office:value="1" calcext:value-type="float">
            <text:p>1</text:p>
          </table:table-cell>
          <table:table-cell office:value-type="float" office:value="2600" calcext:value-type="float">
            <text:p>2600</text:p>
          </table:table-cell>
          <table:table-cell office:value-type="float" office:value="0.856809078771695" calcext:value-type="float">
            <text:p>0.856809078771695</text:p>
          </table:table-cell>
          <table:table-cell office:value-type="float" office:value="2425192" calcext:value-type="float">
            <text:p>2425192</text:p>
          </table:table-cell>
          <table:table-cell table:formula="of:=100*(1-[.I203]/0.856809078771695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04])" office:value-type="float" office:value="1" calcext:value-type="float">
            <text:p>1</text:p>
          </table:table-cell>
          <table:table-cell office:value-type="float" office:value="2599" calcext:value-type="float">
            <text:p>2599</text:p>
          </table:table-cell>
          <table:table-cell office:value-type="float" office:value="0.85781041388518" calcext:value-type="float">
            <text:p>0.85781041388518</text:p>
          </table:table-cell>
          <table:table-cell office:value-type="float" office:value="2893323" calcext:value-type="float">
            <text:p>2893323</text:p>
          </table:table-cell>
          <table:table-cell table:formula="of:=100*(1-[.I204]/0.856809078771695)" office:value-type="float" office:value="-0.116867939228693" calcext:value-type="float">
            <text:p>-0.1168679392286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05])" office:value-type="float" office:value="1" calcext:value-type="float">
            <text:p>1</text:p>
          </table:table-cell>
          <table:table-cell office:value-type="float" office:value="2637" calcext:value-type="float">
            <text:p>2637</text:p>
          </table:table-cell>
          <table:table-cell office:value-type="float" office:value="0.848130841121495" calcext:value-type="float">
            <text:p>0.848130841121495</text:p>
          </table:table-cell>
          <table:table-cell office:value-type="float" office:value="2521044" calcext:value-type="float">
            <text:p>2521044</text:p>
          </table:table-cell>
          <table:table-cell table:formula="of:=100*(1-[.I205]/0.856809078771695)" office:value-type="float" office:value="1.01285547331513" calcext:value-type="float">
            <text:p>1.012855473315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06])" office:value-type="float" office:value="1" calcext:value-type="float">
            <text:p>1</text:p>
          </table:table-cell>
          <table:table-cell office:value-type="float" office:value="2592" calcext:value-type="float">
            <text:p>2592</text:p>
          </table:table-cell>
          <table:table-cell office:value-type="float" office:value="0.856475300400534" calcext:value-type="float">
            <text:p>0.856475300400534</text:p>
          </table:table-cell>
          <table:table-cell office:value-type="float" office:value="3061646" calcext:value-type="float">
            <text:p>3061646</text:p>
          </table:table-cell>
          <table:table-cell table:formula="of:=100*(1-[.I206]/0.856809078771695)" office:value-type="float" office:value="0.0389559797428274" calcext:value-type="float">
            <text:p>0.0389559797428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07])" office:value-type="float" office:value="1" calcext:value-type="float">
            <text:p>1</text:p>
          </table:table-cell>
          <table:table-cell office:value-type="float" office:value="2611" calcext:value-type="float">
            <text:p>2611</text:p>
          </table:table-cell>
          <table:table-cell office:value-type="float" office:value="0.854138851802403" calcext:value-type="float">
            <text:p>0.854138851802403</text:p>
          </table:table-cell>
          <table:table-cell office:value-type="float" office:value="2628721" calcext:value-type="float">
            <text:p>2628721</text:p>
          </table:table-cell>
          <table:table-cell table:formula="of:=100*(1-[.I207]/0.856809078771695)" office:value-type="float" office:value="0.311647837943074" calcext:value-type="float">
            <text:p>0.3116478379430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08])" office:value-type="float" office:value="1" calcext:value-type="float">
            <text:p>1</text:p>
          </table:table-cell>
          <table:table-cell office:value-type="float" office:value="2632" calcext:value-type="float">
            <text:p>2632</text:p>
          </table:table-cell>
          <table:table-cell office:value-type="float" office:value="0.854472630173565" calcext:value-type="float">
            <text:p>0.854472630173565</text:p>
          </table:table-cell>
          <table:table-cell office:value-type="float" office:value="3044579" calcext:value-type="float">
            <text:p>3044579</text:p>
          </table:table-cell>
          <table:table-cell table:formula="of:=100*(1-[.I208]/0.856809078771695)" office:value-type="float" office:value="0.272691858200136" calcext:value-type="float">
            <text:p>0.2726918582001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09])" office:value-type="float" office:value="1" calcext:value-type="float">
            <text:p>1</text:p>
          </table:table-cell>
          <table:table-cell office:value-type="float" office:value="2761" calcext:value-type="float">
            <text:p>2761</text:p>
          </table:table-cell>
          <table:table-cell office:value-type="float" office:value="0.839118825100134" calcext:value-type="float">
            <text:p>0.839118825100134</text:p>
          </table:table-cell>
          <table:table-cell office:value-type="float" office:value="3504082" calcext:value-type="float">
            <text:p>3504082</text:p>
          </table:table-cell>
          <table:table-cell table:formula="of:=100*(1-[.I209]/0.856809078771695)" office:value-type="float" office:value="2.06466692637308" calcext:value-type="float">
            <text:p>2.064666926373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10])" office:value-type="float" office:value="1" calcext:value-type="float">
            <text:p>1</text:p>
          </table:table-cell>
          <table:table-cell office:value-type="float" office:value="2595" calcext:value-type="float">
            <text:p>2595</text:p>
          </table:table-cell>
          <table:table-cell office:value-type="float" office:value="0.856475300400534" calcext:value-type="float">
            <text:p>0.856475300400534</text:p>
          </table:table-cell>
          <table:table-cell office:value-type="float" office:value="3526853" calcext:value-type="float">
            <text:p>3526853</text:p>
          </table:table-cell>
          <table:table-cell table:formula="of:=100*(1-[.I210]/0.856809078771695)" office:value-type="float" office:value="0.0389559797428274" calcext:value-type="float">
            <text:p>0.0389559797428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11])" office:value-type="float" office:value="1" calcext:value-type="float">
            <text:p>1</text:p>
          </table:table-cell>
          <table:table-cell office:value-type="float" office:value="2601" calcext:value-type="float">
            <text:p>2601</text:p>
          </table:table-cell>
          <table:table-cell office:value-type="float" office:value="0.857476635514018" calcext:value-type="float">
            <text:p>0.857476635514018</text:p>
          </table:table-cell>
          <table:table-cell office:value-type="float" office:value="2441358" calcext:value-type="float">
            <text:p>2441358</text:p>
          </table:table-cell>
          <table:table-cell table:formula="of:=100*(1-[.I211]/0.856809078771695)" office:value-type="float" office:value="-0.0779119594857658" calcext:value-type="float">
            <text:p>-0.0779119594857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12])" office:value-type="float" office:value="1" calcext:value-type="float">
            <text:p>1</text:p>
          </table:table-cell>
          <table:table-cell office:value-type="float" office:value="2593" calcext:value-type="float">
            <text:p>2593</text:p>
          </table:table-cell>
          <table:table-cell office:value-type="float" office:value="0.858144192256342" calcext:value-type="float">
            <text:p>0.858144192256342</text:p>
          </table:table-cell>
          <table:table-cell office:value-type="float" office:value="2528726" calcext:value-type="float">
            <text:p>2528726</text:p>
          </table:table-cell>
          <table:table-cell table:formula="of:=100*(1-[.I212]/0.856809078771695)" office:value-type="float" office:value="-0.155823918971665" calcext:value-type="float">
            <text:p>-0.1558239189716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13])" office:value-type="float" office:value="1" calcext:value-type="float">
            <text:p>1</text:p>
          </table:table-cell>
          <table:table-cell office:value-type="float" office:value="2892" calcext:value-type="float">
            <text:p>2892</text:p>
          </table:table-cell>
          <table:table-cell office:value-type="float" office:value="0.836448598130841" calcext:value-type="float">
            <text:p>0.836448598130841</text:p>
          </table:table-cell>
          <table:table-cell office:value-type="float" office:value="3347297" calcext:value-type="float">
            <text:p>3347297</text:p>
          </table:table-cell>
          <table:table-cell table:formula="of:=100*(1-[.I213]/0.856809078771695)" office:value-type="float" office:value="2.37631476431628" calcext:value-type="float">
            <text:p>2.376314764316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14])" office:value-type="float" office:value="1" calcext:value-type="float">
            <text:p>1</text:p>
          </table:table-cell>
          <table:table-cell office:value-type="float" office:value="2597" calcext:value-type="float">
            <text:p>2597</text:p>
          </table:table-cell>
          <table:table-cell office:value-type="float" office:value="0.856475300400534" calcext:value-type="float">
            <text:p>0.856475300400534</text:p>
          </table:table-cell>
          <table:table-cell office:value-type="float" office:value="3020578" calcext:value-type="float">
            <text:p>3020578</text:p>
          </table:table-cell>
          <table:table-cell table:formula="of:=100*(1-[.I214]/0.856809078771695)" office:value-type="float" office:value="0.0389559797428274" calcext:value-type="float">
            <text:p>0.0389559797428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15])" office:value-type="float" office:value="1" calcext:value-type="float">
            <text:p>1</text:p>
          </table:table-cell>
          <table:table-cell office:value-type="float" office:value="2595" calcext:value-type="float">
            <text:p>2595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3426091" calcext:value-type="float">
            <text:p>3426091</text:p>
          </table:table-cell>
          <table:table-cell table:formula="of:=100*(1-[.I215]/0.856809078771695)" office:value-type="float" office:value="-0.0389559797429495" calcext:value-type="float">
            <text:p>-0.038955979742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16])" office:value-type="float" office:value="1" calcext:value-type="float">
            <text:p>1</text:p>
          </table:table-cell>
          <table:table-cell office:value-type="float" office:value="2594" calcext:value-type="float">
            <text:p>2594</text:p>
          </table:table-cell>
          <table:table-cell office:value-type="float" office:value="0.857476635514018" calcext:value-type="float">
            <text:p>0.857476635514018</text:p>
          </table:table-cell>
          <table:table-cell office:value-type="float" office:value="2810997" calcext:value-type="float">
            <text:p>2810997</text:p>
          </table:table-cell>
          <table:table-cell table:formula="of:=100*(1-[.I216]/0.856809078771695)" office:value-type="float" office:value="-0.0779119594857658" calcext:value-type="float">
            <text:p>-0.0779119594857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17])" office:value-type="float" office:value="1" calcext:value-type="float">
            <text:p>1</text:p>
          </table:table-cell>
          <table:table-cell office:value-type="float" office:value="2611" calcext:value-type="float">
            <text:p>2611</text:p>
          </table:table-cell>
          <table:table-cell office:value-type="float" office:value="0.854472630173565" calcext:value-type="float">
            <text:p>0.854472630173565</text:p>
          </table:table-cell>
          <table:table-cell office:value-type="float" office:value="2432758" calcext:value-type="float">
            <text:p>2432758</text:p>
          </table:table-cell>
          <table:table-cell table:formula="of:=100*(1-[.I217]/0.856809078771695)" office:value-type="float" office:value="0.272691858200136" calcext:value-type="float">
            <text:p>0.2726918582001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18])" office:value-type="float" office:value="1" calcext:value-type="float">
            <text:p>1</text:p>
          </table:table-cell>
          <table:table-cell office:value-type="float" office:value="2663" calcext:value-type="float">
            <text:p>2663</text:p>
          </table:table-cell>
          <table:table-cell office:value-type="float" office:value="0.851134846461949" calcext:value-type="float">
            <text:p>0.851134846461949</text:p>
          </table:table-cell>
          <table:table-cell office:value-type="float" office:value="2562353" calcext:value-type="float">
            <text:p>2562353</text:p>
          </table:table-cell>
          <table:table-cell table:formula="of:=100*(1-[.I218]/0.856809078771695)" office:value-type="float" office:value="0.662251655629109" calcext:value-type="float">
            <text:p>0.6622516556291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19])" office:value-type="float" office:value="1" calcext:value-type="float">
            <text:p>1</text:p>
          </table:table-cell>
          <table:table-cell office:value-type="float" office:value="2602" calcext:value-type="float">
            <text:p>2602</text:p>
          </table:table-cell>
          <table:table-cell office:value-type="float" office:value="0.853137516688919" calcext:value-type="float">
            <text:p>0.853137516688919</text:p>
          </table:table-cell>
          <table:table-cell office:value-type="float" office:value="5263479" calcext:value-type="float">
            <text:p>5263479</text:p>
          </table:table-cell>
          <table:table-cell table:formula="of:=100*(1-[.I219]/0.856809078771695)" office:value-type="float" office:value="0.42851577717169" calcext:value-type="float">
            <text:p>0.428515777171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20])" office:value-type="float" office:value="1" calcext:value-type="float">
            <text:p>1</text:p>
          </table:table-cell>
          <table:table-cell office:value-type="float" office:value="2644" calcext:value-type="float">
            <text:p>2644</text:p>
          </table:table-cell>
          <table:table-cell office:value-type="float" office:value="0.855473965287049" calcext:value-type="float">
            <text:p>0.855473965287049</text:p>
          </table:table-cell>
          <table:table-cell office:value-type="float" office:value="3276023" calcext:value-type="float">
            <text:p>3276023</text:p>
          </table:table-cell>
          <table:table-cell table:formula="of:=100*(1-[.I220]/0.856809078771695)" office:value-type="float" office:value="0.155823918971543" calcext:value-type="float">
            <text:p>0.1558239189715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21])" office:value-type="float" office:value="1" calcext:value-type="float">
            <text:p>1</text:p>
          </table:table-cell>
          <table:table-cell office:value-type="float" office:value="2635" calcext:value-type="float">
            <text:p>2635</text:p>
          </table:table-cell>
          <table:table-cell office:value-type="float" office:value="0.854472630173565" calcext:value-type="float">
            <text:p>0.854472630173565</text:p>
          </table:table-cell>
          <table:table-cell office:value-type="float" office:value="3355577" calcext:value-type="float">
            <text:p>3355577</text:p>
          </table:table-cell>
          <table:table-cell table:formula="of:=100*(1-[.I221]/0.856809078771695)" office:value-type="float" office:value="0.272691858200136" calcext:value-type="float">
            <text:p>0.2726918582001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22])" office:value-type="float" office:value="1" calcext:value-type="float">
            <text:p>1</text:p>
          </table:table-cell>
          <table:table-cell office:value-type="float" office:value="2649" calcext:value-type="float">
            <text:p>2649</text:p>
          </table:table-cell>
          <table:table-cell office:value-type="float" office:value="0.849465954606142" calcext:value-type="float">
            <text:p>0.849465954606142</text:p>
          </table:table-cell>
          <table:table-cell office:value-type="float" office:value="2581237" calcext:value-type="float">
            <text:p>2581237</text:p>
          </table:table-cell>
          <table:table-cell table:formula="of:=100*(1-[.I222]/0.856809078771695)" office:value-type="float" office:value="0.857031554343468" calcext:value-type="float">
            <text:p>0.8570315543434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23])" office:value-type="float" office:value="1" calcext:value-type="float">
            <text:p>1</text:p>
          </table:table-cell>
          <table:table-cell office:value-type="float" office:value="2596" calcext:value-type="float">
            <text:p>2596</text:p>
          </table:table-cell>
          <table:table-cell office:value-type="float" office:value="0.858811748998665" calcext:value-type="float">
            <text:p>0.858811748998665</text:p>
          </table:table-cell>
          <table:table-cell office:value-type="float" office:value="2650961" calcext:value-type="float">
            <text:p>2650961</text:p>
          </table:table-cell>
          <table:table-cell table:formula="of:=100*(1-[.I223]/0.856809078771695)" office:value-type="float" office:value="-0.233735878457431" calcext:value-type="float">
            <text:p>-0.2337358784574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24])" office:value-type="float" office:value="1" calcext:value-type="float">
            <text:p>1</text:p>
          </table:table-cell>
          <table:table-cell office:value-type="float" office:value="2609" calcext:value-type="float">
            <text:p>2609</text:p>
          </table:table-cell>
          <table:table-cell office:value-type="float" office:value="0.858477970627503" calcext:value-type="float">
            <text:p>0.858477970627503</text:p>
          </table:table-cell>
          <table:table-cell office:value-type="float" office:value="3439032" calcext:value-type="float">
            <text:p>3439032</text:p>
          </table:table-cell>
          <table:table-cell table:formula="of:=100*(1-[.I224]/0.856809078771695)" office:value-type="float" office:value="-0.194779898714481" calcext:value-type="float">
            <text:p>-0.1947798987144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25])" office:value-type="float" office:value="1" calcext:value-type="float">
            <text:p>1</text:p>
          </table:table-cell>
          <table:table-cell office:value-type="float" office:value="2628" calcext:value-type="float">
            <text:p>2628</text:p>
          </table:table-cell>
          <table:table-cell office:value-type="float" office:value="0.856141522029372" calcext:value-type="float">
            <text:p>0.856141522029372</text:p>
          </table:table-cell>
          <table:table-cell office:value-type="float" office:value="2801855" calcext:value-type="float">
            <text:p>2801855</text:p>
          </table:table-cell>
          <table:table-cell table:formula="of:=100*(1-[.I225]/0.856809078771695)" office:value-type="float" office:value="0.0779119594857658" calcext:value-type="float">
            <text:p>0.0779119594857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26])" office:value-type="float" office:value="1" calcext:value-type="float">
            <text:p>1</text:p>
          </table:table-cell>
          <table:table-cell office:value-type="float" office:value="2594" calcext:value-type="float">
            <text:p>2594</text:p>
          </table:table-cell>
          <table:table-cell office:value-type="float" office:value="0.856809078771695" calcext:value-type="float">
            <text:p>0.856809078771695</text:p>
          </table:table-cell>
          <table:table-cell office:value-type="float" office:value="2681972" calcext:value-type="float">
            <text:p>2681972</text:p>
          </table:table-cell>
          <table:table-cell table:formula="of:=100*(1-[.I226]/0.856809078771695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27])" office:value-type="float" office:value="1" calcext:value-type="float">
            <text:p>1</text:p>
          </table:table-cell>
          <table:table-cell office:value-type="float" office:value="2591" calcext:value-type="float">
            <text:p>2591</text:p>
          </table:table-cell>
          <table:table-cell office:value-type="float" office:value="0.855473965287049" calcext:value-type="float">
            <text:p>0.855473965287049</text:p>
          </table:table-cell>
          <table:table-cell office:value-type="float" office:value="2657786" calcext:value-type="float">
            <text:p>2657786</text:p>
          </table:table-cell>
          <table:table-cell table:formula="of:=100*(1-[.I227]/0.856809078771695)" office:value-type="float" office:value="0.155823918971543" calcext:value-type="float">
            <text:p>0.1558239189715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28])" office:value-type="float" office:value="1" calcext:value-type="float">
            <text:p>1</text:p>
          </table:table-cell>
          <table:table-cell office:value-type="float" office:value="2597" calcext:value-type="float">
            <text:p>2597</text:p>
          </table:table-cell>
          <table:table-cell office:value-type="float" office:value="0.85781041388518" calcext:value-type="float">
            <text:p>0.85781041388518</text:p>
          </table:table-cell>
          <table:table-cell office:value-type="float" office:value="3557870" calcext:value-type="float">
            <text:p>3557870</text:p>
          </table:table-cell>
          <table:table-cell table:formula="of:=100*(1-[.I228]/0.856809078771695)" office:value-type="float" office:value="-0.116867939228693" calcext:value-type="float">
            <text:p>-0.1168679392286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29])" office:value-type="float" office:value="1" calcext:value-type="float">
            <text:p>1</text:p>
          </table:table-cell>
          <table:table-cell office:value-type="float" office:value="2596" calcext:value-type="float">
            <text:p>2596</text:p>
          </table:table-cell>
          <table:table-cell office:value-type="float" office:value="0.856475300400534" calcext:value-type="float">
            <text:p>0.856475300400534</text:p>
          </table:table-cell>
          <table:table-cell office:value-type="float" office:value="3160795" calcext:value-type="float">
            <text:p>3160795</text:p>
          </table:table-cell>
          <table:table-cell table:formula="of:=100*(1-[.I229]/0.856809078771695)" office:value-type="float" office:value="0.0389559797428274" calcext:value-type="float">
            <text:p>0.0389559797428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30])" office:value-type="float" office:value="1" calcext:value-type="float">
            <text:p>1</text:p>
          </table:table-cell>
          <table:table-cell office:value-type="float" office:value="2597" calcext:value-type="float">
            <text:p>2597</text:p>
          </table:table-cell>
          <table:table-cell office:value-type="float" office:value="0.855473965287049" calcext:value-type="float">
            <text:p>0.855473965287049</text:p>
          </table:table-cell>
          <table:table-cell office:value-type="float" office:value="3248997" calcext:value-type="float">
            <text:p>3248997</text:p>
          </table:table-cell>
          <table:table-cell table:formula="of:=100*(1-[.I230]/0.856809078771695)" office:value-type="float" office:value="0.155823918971543" calcext:value-type="float">
            <text:p>0.1558239189715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31])" office:value-type="float" office:value="1" calcext:value-type="float">
            <text:p>1</text:p>
          </table:table-cell>
          <table:table-cell office:value-type="float" office:value="2669" calcext:value-type="float">
            <text:p>2669</text:p>
          </table:table-cell>
          <table:table-cell office:value-type="float" office:value="0.855473965287049" calcext:value-type="float">
            <text:p>0.855473965287049</text:p>
          </table:table-cell>
          <table:table-cell office:value-type="float" office:value="3507708" calcext:value-type="float">
            <text:p>3507708</text:p>
          </table:table-cell>
          <table:table-cell table:formula="of:=100*(1-[.I231]/0.856809078771695)" office:value-type="float" office:value="0.155823918971543" calcext:value-type="float">
            <text:p>0.1558239189715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32])" office:value-type="float" office:value="1" calcext:value-type="float">
            <text:p>1</text:p>
          </table:table-cell>
          <table:table-cell office:value-type="float" office:value="2595" calcext:value-type="float">
            <text:p>2595</text:p>
          </table:table-cell>
          <table:table-cell office:value-type="float" office:value="0.856141522029372" calcext:value-type="float">
            <text:p>0.856141522029372</text:p>
          </table:table-cell>
          <table:table-cell office:value-type="float" office:value="3170640" calcext:value-type="float">
            <text:p>3170640</text:p>
          </table:table-cell>
          <table:table-cell table:formula="of:=100*(1-[.I232]/0.856809078771695)" office:value-type="float" office:value="0.0779119594857658" calcext:value-type="float">
            <text:p>0.0779119594857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33])" office:value-type="float" office:value="1" calcext:value-type="float">
            <text:p>1</text:p>
          </table:table-cell>
          <table:table-cell office:value-type="float" office:value="2595" calcext:value-type="float">
            <text:p>2595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2767816" calcext:value-type="float">
            <text:p>2767816</text:p>
          </table:table-cell>
          <table:table-cell table:formula="of:=100*(1-[.I233]/0.856809078771695)" office:value-type="float" office:value="-0.0389559797429495" calcext:value-type="float">
            <text:p>-0.038955979742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34])" office:value-type="float" office:value="1" calcext:value-type="float">
            <text:p>1</text:p>
          </table:table-cell>
          <table:table-cell office:value-type="float" office:value="2614" calcext:value-type="float">
            <text:p>2614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3358129" calcext:value-type="float">
            <text:p>3358129</text:p>
          </table:table-cell>
          <table:table-cell table:formula="of:=100*(1-[.I234]/0.856809078771695)" office:value-type="float" office:value="-0.0389559797429495" calcext:value-type="float">
            <text:p>-0.038955979742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35])" office:value-type="float" office:value="1" calcext:value-type="float">
            <text:p>1</text:p>
          </table:table-cell>
          <table:table-cell office:value-type="float" office:value="2596" calcext:value-type="float">
            <text:p>2596</text:p>
          </table:table-cell>
          <table:table-cell office:value-type="float" office:value="0.856475300400534" calcext:value-type="float">
            <text:p>0.856475300400534</text:p>
          </table:table-cell>
          <table:table-cell office:value-type="float" office:value="3343603" calcext:value-type="float">
            <text:p>3343603</text:p>
          </table:table-cell>
          <table:table-cell table:formula="of:=100*(1-[.I235]/0.856809078771695)" office:value-type="float" office:value="0.0389559797428274" calcext:value-type="float">
            <text:p>0.0389559797428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36])" office:value-type="float" office:value="1" calcext:value-type="float">
            <text:p>1</text:p>
          </table:table-cell>
          <table:table-cell office:value-type="float" office:value="2596" calcext:value-type="float">
            <text:p>2596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2594834" calcext:value-type="float">
            <text:p>2594834</text:p>
          </table:table-cell>
          <table:table-cell table:formula="of:=100*(1-[.I236]/0.856809078771695)" office:value-type="float" office:value="-0.0389559797429495" calcext:value-type="float">
            <text:p>-0.038955979742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37])" office:value-type="float" office:value="1" calcext:value-type="float">
            <text:p>1</text:p>
          </table:table-cell>
          <table:table-cell office:value-type="float" office:value="2596" calcext:value-type="float">
            <text:p>2596</text:p>
          </table:table-cell>
          <table:table-cell office:value-type="float" office:value="0.857476635514018" calcext:value-type="float">
            <text:p>0.857476635514018</text:p>
          </table:table-cell>
          <table:table-cell office:value-type="float" office:value="3429972" calcext:value-type="float">
            <text:p>3429972</text:p>
          </table:table-cell>
          <table:table-cell table:formula="of:=100*(1-[.I237]/0.856809078771695)" office:value-type="float" office:value="-0.0779119594857658" calcext:value-type="float">
            <text:p>-0.0779119594857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38])" office:value-type="float" office:value="1" calcext:value-type="float">
            <text:p>1</text:p>
          </table:table-cell>
          <table:table-cell office:value-type="float" office:value="2596" calcext:value-type="float">
            <text:p>2596</text:p>
          </table:table-cell>
          <table:table-cell office:value-type="float" office:value="0.856809078771695" calcext:value-type="float">
            <text:p>0.856809078771695</text:p>
          </table:table-cell>
          <table:table-cell office:value-type="float" office:value="2802428" calcext:value-type="float">
            <text:p>2802428</text:p>
          </table:table-cell>
          <table:table-cell table:formula="of:=100*(1-[.I238]/0.856809078771695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39])" office:value-type="float" office:value="1" calcext:value-type="float">
            <text:p>1</text:p>
          </table:table-cell>
          <table:table-cell office:value-type="float" office:value="2595" calcext:value-type="float">
            <text:p>2595</text:p>
          </table:table-cell>
          <table:table-cell office:value-type="float" office:value="0.856809078771695" calcext:value-type="float">
            <text:p>0.856809078771695</text:p>
          </table:table-cell>
          <table:table-cell office:value-type="float" office:value="4172885" calcext:value-type="float">
            <text:p>4172885</text:p>
          </table:table-cell>
          <table:table-cell table:formula="of:=100*(1-[.I239]/0.856809078771695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40])" office:value-type="float" office:value="1" calcext:value-type="float">
            <text:p>1</text:p>
          </table:table-cell>
          <table:table-cell office:value-type="float" office:value="2595" calcext:value-type="float">
            <text:p>2595</text:p>
          </table:table-cell>
          <table:table-cell office:value-type="float" office:value="0.856809078771695" calcext:value-type="float">
            <text:p>0.856809078771695</text:p>
          </table:table-cell>
          <table:table-cell office:value-type="float" office:value="3729494" calcext:value-type="float">
            <text:p>3729494</text:p>
          </table:table-cell>
          <table:table-cell table:formula="of:=100*(1-[.I240]/0.856809078771695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41])" office:value-type="float" office:value="1" calcext:value-type="float">
            <text:p>1</text:p>
          </table:table-cell>
          <table:table-cell office:value-type="float" office:value="2596" calcext:value-type="float">
            <text:p>2596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3823976" calcext:value-type="float">
            <text:p>3823976</text:p>
          </table:table-cell>
          <table:table-cell table:formula="of:=100*(1-[.I241]/0.856809078771695)" office:value-type="float" office:value="-0.0389559797429495" calcext:value-type="float">
            <text:p>-0.038955979742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42])" office:value-type="float" office:value="1" calcext:value-type="float">
            <text:p>1</text:p>
          </table:table-cell>
          <table:table-cell office:value-type="float" office:value="2597" calcext:value-type="float">
            <text:p>2597</text:p>
          </table:table-cell>
          <table:table-cell office:value-type="float" office:value="0.855473965287049" calcext:value-type="float">
            <text:p>0.855473965287049</text:p>
          </table:table-cell>
          <table:table-cell office:value-type="float" office:value="2989517" calcext:value-type="float">
            <text:p>2989517</text:p>
          </table:table-cell>
          <table:table-cell table:formula="of:=100*(1-[.I242]/0.856809078771695)" office:value-type="float" office:value="0.155823918971543" calcext:value-type="float">
            <text:p>0.1558239189715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43])" office:value-type="float" office:value="1" calcext:value-type="float">
            <text:p>1</text:p>
          </table:table-cell>
          <table:table-cell office:value-type="float" office:value="2596" calcext:value-type="float">
            <text:p>2596</text:p>
          </table:table-cell>
          <table:table-cell office:value-type="float" office:value="0.856809078771695" calcext:value-type="float">
            <text:p>0.856809078771695</text:p>
          </table:table-cell>
          <table:table-cell office:value-type="float" office:value="2901653" calcext:value-type="float">
            <text:p>2901653</text:p>
          </table:table-cell>
          <table:table-cell table:formula="of:=100*(1-[.I243]/0.856809078771695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44])" office:value-type="float" office:value="1" calcext:value-type="float">
            <text:p>1</text:p>
          </table:table-cell>
          <table:table-cell office:value-type="float" office:value="2597" calcext:value-type="float">
            <text:p>2597</text:p>
          </table:table-cell>
          <table:table-cell office:value-type="float" office:value="0.855807743658211" calcext:value-type="float">
            <text:p>0.855807743658211</text:p>
          </table:table-cell>
          <table:table-cell office:value-type="float" office:value="3017674" calcext:value-type="float">
            <text:p>3017674</text:p>
          </table:table-cell>
          <table:table-cell table:formula="of:=100*(1-[.I244]/0.856809078771695)" office:value-type="float" office:value="0.116867939228593" calcext:value-type="float">
            <text:p>0.1168679392285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45])" office:value-type="float" office:value="1" calcext:value-type="float">
            <text:p>1</text:p>
          </table:table-cell>
          <table:table-cell office:value-type="float" office:value="2595" calcext:value-type="float">
            <text:p>2595</text:p>
          </table:table-cell>
          <table:table-cell office:value-type="float" office:value="0.856475300400534" calcext:value-type="float">
            <text:p>0.856475300400534</text:p>
          </table:table-cell>
          <table:table-cell office:value-type="float" office:value="3236467" calcext:value-type="float">
            <text:p>3236467</text:p>
          </table:table-cell>
          <table:table-cell table:formula="of:=100*(1-[.I245]/0.856809078771695)" office:value-type="float" office:value="0.0389559797428274" calcext:value-type="float">
            <text:p>0.0389559797428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46])" office:value-type="float" office:value="1" calcext:value-type="float">
            <text:p>1</text:p>
          </table:table-cell>
          <table:table-cell office:value-type="float" office:value="2599" calcext:value-type="float">
            <text:p>2599</text:p>
          </table:table-cell>
          <table:table-cell office:value-type="float" office:value="0.856809078771695" calcext:value-type="float">
            <text:p>0.856809078771695</text:p>
          </table:table-cell>
          <table:table-cell office:value-type="float" office:value="2699608" calcext:value-type="float">
            <text:p>2699608</text:p>
          </table:table-cell>
          <table:table-cell table:formula="of:=100*(1-[.I246]/0.856809078771695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47])" office:value-type="float" office:value="1" calcext:value-type="float">
            <text:p>1</text:p>
          </table:table-cell>
          <table:table-cell office:value-type="float" office:value="2596" calcext:value-type="float">
            <text:p>2596</text:p>
          </table:table-cell>
          <table:table-cell office:value-type="float" office:value="0.856475300400534" calcext:value-type="float">
            <text:p>0.856475300400534</text:p>
          </table:table-cell>
          <table:table-cell office:value-type="float" office:value="3521024" calcext:value-type="float">
            <text:p>3521024</text:p>
          </table:table-cell>
          <table:table-cell table:formula="of:=100*(1-[.I247]/0.856809078771695)" office:value-type="float" office:value="0.0389559797428274" calcext:value-type="float">
            <text:p>0.0389559797428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48])" office:value-type="float" office:value="1" calcext:value-type="float">
            <text:p>1</text:p>
          </table:table-cell>
          <table:table-cell office:value-type="float" office:value="2595" calcext:value-type="float">
            <text:p>2595</text:p>
          </table:table-cell>
          <table:table-cell office:value-type="float" office:value="0.856475300400534" calcext:value-type="float">
            <text:p>0.856475300400534</text:p>
          </table:table-cell>
          <table:table-cell office:value-type="float" office:value="4131840" calcext:value-type="float">
            <text:p>4131840</text:p>
          </table:table-cell>
          <table:table-cell table:formula="of:=100*(1-[.I248]/0.856809078771695)" office:value-type="float" office:value="0.0389559797428274" calcext:value-type="float">
            <text:p>0.0389559797428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49])" office:value-type="float" office:value="1" calcext:value-type="float">
            <text:p>1</text:p>
          </table:table-cell>
          <table:table-cell office:value-type="float" office:value="2595" calcext:value-type="float">
            <text:p>2595</text:p>
          </table:table-cell>
          <table:table-cell office:value-type="float" office:value="0.856475300400534" calcext:value-type="float">
            <text:p>0.856475300400534</text:p>
          </table:table-cell>
          <table:table-cell office:value-type="float" office:value="4131840" calcext:value-type="float">
            <text:p>4131840</text:p>
          </table:table-cell>
          <table:table-cell table:formula="of:=100*(1-[.I249]/0.856809078771695)" office:value-type="float" office:value="0.0389559797428274" calcext:value-type="float">
            <text:p>0.0389559797428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50])" office:value-type="float" office:value="1" calcext:value-type="float">
            <text:p>1</text:p>
          </table:table-cell>
          <table:table-cell office:value-type="float" office:value="2595" calcext:value-type="float">
            <text:p>2595</text:p>
          </table:table-cell>
          <table:table-cell office:value-type="float" office:value="0.856475300400534" calcext:value-type="float">
            <text:p>0.856475300400534</text:p>
          </table:table-cell>
          <table:table-cell office:value-type="float" office:value="4131840" calcext:value-type="float">
            <text:p>4131840</text:p>
          </table:table-cell>
          <table:table-cell table:formula="of:=100*(1-[.I250]/0.856809078771695)" office:value-type="float" office:value="0.0389559797428274" calcext:value-type="float">
            <text:p>0.0389559797428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10([.F251])" office:value-type="float" office:value="1" calcext:value-type="float">
            <text:p>1</text:p>
          </table:table-cell>
          <table:table-cell office:value-type="float" office:value="2595" calcext:value-type="float">
            <text:p>2595</text:p>
          </table:table-cell>
          <table:table-cell office:value-type="float" office:value="0.856475300400534" calcext:value-type="float">
            <text:p>0.856475300400534</text:p>
          </table:table-cell>
          <table:table-cell office:value-type="float" office:value="4131840" calcext:value-type="float">
            <text:p>4131840</text:p>
          </table:table-cell>
          <table:table-cell table:formula="of:=100*(1-[.I251]/0.856809078771695)" office:value-type="float" office:value="0.0389559797428274" calcext:value-type="float">
            <text:p>0.0389559797428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52])" office:value-type="float" office:value="0" calcext:value-type="float">
            <text:p>0</text:p>
          </table:table-cell>
          <table:table-cell office:value-type="float" office:value="2132" calcext:value-type="float">
            <text:p>2132</text:p>
          </table:table-cell>
          <table:table-cell office:value-type="float" office:value="0.86849132176235" calcext:value-type="float">
            <text:p>0.86849132176235</text:p>
          </table:table-cell>
          <table:table-cell office:value-type="float" office:value="90232" calcext:value-type="float">
            <text:p>90232</text:p>
          </table:table-cell>
          <table:table-cell table:formula="of:=100*(1-[.I252]/0.871161548731642)" office:value-type="float" office:value="0.306513409961651" calcext:value-type="float">
            <text:p>0.3065134099616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53])" office:value-type="float" office:value="0" calcext:value-type="float">
            <text:p>0</text:p>
          </table:table-cell>
          <table:table-cell office:value-type="float" office:value="2127" calcext:value-type="float">
            <text:p>2127</text:p>
          </table:table-cell>
          <table:table-cell office:value-type="float" office:value="0.869158878504673" calcext:value-type="float">
            <text:p>0.869158878504673</text:p>
          </table:table-cell>
          <table:table-cell office:value-type="float" office:value="91724" calcext:value-type="float">
            <text:p>91724</text:p>
          </table:table-cell>
          <table:table-cell table:formula="of:=100*(1-[.I253]/0.871161548731642)" office:value-type="float" office:value="0.229885057471224" calcext:value-type="float">
            <text:p>0.2298850574712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54])" office:value-type="float" office:value="0" calcext:value-type="float">
            <text:p>0</text:p>
          </table:table-cell>
          <table:table-cell office:value-type="float" office:value="2133" calcext:value-type="float">
            <text:p>2133</text:p>
          </table:table-cell>
          <table:table-cell office:value-type="float" office:value="0.86849132176235" calcext:value-type="float">
            <text:p>0.86849132176235</text:p>
          </table:table-cell>
          <table:table-cell office:value-type="float" office:value="118907" calcext:value-type="float">
            <text:p>118907</text:p>
          </table:table-cell>
          <table:table-cell table:formula="of:=100*(1-[.I254]/0.871161548731642)" office:value-type="float" office:value="0.306513409961651" calcext:value-type="float">
            <text:p>0.3065134099616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55])" office:value-type="float" office:value="0" calcext:value-type="float">
            <text:p>0</text:p>
          </table:table-cell>
          <table:table-cell office:value-type="float" office:value="2132" calcext:value-type="float">
            <text:p>2132</text:p>
          </table:table-cell>
          <table:table-cell office:value-type="float" office:value="0.869492656875834" calcext:value-type="float">
            <text:p>0.869492656875834</text:p>
          </table:table-cell>
          <table:table-cell office:value-type="float" office:value="118582" calcext:value-type="float">
            <text:p>118582</text:p>
          </table:table-cell>
          <table:table-cell table:formula="of:=100*(1-[.I255]/0.871161548731642)" office:value-type="float" office:value="0.191570881226077" calcext:value-type="float">
            <text:p>0.191570881226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56])" office:value-type="float" office:value="0" calcext:value-type="float">
            <text:p>0</text:p>
          </table:table-cell>
          <table:table-cell office:value-type="float" office:value="2145" calcext:value-type="float">
            <text:p>2145</text:p>
          </table:table-cell>
          <table:table-cell office:value-type="float" office:value="0.865487316421896" calcext:value-type="float">
            <text:p>0.865487316421896</text:p>
          </table:table-cell>
          <table:table-cell office:value-type="float" office:value="174381" calcext:value-type="float">
            <text:p>174381</text:p>
          </table:table-cell>
          <table:table-cell table:formula="of:=100*(1-[.I256]/0.871161548731642)" office:value-type="float" office:value="0.651340996168548" calcext:value-type="float">
            <text:p>0.6513409961685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57])" office:value-type="float" office:value="0" calcext:value-type="float">
            <text:p>0</text:p>
          </table:table-cell>
          <table:table-cell office:value-type="float" office:value="2137" calcext:value-type="float">
            <text:p>2137</text:p>
          </table:table-cell>
          <table:table-cell office:value-type="float" office:value="0.868825100133511" calcext:value-type="float">
            <text:p>0.868825100133511</text:p>
          </table:table-cell>
          <table:table-cell office:value-type="float" office:value="104575" calcext:value-type="float">
            <text:p>104575</text:p>
          </table:table-cell>
          <table:table-cell table:formula="of:=100*(1-[.I257]/0.871161548731642)" office:value-type="float" office:value="0.268199233716493" calcext:value-type="float">
            <text:p>0.2681992337164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58])" office:value-type="float" office:value="0" calcext:value-type="float">
            <text:p>0</text:p>
          </table:table-cell>
          <table:table-cell office:value-type="float" office:value="2132" calcext:value-type="float">
            <text:p>2132</text:p>
          </table:table-cell>
          <table:table-cell office:value-type="float" office:value="0.869492656875834" calcext:value-type="float">
            <text:p>0.869492656875834</text:p>
          </table:table-cell>
          <table:table-cell office:value-type="float" office:value="95242" calcext:value-type="float">
            <text:p>95242</text:p>
          </table:table-cell>
          <table:table-cell table:formula="of:=100*(1-[.I258]/0.871161548731642)" office:value-type="float" office:value="0.191570881226077" calcext:value-type="float">
            <text:p>0.191570881226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59])" office:value-type="float" office:value="0" calcext:value-type="float">
            <text:p>0</text:p>
          </table:table-cell>
          <table:table-cell office:value-type="float" office:value="2134" calcext:value-type="float">
            <text:p>2134</text:p>
          </table:table-cell>
          <table:table-cell office:value-type="float" office:value="0.869158878504673" calcext:value-type="float">
            <text:p>0.869158878504673</text:p>
          </table:table-cell>
          <table:table-cell office:value-type="float" office:value="158728" calcext:value-type="float">
            <text:p>158728</text:p>
          </table:table-cell>
          <table:table-cell table:formula="of:=100*(1-[.I259]/0.871161548731642)" office:value-type="float" office:value="0.229885057471224" calcext:value-type="float">
            <text:p>0.2298850574712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60])" office:value-type="float" office:value="0" calcext:value-type="float">
            <text:p>0</text:p>
          </table:table-cell>
          <table:table-cell office:value-type="float" office:value="2743" calcext:value-type="float">
            <text:p>2743</text:p>
          </table:table-cell>
          <table:table-cell office:value-type="float" office:value="0.844125500667557" calcext:value-type="float">
            <text:p>0.844125500667557</text:p>
          </table:table-cell>
          <table:table-cell office:value-type="float" office:value="88284" calcext:value-type="float">
            <text:p>88284</text:p>
          </table:table-cell>
          <table:table-cell table:formula="of:=100*(1-[.I260]/0.871161548731642)" office:value-type="float" office:value="3.10344827586202" calcext:value-type="float">
            <text:p>3.103448275862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61])" office:value-type="float" office:value="0" calcext:value-type="float">
            <text:p>0</text:p>
          </table:table-cell>
          <table:table-cell office:value-type="float" office:value="2146" calcext:value-type="float">
            <text:p>2146</text:p>
          </table:table-cell>
          <table:table-cell office:value-type="float" office:value="0.865487316421896" calcext:value-type="float">
            <text:p>0.865487316421896</text:p>
          </table:table-cell>
          <table:table-cell office:value-type="float" office:value="151553" calcext:value-type="float">
            <text:p>151553</text:p>
          </table:table-cell>
          <table:table-cell table:formula="of:=100*(1-[.I261]/0.871161548731642)" office:value-type="float" office:value="0.651340996168548" calcext:value-type="float">
            <text:p>0.6513409961685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62])" office:value-type="float" office:value="0" calcext:value-type="float">
            <text:p>0</text:p>
          </table:table-cell>
          <table:table-cell office:value-type="float" office:value="2147" calcext:value-type="float">
            <text:p>2147</text:p>
          </table:table-cell>
          <table:table-cell office:value-type="float" office:value="0.86415220293725" calcext:value-type="float">
            <text:p>0.86415220293725</text:p>
          </table:table-cell>
          <table:table-cell office:value-type="float" office:value="132057" calcext:value-type="float">
            <text:p>132057</text:p>
          </table:table-cell>
          <table:table-cell table:formula="of:=100*(1-[.I262]/0.871161548731642)" office:value-type="float" office:value="0.804597701149368" calcext:value-type="float">
            <text:p>0.8045977011493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63])" office:value-type="float" office:value="0" calcext:value-type="float">
            <text:p>0</text:p>
          </table:table-cell>
          <table:table-cell office:value-type="float" office:value="2130" calcext:value-type="float">
            <text:p>2130</text:p>
          </table:table-cell>
          <table:table-cell office:value-type="float" office:value="0.869158878504673" calcext:value-type="float">
            <text:p>0.869158878504673</text:p>
          </table:table-cell>
          <table:table-cell office:value-type="float" office:value="134537" calcext:value-type="float">
            <text:p>134537</text:p>
          </table:table-cell>
          <table:table-cell table:formula="of:=100*(1-[.I263]/0.871161548731642)" office:value-type="float" office:value="0.229885057471224" calcext:value-type="float">
            <text:p>0.2298850574712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64])" office:value-type="float" office:value="0" calcext:value-type="float">
            <text:p>0</text:p>
          </table:table-cell>
          <table:table-cell office:value-type="float" office:value="2132" calcext:value-type="float">
            <text:p>2132</text:p>
          </table:table-cell>
          <table:table-cell office:value-type="float" office:value="0.869826435246996" calcext:value-type="float">
            <text:p>0.869826435246996</text:p>
          </table:table-cell>
          <table:table-cell office:value-type="float" office:value="149422" calcext:value-type="float">
            <text:p>149422</text:p>
          </table:table-cell>
          <table:table-cell table:formula="of:=100*(1-[.I264]/0.871161548731642)" office:value-type="float" office:value="0.15325670498082" calcext:value-type="float">
            <text:p>0.153256704980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65])" office:value-type="float" office:value="0" calcext:value-type="float">
            <text:p>0</text:p>
          </table:table-cell>
          <table:table-cell office:value-type="float" office:value="2124" calcext:value-type="float">
            <text:p>2124</text:p>
          </table:table-cell>
          <table:table-cell office:value-type="float" office:value="0.869826435246996" calcext:value-type="float">
            <text:p>0.869826435246996</text:p>
          </table:table-cell>
          <table:table-cell office:value-type="float" office:value="203609" calcext:value-type="float">
            <text:p>203609</text:p>
          </table:table-cell>
          <table:table-cell table:formula="of:=100*(1-[.I265]/0.871161548731642)" office:value-type="float" office:value="0.15325670498082" calcext:value-type="float">
            <text:p>0.153256704980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66])" office:value-type="float" office:value="0" calcext:value-type="float">
            <text:p>0</text:p>
          </table:table-cell>
          <table:table-cell office:value-type="float" office:value="2139" calcext:value-type="float">
            <text:p>2139</text:p>
          </table:table-cell>
          <table:table-cell office:value-type="float" office:value="0.866154873164219" calcext:value-type="float">
            <text:p>0.866154873164219</text:p>
          </table:table-cell>
          <table:table-cell office:value-type="float" office:value="178976" calcext:value-type="float">
            <text:p>178976</text:p>
          </table:table-cell>
          <table:table-cell table:formula="of:=100*(1-[.I266]/0.871161548731642)" office:value-type="float" office:value="0.574712643678144" calcext:value-type="float">
            <text:p>0.5747126436781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67])"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0.868157543391188" calcext:value-type="float">
            <text:p>0.868157543391188</text:p>
          </table:table-cell>
          <table:table-cell office:value-type="float" office:value="164329" calcext:value-type="float">
            <text:p>164329</text:p>
          </table:table-cell>
          <table:table-cell table:formula="of:=100*(1-[.I267]/0.871161548731642)" office:value-type="float" office:value="0.344827586206897" calcext:value-type="float">
            <text:p>0.3448275862068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68])" office:value-type="float" office:value="0" calcext:value-type="float">
            <text:p>0</text:p>
          </table:table-cell>
          <table:table-cell office:value-type="float" office:value="2144" calcext:value-type="float">
            <text:p>2144</text:p>
          </table:table-cell>
          <table:table-cell office:value-type="float" office:value="0.866154873164219" calcext:value-type="float">
            <text:p>0.866154873164219</text:p>
          </table:table-cell>
          <table:table-cell office:value-type="float" office:value="164778" calcext:value-type="float">
            <text:p>164778</text:p>
          </table:table-cell>
          <table:table-cell table:formula="of:=100*(1-[.I268]/0.871161548731642)" office:value-type="float" office:value="0.574712643678144" calcext:value-type="float">
            <text:p>0.5747126436781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69])" office:value-type="float" office:value="0" calcext:value-type="float">
            <text:p>0</text:p>
          </table:table-cell>
          <table:table-cell office:value-type="float" office:value="2125" calcext:value-type="float">
            <text:p>2125</text:p>
          </table:table-cell>
          <table:table-cell office:value-type="float" office:value="0.869492656875834" calcext:value-type="float">
            <text:p>0.869492656875834</text:p>
          </table:table-cell>
          <table:table-cell office:value-type="float" office:value="121142" calcext:value-type="float">
            <text:p>121142</text:p>
          </table:table-cell>
          <table:table-cell table:formula="of:=100*(1-[.I269]/0.871161548731642)" office:value-type="float" office:value="0.191570881226077" calcext:value-type="float">
            <text:p>0.191570881226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70])" office:value-type="float" office:value="0" calcext:value-type="float">
            <text:p>0</text:p>
          </table:table-cell>
          <table:table-cell office:value-type="float" office:value="2127" calcext:value-type="float">
            <text:p>2127</text:p>
          </table:table-cell>
          <table:table-cell office:value-type="float" office:value="0.870160213618157" calcext:value-type="float">
            <text:p>0.870160213618157</text:p>
          </table:table-cell>
          <table:table-cell office:value-type="float" office:value="108616" calcext:value-type="float">
            <text:p>108616</text:p>
          </table:table-cell>
          <table:table-cell table:formula="of:=100*(1-[.I270]/0.871161548731642)" office:value-type="float" office:value="0.114942528735673" calcext:value-type="float">
            <text:p>0.1149425287356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71])" office:value-type="float" office:value="0" calcext:value-type="float">
            <text:p>0</text:p>
          </table:table-cell>
          <table:table-cell office:value-type="float" office:value="2129" calcext:value-type="float">
            <text:p>2129</text:p>
          </table:table-cell>
          <table:table-cell office:value-type="float" office:value="0.868157543391188" calcext:value-type="float">
            <text:p>0.868157543391188</text:p>
          </table:table-cell>
          <table:table-cell office:value-type="float" office:value="188097" calcext:value-type="float">
            <text:p>188097</text:p>
          </table:table-cell>
          <table:table-cell table:formula="of:=100*(1-[.I271]/0.871161548731642)" office:value-type="float" office:value="0.344827586206897" calcext:value-type="float">
            <text:p>0.3448275862068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72])" office:value-type="float" office:value="0" calcext:value-type="float">
            <text:p>0</text:p>
          </table:table-cell>
          <table:table-cell office:value-type="float" office:value="2126" calcext:value-type="float">
            <text:p>2126</text:p>
          </table:table-cell>
          <table:table-cell office:value-type="float" office:value="0.869492656875834" calcext:value-type="float">
            <text:p>0.869492656875834</text:p>
          </table:table-cell>
          <table:table-cell office:value-type="float" office:value="106746" calcext:value-type="float">
            <text:p>106746</text:p>
          </table:table-cell>
          <table:table-cell table:formula="of:=100*(1-[.I272]/0.871161548731642)" office:value-type="float" office:value="0.191570881226077" calcext:value-type="float">
            <text:p>0.191570881226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73])" office:value-type="float" office:value="0" calcext:value-type="float">
            <text:p>0</text:p>
          </table:table-cell>
          <table:table-cell office:value-type="float" office:value="2144" calcext:value-type="float">
            <text:p>2144</text:p>
          </table:table-cell>
          <table:table-cell office:value-type="float" office:value="0.867823765020027" calcext:value-type="float">
            <text:p>0.867823765020027</text:p>
          </table:table-cell>
          <table:table-cell office:value-type="float" office:value="168822" calcext:value-type="float">
            <text:p>168822</text:p>
          </table:table-cell>
          <table:table-cell table:formula="of:=100*(1-[.I273]/0.871161548731642)" office:value-type="float" office:value="0.383141762452044" calcext:value-type="float">
            <text:p>0.3831417624520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74])" office:value-type="float" office:value="0" calcext:value-type="float">
            <text:p>0</text:p>
          </table:table-cell>
          <table:table-cell office:value-type="float" office:value="2130" calcext:value-type="float">
            <text:p>2130</text:p>
          </table:table-cell>
          <table:table-cell office:value-type="float" office:value="0.869492656875834" calcext:value-type="float">
            <text:p>0.869492656875834</text:p>
          </table:table-cell>
          <table:table-cell office:value-type="float" office:value="135319" calcext:value-type="float">
            <text:p>135319</text:p>
          </table:table-cell>
          <table:table-cell table:formula="of:=100*(1-[.I274]/0.871161548731642)" office:value-type="float" office:value="0.191570881226077" calcext:value-type="float">
            <text:p>0.191570881226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75])" office:value-type="float" office:value="0" calcext:value-type="float">
            <text:p>0</text:p>
          </table:table-cell>
          <table:table-cell office:value-type="float" office:value="2128" calcext:value-type="float">
            <text:p>2128</text:p>
          </table:table-cell>
          <table:table-cell office:value-type="float" office:value="0.867156208277704" calcext:value-type="float">
            <text:p>0.867156208277704</text:p>
          </table:table-cell>
          <table:table-cell office:value-type="float" office:value="145408" calcext:value-type="float">
            <text:p>145408</text:p>
          </table:table-cell>
          <table:table-cell table:formula="of:=100*(1-[.I275]/0.871161548731642)" office:value-type="float" office:value="0.459770114942459" calcext:value-type="float">
            <text:p>0.4597701149424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76])" office:value-type="float" office:value="0" calcext:value-type="float">
            <text:p>0</text:p>
          </table:table-cell>
          <table:table-cell office:value-type="float" office:value="2148" calcext:value-type="float">
            <text:p>2148</text:p>
          </table:table-cell>
          <table:table-cell office:value-type="float" office:value="0.865153538050734" calcext:value-type="float">
            <text:p>0.865153538050734</text:p>
          </table:table-cell>
          <table:table-cell office:value-type="float" office:value="134650" calcext:value-type="float">
            <text:p>134650</text:p>
          </table:table-cell>
          <table:table-cell table:formula="of:=100*(1-[.I276]/0.871161548731642)" office:value-type="float" office:value="0.689655172413817" calcext:value-type="float">
            <text:p>0.6896551724138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77])" office:value-type="float" office:value="0" calcext:value-type="float">
            <text:p>0</text:p>
          </table:table-cell>
          <table:table-cell office:value-type="float" office:value="2136" calcext:value-type="float">
            <text:p>2136</text:p>
          </table:table-cell>
          <table:table-cell office:value-type="float" office:value="0.869158878504673" calcext:value-type="float">
            <text:p>0.869158878504673</text:p>
          </table:table-cell>
          <table:table-cell office:value-type="float" office:value="167438" calcext:value-type="float">
            <text:p>167438</text:p>
          </table:table-cell>
          <table:table-cell table:formula="of:=100*(1-[.I277]/0.871161548731642)" office:value-type="float" office:value="0.229885057471224" calcext:value-type="float">
            <text:p>0.2298850574712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78])" office:value-type="float" office:value="0" calcext:value-type="float">
            <text:p>0</text:p>
          </table:table-cell>
          <table:table-cell office:value-type="float" office:value="2130" calcext:value-type="float">
            <text:p>2130</text:p>
          </table:table-cell>
          <table:table-cell office:value-type="float" office:value="0.870160213618157" calcext:value-type="float">
            <text:p>0.870160213618157</text:p>
          </table:table-cell>
          <table:table-cell office:value-type="float" office:value="118048" calcext:value-type="float">
            <text:p>118048</text:p>
          </table:table-cell>
          <table:table-cell table:formula="of:=100*(1-[.I278]/0.871161548731642)" office:value-type="float" office:value="0.114942528735673" calcext:value-type="float">
            <text:p>0.1149425287356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79])" office:value-type="float" office:value="0" calcext:value-type="float">
            <text:p>0</text:p>
          </table:table-cell>
          <table:table-cell office:value-type="float" office:value="2302" calcext:value-type="float">
            <text:p>2302</text:p>
          </table:table-cell>
          <table:table-cell office:value-type="float" office:value="0.86415220293725" calcext:value-type="float">
            <text:p>0.86415220293725</text:p>
          </table:table-cell>
          <table:table-cell office:value-type="float" office:value="106099" calcext:value-type="float">
            <text:p>106099</text:p>
          </table:table-cell>
          <table:table-cell table:formula="of:=100*(1-[.I279]/0.871161548731642)" office:value-type="float" office:value="0.804597701149368" calcext:value-type="float">
            <text:p>0.8045977011493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80])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float" office:value="0.866154873164219" calcext:value-type="float">
            <text:p>0.866154873164219</text:p>
          </table:table-cell>
          <table:table-cell office:value-type="float" office:value="196522" calcext:value-type="float">
            <text:p>196522</text:p>
          </table:table-cell>
          <table:table-cell table:formula="of:=100*(1-[.I280]/0.871161548731642)" office:value-type="float" office:value="0.574712643678144" calcext:value-type="float">
            <text:p>0.5747126436781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81])" office:value-type="float" office:value="0" calcext:value-type="float">
            <text:p>0</text:p>
          </table:table-cell>
          <table:table-cell office:value-type="float" office:value="2132" calcext:value-type="float">
            <text:p>2132</text:p>
          </table:table-cell>
          <table:table-cell office:value-type="float" office:value="0.866822429906542" calcext:value-type="float">
            <text:p>0.866822429906542</text:p>
          </table:table-cell>
          <table:table-cell office:value-type="float" office:value="138975" calcext:value-type="float">
            <text:p>138975</text:p>
          </table:table-cell>
          <table:table-cell table:formula="of:=100*(1-[.I281]/0.871161548731642)" office:value-type="float" office:value="0.498084291187728" calcext:value-type="float">
            <text:p>0.4980842911877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82])" office:value-type="float" office:value="0" calcext:value-type="float">
            <text:p>0</text:p>
          </table:table-cell>
          <table:table-cell office:value-type="float" office:value="2140" calcext:value-type="float">
            <text:p>2140</text:p>
          </table:table-cell>
          <table:table-cell office:value-type="float" office:value="0.866822429906542" calcext:value-type="float">
            <text:p>0.866822429906542</text:p>
          </table:table-cell>
          <table:table-cell office:value-type="float" office:value="148476" calcext:value-type="float">
            <text:p>148476</text:p>
          </table:table-cell>
          <table:table-cell table:formula="of:=100*(1-[.I282]/0.871161548731642)" office:value-type="float" office:value="0.498084291187728" calcext:value-type="float">
            <text:p>0.4980842911877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83])" office:value-type="float" office:value="0" calcext:value-type="float">
            <text:p>0</text:p>
          </table:table-cell>
          <table:table-cell office:value-type="float" office:value="2127" calcext:value-type="float">
            <text:p>2127</text:p>
          </table:table-cell>
          <table:table-cell office:value-type="float" office:value="0.86849132176235" calcext:value-type="float">
            <text:p>0.86849132176235</text:p>
          </table:table-cell>
          <table:table-cell office:value-type="float" office:value="97099" calcext:value-type="float">
            <text:p>97099</text:p>
          </table:table-cell>
          <table:table-cell table:formula="of:=100*(1-[.I283]/0.871161548731642)" office:value-type="float" office:value="0.306513409961651" calcext:value-type="float">
            <text:p>0.3065134099616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84])" office:value-type="float" office:value="0" calcext:value-type="float">
            <text:p>0</text:p>
          </table:table-cell>
          <table:table-cell office:value-type="float" office:value="2159" calcext:value-type="float">
            <text:p>2159</text:p>
          </table:table-cell>
          <table:table-cell office:value-type="float" office:value="0.86415220293725" calcext:value-type="float">
            <text:p>0.86415220293725</text:p>
          </table:table-cell>
          <table:table-cell office:value-type="float" office:value="176152" calcext:value-type="float">
            <text:p>176152</text:p>
          </table:table-cell>
          <table:table-cell table:formula="of:=100*(1-[.I284]/0.871161548731642)" office:value-type="float" office:value="0.804597701149368" calcext:value-type="float">
            <text:p>0.8045977011493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85])" office:value-type="float" office:value="0" calcext:value-type="float">
            <text:p>0</text:p>
          </table:table-cell>
          <table:table-cell office:value-type="float" office:value="2129" calcext:value-type="float">
            <text:p>2129</text:p>
          </table:table-cell>
          <table:table-cell office:value-type="float" office:value="0.869492656875834" calcext:value-type="float">
            <text:p>0.869492656875834</text:p>
          </table:table-cell>
          <table:table-cell office:value-type="float" office:value="89776" calcext:value-type="float">
            <text:p>89776</text:p>
          </table:table-cell>
          <table:table-cell table:formula="of:=100*(1-[.I285]/0.871161548731642)" office:value-type="float" office:value="0.191570881226077" calcext:value-type="float">
            <text:p>0.191570881226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86])" office:value-type="float" office:value="0" calcext:value-type="float">
            <text:p>0</text:p>
          </table:table-cell>
          <table:table-cell office:value-type="float" office:value="2126" calcext:value-type="float">
            <text:p>2126</text:p>
          </table:table-cell>
          <table:table-cell office:value-type="float" office:value="0.869158878504673" calcext:value-type="float">
            <text:p>0.869158878504673</text:p>
          </table:table-cell>
          <table:table-cell office:value-type="float" office:value="84379" calcext:value-type="float">
            <text:p>84379</text:p>
          </table:table-cell>
          <table:table-cell table:formula="of:=100*(1-[.I286]/0.871161548731642)" office:value-type="float" office:value="0.229885057471224" calcext:value-type="float">
            <text:p>0.2298850574712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87])" office:value-type="float" office:value="0" calcext:value-type="float">
            <text:p>0</text:p>
          </table:table-cell>
          <table:table-cell office:value-type="float" office:value="2141" calcext:value-type="float">
            <text:p>2141</text:p>
          </table:table-cell>
          <table:table-cell office:value-type="float" office:value="0.869158878504673" calcext:value-type="float">
            <text:p>0.869158878504673</text:p>
          </table:table-cell>
          <table:table-cell office:value-type="float" office:value="185139" calcext:value-type="float">
            <text:p>185139</text:p>
          </table:table-cell>
          <table:table-cell table:formula="of:=100*(1-[.I287]/0.871161548731642)" office:value-type="float" office:value="0.229885057471224" calcext:value-type="float">
            <text:p>0.2298850574712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88])" office:value-type="float" office:value="0" calcext:value-type="float">
            <text:p>0</text:p>
          </table:table-cell>
          <table:table-cell office:value-type="float" office:value="2128" calcext:value-type="float">
            <text:p>2128</text:p>
          </table:table-cell>
          <table:table-cell office:value-type="float" office:value="0.869492656875834" calcext:value-type="float">
            <text:p>0.869492656875834</text:p>
          </table:table-cell>
          <table:table-cell office:value-type="float" office:value="147603" calcext:value-type="float">
            <text:p>147603</text:p>
          </table:table-cell>
          <table:table-cell table:formula="of:=100*(1-[.I288]/0.871161548731642)" office:value-type="float" office:value="0.191570881226077" calcext:value-type="float">
            <text:p>0.191570881226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89])" office:value-type="float" office:value="0" calcext:value-type="float">
            <text:p>0</text:p>
          </table:table-cell>
          <table:table-cell office:value-type="float" office:value="2132" calcext:value-type="float">
            <text:p>2132</text:p>
          </table:table-cell>
          <table:table-cell office:value-type="float" office:value="0.868157543391188" calcext:value-type="float">
            <text:p>0.868157543391188</text:p>
          </table:table-cell>
          <table:table-cell office:value-type="float" office:value="119459" calcext:value-type="float">
            <text:p>119459</text:p>
          </table:table-cell>
          <table:table-cell table:formula="of:=100*(1-[.I289]/0.871161548731642)" office:value-type="float" office:value="0.344827586206897" calcext:value-type="float">
            <text:p>0.3448275862068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90])" office:value-type="float" office:value="0" calcext:value-type="float">
            <text:p>0</text:p>
          </table:table-cell>
          <table:table-cell office:value-type="float" office:value="2133" calcext:value-type="float">
            <text:p>2133</text:p>
          </table:table-cell>
          <table:table-cell office:value-type="float" office:value="0.868157543391188" calcext:value-type="float">
            <text:p>0.868157543391188</text:p>
          </table:table-cell>
          <table:table-cell office:value-type="float" office:value="142175" calcext:value-type="float">
            <text:p>142175</text:p>
          </table:table-cell>
          <table:table-cell table:formula="of:=100*(1-[.I290]/0.871161548731642)" office:value-type="float" office:value="0.344827586206897" calcext:value-type="float">
            <text:p>0.3448275862068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91])" office:value-type="float" office:value="0" calcext:value-type="float">
            <text:p>0</text:p>
          </table:table-cell>
          <table:table-cell office:value-type="float" office:value="2136" calcext:value-type="float">
            <text:p>2136</text:p>
          </table:table-cell>
          <table:table-cell office:value-type="float" office:value="0.868825100133511" calcext:value-type="float">
            <text:p>0.868825100133511</text:p>
          </table:table-cell>
          <table:table-cell office:value-type="float" office:value="100242" calcext:value-type="float">
            <text:p>100242</text:p>
          </table:table-cell>
          <table:table-cell table:formula="of:=100*(1-[.I291]/0.871161548731642)" office:value-type="float" office:value="0.268199233716493" calcext:value-type="float">
            <text:p>0.2681992337164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92])" office:value-type="float" office:value="0" calcext:value-type="float">
            <text:p>0</text:p>
          </table:table-cell>
          <table:table-cell office:value-type="float" office:value="2134" calcext:value-type="float">
            <text:p>2134</text:p>
          </table:table-cell>
          <table:table-cell office:value-type="float" office:value="0.869492656875834" calcext:value-type="float">
            <text:p>0.869492656875834</text:p>
          </table:table-cell>
          <table:table-cell office:value-type="float" office:value="100838" calcext:value-type="float">
            <text:p>100838</text:p>
          </table:table-cell>
          <table:table-cell table:formula="of:=100*(1-[.I292]/0.871161548731642)" office:value-type="float" office:value="0.191570881226077" calcext:value-type="float">
            <text:p>0.191570881226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93])" office:value-type="float" office:value="0" calcext:value-type="float">
            <text:p>0</text:p>
          </table:table-cell>
          <table:table-cell office:value-type="float" office:value="2127" calcext:value-type="float">
            <text:p>2127</text:p>
          </table:table-cell>
          <table:table-cell office:value-type="float" office:value="0.86849132176235" calcext:value-type="float">
            <text:p>0.86849132176235</text:p>
          </table:table-cell>
          <table:table-cell office:value-type="float" office:value="136251" calcext:value-type="float">
            <text:p>136251</text:p>
          </table:table-cell>
          <table:table-cell table:formula="of:=100*(1-[.I293]/0.871161548731642)" office:value-type="float" office:value="0.306513409961651" calcext:value-type="float">
            <text:p>0.3065134099616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94])" office:value-type="float" office:value="0" calcext:value-type="float">
            <text:p>0</text:p>
          </table:table-cell>
          <table:table-cell office:value-type="float" office:value="2131" calcext:value-type="float">
            <text:p>2131</text:p>
          </table:table-cell>
          <table:table-cell office:value-type="float" office:value="0.869158878504673" calcext:value-type="float">
            <text:p>0.869158878504673</text:p>
          </table:table-cell>
          <table:table-cell office:value-type="float" office:value="112832" calcext:value-type="float">
            <text:p>112832</text:p>
          </table:table-cell>
          <table:table-cell table:formula="of:=100*(1-[.I294]/0.871161548731642)" office:value-type="float" office:value="0.229885057471224" calcext:value-type="float">
            <text:p>0.2298850574712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95])" office:value-type="float" office:value="0" calcext:value-type="float">
            <text:p>0</text:p>
          </table:table-cell>
          <table:table-cell office:value-type="float" office:value="2127" calcext:value-type="float">
            <text:p>2127</text:p>
          </table:table-cell>
          <table:table-cell office:value-type="float" office:value="0.869492656875834" calcext:value-type="float">
            <text:p>0.869492656875834</text:p>
          </table:table-cell>
          <table:table-cell office:value-type="float" office:value="111602" calcext:value-type="float">
            <text:p>111602</text:p>
          </table:table-cell>
          <table:table-cell table:formula="of:=100*(1-[.I295]/0.871161548731642)" office:value-type="float" office:value="0.191570881226077" calcext:value-type="float">
            <text:p>0.191570881226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96])" office:value-type="float" office:value="0" calcext:value-type="float">
            <text:p>0</text:p>
          </table:table-cell>
          <table:table-cell office:value-type="float" office:value="2128" calcext:value-type="float">
            <text:p>2128</text:p>
          </table:table-cell>
          <table:table-cell office:value-type="float" office:value="0.869492656875834" calcext:value-type="float">
            <text:p>0.869492656875834</text:p>
          </table:table-cell>
          <table:table-cell office:value-type="float" office:value="146976" calcext:value-type="float">
            <text:p>146976</text:p>
          </table:table-cell>
          <table:table-cell table:formula="of:=100*(1-[.I296]/0.871161548731642)" office:value-type="float" office:value="0.191570881226077" calcext:value-type="float">
            <text:p>0.191570881226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97])" office:value-type="float" office:value="0" calcext:value-type="float">
            <text:p>0</text:p>
          </table:table-cell>
          <table:table-cell office:value-type="float" office:value="2131" calcext:value-type="float">
            <text:p>2131</text:p>
          </table:table-cell>
          <table:table-cell office:value-type="float" office:value="0.869492656875834" calcext:value-type="float">
            <text:p>0.869492656875834</text:p>
          </table:table-cell>
          <table:table-cell office:value-type="float" office:value="213142" calcext:value-type="float">
            <text:p>213142</text:p>
          </table:table-cell>
          <table:table-cell table:formula="of:=100*(1-[.I297]/0.871161548731642)" office:value-type="float" office:value="0.191570881226077" calcext:value-type="float">
            <text:p>0.191570881226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98])" office:value-type="float" office:value="0" calcext:value-type="float">
            <text:p>0</text:p>
          </table:table-cell>
          <table:table-cell office:value-type="float" office:value="2136" calcext:value-type="float">
            <text:p>2136</text:p>
          </table:table-cell>
          <table:table-cell office:value-type="float" office:value="0.868157543391188" calcext:value-type="float">
            <text:p>0.868157543391188</text:p>
          </table:table-cell>
          <table:table-cell office:value-type="float" office:value="224659" calcext:value-type="float">
            <text:p>224659</text:p>
          </table:table-cell>
          <table:table-cell table:formula="of:=100*(1-[.I298]/0.871161548731642)" office:value-type="float" office:value="0.344827586206897" calcext:value-type="float">
            <text:p>0.3448275862068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299])" office:value-type="float" office:value="0" calcext:value-type="float">
            <text:p>0</text:p>
          </table:table-cell>
          <table:table-cell office:value-type="float" office:value="2129" calcext:value-type="float">
            <text:p>2129</text:p>
          </table:table-cell>
          <table:table-cell office:value-type="float" office:value="0.868157543391188" calcext:value-type="float">
            <text:p>0.868157543391188</text:p>
          </table:table-cell>
          <table:table-cell office:value-type="float" office:value="104461" calcext:value-type="float">
            <text:p>104461</text:p>
          </table:table-cell>
          <table:table-cell table:formula="of:=100*(1-[.I299]/0.871161548731642)" office:value-type="float" office:value="0.344827586206897" calcext:value-type="float">
            <text:p>0.3448275862068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00])" office:value-type="float" office:value="0" calcext:value-type="float">
            <text:p>0</text:p>
          </table:table-cell>
          <table:table-cell office:value-type="float" office:value="2170" calcext:value-type="float">
            <text:p>2170</text:p>
          </table:table-cell>
          <table:table-cell office:value-type="float" office:value="0.867156208277704" calcext:value-type="float">
            <text:p>0.867156208277704</text:p>
          </table:table-cell>
          <table:table-cell office:value-type="float" office:value="151252" calcext:value-type="float">
            <text:p>151252</text:p>
          </table:table-cell>
          <table:table-cell table:formula="of:=100*(1-[.I300]/0.871161548731642)" office:value-type="float" office:value="0.459770114942459" calcext:value-type="float">
            <text:p>0.4597701149424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01])" office:value-type="float" office:value="0" calcext:value-type="float">
            <text:p>0</text:p>
          </table:table-cell>
          <table:table-cell office:value-type="float" office:value="2131" calcext:value-type="float">
            <text:p>2131</text:p>
          </table:table-cell>
          <table:table-cell office:value-type="float" office:value="0.869826435246996" calcext:value-type="float">
            <text:p>0.869826435246996</text:p>
          </table:table-cell>
          <table:table-cell office:value-type="float" office:value="150456" calcext:value-type="float">
            <text:p>150456</text:p>
          </table:table-cell>
          <table:table-cell table:formula="of:=100*(1-[.I301]/0.871161548731642)" office:value-type="float" office:value="0.15325670498082" calcext:value-type="float">
            <text:p>0.153256704980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02])" office:value-type="float" office:value="-1" calcext:value-type="float">
            <text:p>-1</text:p>
          </table:table-cell>
          <table:table-cell office:value-type="float" office:value="2674" calcext:value-type="float">
            <text:p>2674</text:p>
          </table:table-cell>
          <table:table-cell office:value-type="float" office:value="0.83845126835781" calcext:value-type="float">
            <text:p>0.83845126835781</text:p>
          </table:table-cell>
          <table:table-cell office:value-type="float" office:value="7279" calcext:value-type="float">
            <text:p>7279</text:p>
          </table:table-cell>
          <table:table-cell table:formula="of:=100*(1-[.I302]/0.845126835781041)" office:value-type="float" office:value="0.789889415481837" calcext:value-type="float">
            <text:p>0.7898894154818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03])" office:value-type="float" office:value="-1" calcext:value-type="float">
            <text:p>-1</text:p>
          </table:table-cell>
          <table:table-cell office:value-type="float" office:value="2657" calcext:value-type="float">
            <text:p>2657</text:p>
          </table:table-cell>
          <table:table-cell office:value-type="float" office:value="0.846461949265688" calcext:value-type="float">
            <text:p>0.846461949265688</text:p>
          </table:table-cell>
          <table:table-cell office:value-type="float" office:value="7098" calcext:value-type="float">
            <text:p>7098</text:p>
          </table:table-cell>
          <table:table-cell table:formula="of:=100*(1-[.I303]/0.845126835781041)" office:value-type="float" office:value="-0.157977883096461" calcext:value-type="float">
            <text:p>-0.15797788309646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04])" office:value-type="float" office:value="-1" calcext:value-type="float">
            <text:p>-1</text:p>
          </table:table-cell>
          <table:table-cell office:value-type="float" office:value="2652" calcext:value-type="float">
            <text:p>2652</text:p>
          </table:table-cell>
          <table:table-cell office:value-type="float" office:value="0.845126835781041" calcext:value-type="float">
            <text:p>0.845126835781041</text:p>
          </table:table-cell>
          <table:table-cell office:value-type="float" office:value="8215" calcext:value-type="float">
            <text:p>8215</text:p>
          </table:table-cell>
          <table:table-cell table:formula="of:=100*(1-[.I304]/0.845126835781041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05])" office:value-type="float" office:value="-1" calcext:value-type="float">
            <text:p>-1</text:p>
          </table:table-cell>
          <table:table-cell office:value-type="float" office:value="2665" calcext:value-type="float">
            <text:p>2665</text:p>
          </table:table-cell>
          <table:table-cell office:value-type="float" office:value="0.84479305740988" calcext:value-type="float">
            <text:p>0.84479305740988</text:p>
          </table:table-cell>
          <table:table-cell office:value-type="float" office:value="9576" calcext:value-type="float">
            <text:p>9576</text:p>
          </table:table-cell>
          <table:table-cell table:formula="of:=100*(1-[.I305]/0.845126835781041)" office:value-type="float" office:value="0.0394944707740374" calcext:value-type="float">
            <text:p>0.0394944707740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06])" office:value-type="float" office:value="-1" calcext:value-type="float">
            <text:p>-1</text:p>
          </table:table-cell>
          <table:table-cell office:value-type="float" office:value="2655" calcext:value-type="float">
            <text:p>2655</text:p>
          </table:table-cell>
          <table:table-cell office:value-type="float" office:value="0.845126835781041" calcext:value-type="float">
            <text:p>0.845126835781041</text:p>
          </table:table-cell>
          <table:table-cell office:value-type="float" office:value="10748" calcext:value-type="float">
            <text:p>10748</text:p>
          </table:table-cell>
          <table:table-cell table:formula="of:=100*(1-[.I306]/0.845126835781041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07])" office:value-type="float" office:value="-1" calcext:value-type="float">
            <text:p>-1</text:p>
          </table:table-cell>
          <table:table-cell office:value-type="float" office:value="2654" calcext:value-type="float">
            <text:p>2654</text:p>
          </table:table-cell>
          <table:table-cell office:value-type="float" office:value="0.845794392523364" calcext:value-type="float">
            <text:p>0.845794392523364</text:p>
          </table:table-cell>
          <table:table-cell office:value-type="float" office:value="7671" calcext:value-type="float">
            <text:p>7671</text:p>
          </table:table-cell>
          <table:table-cell table:formula="of:=100*(1-[.I307]/0.845126835781041)" office:value-type="float" office:value="-0.0789889415481637" calcext:value-type="float">
            <text:p>-0.0789889415481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08])" office:value-type="float" office:value="-1" calcext:value-type="float">
            <text:p>-1</text:p>
          </table:table-cell>
          <table:table-cell office:value-type="float" office:value="2653" calcext:value-type="float">
            <text:p>2653</text:p>
          </table:table-cell>
          <table:table-cell office:value-type="float" office:value="0.845460614152203" calcext:value-type="float">
            <text:p>0.845460614152203</text:p>
          </table:table-cell>
          <table:table-cell office:value-type="float" office:value="8771" calcext:value-type="float">
            <text:p>8771</text:p>
          </table:table-cell>
          <table:table-cell table:formula="of:=100*(1-[.I308]/0.845126835781041)" office:value-type="float" office:value="-0.0394944707741374" calcext:value-type="float">
            <text:p>-0.0394944707741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09])" office:value-type="float" office:value="-1" calcext:value-type="float">
            <text:p>-1</text:p>
          </table:table-cell>
          <table:table-cell office:value-type="float" office:value="2731" calcext:value-type="float">
            <text:p>2731</text:p>
          </table:table-cell>
          <table:table-cell office:value-type="float" office:value="0.825100133511348" calcext:value-type="float">
            <text:p>0.825100133511348</text:p>
          </table:table-cell>
          <table:table-cell office:value-type="float" office:value="12045" calcext:value-type="float">
            <text:p>12045</text:p>
          </table:table-cell>
          <table:table-cell table:formula="of:=100*(1-[.I309]/0.845126835781041)" office:value-type="float" office:value="2.36966824644551" calcext:value-type="float">
            <text:p>2.369668246445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10])" office:value-type="float" office:value="-1" calcext:value-type="float">
            <text:p>-1</text:p>
          </table:table-cell>
          <table:table-cell office:value-type="float" office:value="2966" calcext:value-type="float">
            <text:p>2966</text:p>
          </table:table-cell>
          <table:table-cell office:value-type="float" office:value="0.815086782376502" calcext:value-type="float">
            <text:p>0.815086782376502</text:p>
          </table:table-cell>
          <table:table-cell office:value-type="float" office:value="6906" calcext:value-type="float">
            <text:p>6906</text:p>
          </table:table-cell>
          <table:table-cell table:formula="of:=100*(1-[.I310]/0.845126835781041)" office:value-type="float" office:value="3.5545023696682" calcext:value-type="float">
            <text:p>3.55450236966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11])" office:value-type="float" office:value="-1" calcext:value-type="float">
            <text:p>-1</text:p>
          </table:table-cell>
          <table:table-cell office:value-type="float" office:value="2655" calcext:value-type="float">
            <text:p>2655</text:p>
          </table:table-cell>
          <table:table-cell office:value-type="float" office:value="0.844125500667557" calcext:value-type="float">
            <text:p>0.844125500667557</text:p>
          </table:table-cell>
          <table:table-cell office:value-type="float" office:value="8846" calcext:value-type="float">
            <text:p>8846</text:p>
          </table:table-cell>
          <table:table-cell table:formula="of:=100*(1-[.I311]/0.845126835781041)" office:value-type="float" office:value="0.118483412322201" calcext:value-type="float">
            <text:p>0.1184834123222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12])" office:value-type="float" office:value="-1" calcext:value-type="float">
            <text:p>-1</text:p>
          </table:table-cell>
          <table:table-cell office:value-type="float" office:value="2658" calcext:value-type="float">
            <text:p>2658</text:p>
          </table:table-cell>
          <table:table-cell office:value-type="float" office:value="0.843791722296395" calcext:value-type="float">
            <text:p>0.843791722296395</text:p>
          </table:table-cell>
          <table:table-cell office:value-type="float" office:value="5575" calcext:value-type="float">
            <text:p>5575</text:p>
          </table:table-cell>
          <table:table-cell table:formula="of:=100*(1-[.I312]/0.845126835781041)" office:value-type="float" office:value="0.157977883096339" calcext:value-type="float">
            <text:p>0.1579778830963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13])" office:value-type="float" office:value="-1" calcext:value-type="float">
            <text:p>-1</text:p>
          </table:table-cell>
          <table:table-cell office:value-type="float" office:value="2659" calcext:value-type="float">
            <text:p>2659</text:p>
          </table:table-cell>
          <table:table-cell office:value-type="float" office:value="0.84279038718291" calcext:value-type="float">
            <text:p>0.84279038718291</text:p>
          </table:table-cell>
          <table:table-cell office:value-type="float" office:value="7737" calcext:value-type="float">
            <text:p>7737</text:p>
          </table:table-cell>
          <table:table-cell table:formula="of:=100*(1-[.I313]/0.845126835781041)" office:value-type="float" office:value="0.276461295418673" calcext:value-type="float">
            <text:p>0.2764612954186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14])" office:value-type="float" office:value="-1" calcext:value-type="float">
            <text:p>-1</text:p>
          </table:table-cell>
          <table:table-cell office:value-type="float" office:value="2674" calcext:value-type="float">
            <text:p>2674</text:p>
          </table:table-cell>
          <table:table-cell office:value-type="float" office:value="0.842456608811749" calcext:value-type="float">
            <text:p>0.842456608811749</text:p>
          </table:table-cell>
          <table:table-cell office:value-type="float" office:value="5843" calcext:value-type="float">
            <text:p>5843</text:p>
          </table:table-cell>
          <table:table-cell table:formula="of:=100*(1-[.I314]/0.845126835781041)" office:value-type="float" office:value="0.315955766192688" calcext:value-type="float">
            <text:p>0.3159557661926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15])" office:value-type="float" office:value="-1" calcext:value-type="float">
            <text:p>-1</text:p>
          </table:table-cell>
          <table:table-cell office:value-type="float" office:value="2679" calcext:value-type="float">
            <text:p>2679</text:p>
          </table:table-cell>
          <table:table-cell office:value-type="float" office:value="0.839118825100134" calcext:value-type="float">
            <text:p>0.839118825100134</text:p>
          </table:table-cell>
          <table:table-cell office:value-type="float" office:value="6697" calcext:value-type="float">
            <text:p>6697</text:p>
          </table:table-cell>
          <table:table-cell table:formula="of:=100*(1-[.I315]/0.845126835781041)" office:value-type="float" office:value="0.710900473933551" calcext:value-type="float">
            <text:p>0.7109004739335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16])" office:value-type="float" office:value="-1" calcext:value-type="float">
            <text:p>-1</text:p>
          </table:table-cell>
          <table:table-cell office:value-type="float" office:value="2649" calcext:value-type="float">
            <text:p>2649</text:p>
          </table:table-cell>
          <table:table-cell office:value-type="float" office:value="0.846795727636849" calcext:value-type="float">
            <text:p>0.846795727636849</text:p>
          </table:table-cell>
          <table:table-cell office:value-type="float" office:value="5705" calcext:value-type="float">
            <text:p>5705</text:p>
          </table:table-cell>
          <table:table-cell table:formula="of:=100*(1-[.I316]/0.845126835781041)" office:value-type="float" office:value="-0.197472353870487" calcext:value-type="float">
            <text:p>-0.1974723538704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17])" office:value-type="float" office:value="-1" calcext:value-type="float">
            <text:p>-1</text:p>
          </table:table-cell>
          <table:table-cell office:value-type="float" office:value="2654" calcext:value-type="float">
            <text:p>2654</text:p>
          </table:table-cell>
          <table:table-cell office:value-type="float" office:value="0.845460614152203" calcext:value-type="float">
            <text:p>0.845460614152203</text:p>
          </table:table-cell>
          <table:table-cell office:value-type="float" office:value="6137" calcext:value-type="float">
            <text:p>6137</text:p>
          </table:table-cell>
          <table:table-cell table:formula="of:=100*(1-[.I317]/0.845126835781041)" office:value-type="float" office:value="-0.0394944707741374" calcext:value-type="float">
            <text:p>-0.0394944707741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18])" office:value-type="float" office:value="-1" calcext:value-type="float">
            <text:p>-1</text:p>
          </table:table-cell>
          <table:table-cell office:value-type="float" office:value="2840" calcext:value-type="float">
            <text:p>2840</text:p>
          </table:table-cell>
          <table:table-cell office:value-type="float" office:value="0.832443257676903" calcext:value-type="float">
            <text:p>0.832443257676903</text:p>
          </table:table-cell>
          <table:table-cell office:value-type="float" office:value="7586" calcext:value-type="float">
            <text:p>7586</text:p>
          </table:table-cell>
          <table:table-cell table:formula="of:=100*(1-[.I318]/0.845126835781041)" office:value-type="float" office:value="1.50078988941538" calcext:value-type="float">
            <text:p>1.500789889415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19])" office:value-type="float" office:value="-1" calcext:value-type="float">
            <text:p>-1</text:p>
          </table:table-cell>
          <table:table-cell office:value-type="float" office:value="2652" calcext:value-type="float">
            <text:p>2652</text:p>
          </table:table-cell>
          <table:table-cell office:value-type="float" office:value="0.845126835781041" calcext:value-type="float">
            <text:p>0.845126835781041</text:p>
          </table:table-cell>
          <table:table-cell office:value-type="float" office:value="8956" calcext:value-type="float">
            <text:p>8956</text:p>
          </table:table-cell>
          <table:table-cell table:formula="of:=100*(1-[.I319]/0.845126835781041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20])" office:value-type="float" office:value="-1" calcext:value-type="float">
            <text:p>-1</text:p>
          </table:table-cell>
          <table:table-cell office:value-type="float" office:value="2660" calcext:value-type="float">
            <text:p>2660</text:p>
          </table:table-cell>
          <table:table-cell office:value-type="float" office:value="0.843457943925234" calcext:value-type="float">
            <text:p>0.843457943925234</text:p>
          </table:table-cell>
          <table:table-cell office:value-type="float" office:value="8452" calcext:value-type="float">
            <text:p>8452</text:p>
          </table:table-cell>
          <table:table-cell table:formula="of:=100*(1-[.I320]/0.845126835781041)" office:value-type="float" office:value="0.197472353870365" calcext:value-type="float">
            <text:p>0.1974723538703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21])" office:value-type="float" office:value="-1" calcext:value-type="float">
            <text:p>-1</text:p>
          </table:table-cell>
          <table:table-cell office:value-type="float" office:value="2655" calcext:value-type="float">
            <text:p>2655</text:p>
          </table:table-cell>
          <table:table-cell office:value-type="float" office:value="0.845126835781041" calcext:value-type="float">
            <text:p>0.845126835781041</text:p>
          </table:table-cell>
          <table:table-cell office:value-type="float" office:value="9251" calcext:value-type="float">
            <text:p>9251</text:p>
          </table:table-cell>
          <table:table-cell table:formula="of:=100*(1-[.I321]/0.845126835781041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22])" office:value-type="float" office:value="-1" calcext:value-type="float">
            <text:p>-1</text:p>
          </table:table-cell>
          <table:table-cell office:value-type="float" office:value="2653" calcext:value-type="float">
            <text:p>2653</text:p>
          </table:table-cell>
          <table:table-cell office:value-type="float" office:value="0.844459279038718" calcext:value-type="float">
            <text:p>0.844459279038718</text:p>
          </table:table-cell>
          <table:table-cell office:value-type="float" office:value="5730" calcext:value-type="float">
            <text:p>5730</text:p>
          </table:table-cell>
          <table:table-cell table:formula="of:=100*(1-[.I322]/0.845126835781041)" office:value-type="float" office:value="0.0789889415481748" calcext:value-type="float">
            <text:p>0.0789889415481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23])" office:value-type="float" office:value="-1" calcext:value-type="float">
            <text:p>-1</text:p>
          </table:table-cell>
          <table:table-cell office:value-type="float" office:value="2649" calcext:value-type="float">
            <text:p>2649</text:p>
          </table:table-cell>
          <table:table-cell office:value-type="float" office:value="0.845794392523364" calcext:value-type="float">
            <text:p>0.845794392523364</text:p>
          </table:table-cell>
          <table:table-cell office:value-type="float" office:value="6028" calcext:value-type="float">
            <text:p>6028</text:p>
          </table:table-cell>
          <table:table-cell table:formula="of:=100*(1-[.I323]/0.845126835781041)" office:value-type="float" office:value="-0.0789889415481637" calcext:value-type="float">
            <text:p>-0.0789889415481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24])" office:value-type="float" office:value="-1" calcext:value-type="float">
            <text:p>-1</text:p>
          </table:table-cell>
          <table:table-cell office:value-type="float" office:value="2651" calcext:value-type="float">
            <text:p>2651</text:p>
          </table:table-cell>
          <table:table-cell office:value-type="float" office:value="0.845126835781041" calcext:value-type="float">
            <text:p>0.845126835781041</text:p>
          </table:table-cell>
          <table:table-cell office:value-type="float" office:value="8226" calcext:value-type="float">
            <text:p>8226</text:p>
          </table:table-cell>
          <table:table-cell table:formula="of:=100*(1-[.I324]/0.845126835781041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25])" office:value-type="float" office:value="-1" calcext:value-type="float">
            <text:p>-1</text:p>
          </table:table-cell>
          <table:table-cell office:value-type="float" office:value="2646" calcext:value-type="float">
            <text:p>2646</text:p>
          </table:table-cell>
          <table:table-cell office:value-type="float" office:value="0.845460614152203" calcext:value-type="float">
            <text:p>0.845460614152203</text:p>
          </table:table-cell>
          <table:table-cell office:value-type="float" office:value="6202" calcext:value-type="float">
            <text:p>6202</text:p>
          </table:table-cell>
          <table:table-cell table:formula="of:=100*(1-[.I325]/0.845126835781041)" office:value-type="float" office:value="-0.0394944707741374" calcext:value-type="float">
            <text:p>-0.0394944707741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26])" office:value-type="float" office:value="-1" calcext:value-type="float">
            <text:p>-1</text:p>
          </table:table-cell>
          <table:table-cell office:value-type="float" office:value="2680" calcext:value-type="float">
            <text:p>2680</text:p>
          </table:table-cell>
          <table:table-cell office:value-type="float" office:value="0.842456608811749" calcext:value-type="float">
            <text:p>0.842456608811749</text:p>
          </table:table-cell>
          <table:table-cell office:value-type="float" office:value="8008" calcext:value-type="float">
            <text:p>8008</text:p>
          </table:table-cell>
          <table:table-cell table:formula="of:=100*(1-[.I326]/0.845126835781041)" office:value-type="float" office:value="0.315955766192688" calcext:value-type="float">
            <text:p>0.3159557661926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27])" office:value-type="float" office:value="-1" calcext:value-type="float">
            <text:p>-1</text:p>
          </table:table-cell>
          <table:table-cell office:value-type="float" office:value="2652" calcext:value-type="float">
            <text:p>2652</text:p>
          </table:table-cell>
          <table:table-cell office:value-type="float" office:value="0.84479305740988" calcext:value-type="float">
            <text:p>0.84479305740988</text:p>
          </table:table-cell>
          <table:table-cell office:value-type="float" office:value="9123" calcext:value-type="float">
            <text:p>9123</text:p>
          </table:table-cell>
          <table:table-cell table:formula="of:=100*(1-[.I327]/0.845126835781041)" office:value-type="float" office:value="0.0394944707740374" calcext:value-type="float">
            <text:p>0.0394944707740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28])" office:value-type="float" office:value="-1" calcext:value-type="float">
            <text:p>-1</text:p>
          </table:table-cell>
          <table:table-cell office:value-type="float" office:value="2654" calcext:value-type="float">
            <text:p>2654</text:p>
          </table:table-cell>
          <table:table-cell office:value-type="float" office:value="0.845794392523364" calcext:value-type="float">
            <text:p>0.845794392523364</text:p>
          </table:table-cell>
          <table:table-cell office:value-type="float" office:value="6768" calcext:value-type="float">
            <text:p>6768</text:p>
          </table:table-cell>
          <table:table-cell table:formula="of:=100*(1-[.I328]/0.845126835781041)" office:value-type="float" office:value="-0.0789889415481637" calcext:value-type="float">
            <text:p>-0.0789889415481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29])" office:value-type="float" office:value="-1" calcext:value-type="float">
            <text:p>-1</text:p>
          </table:table-cell>
          <table:table-cell office:value-type="float" office:value="2646" calcext:value-type="float">
            <text:p>2646</text:p>
          </table:table-cell>
          <table:table-cell office:value-type="float" office:value="0.845126835781041" calcext:value-type="float">
            <text:p>0.845126835781041</text:p>
          </table:table-cell>
          <table:table-cell office:value-type="float" office:value="5944" calcext:value-type="float">
            <text:p>5944</text:p>
          </table:table-cell>
          <table:table-cell table:formula="of:=100*(1-[.I329]/0.845126835781041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30])" office:value-type="float" office:value="-1" calcext:value-type="float">
            <text:p>-1</text:p>
          </table:table-cell>
          <table:table-cell office:value-type="float" office:value="2658" calcext:value-type="float">
            <text:p>2658</text:p>
          </table:table-cell>
          <table:table-cell office:value-type="float" office:value="0.84479305740988" calcext:value-type="float">
            <text:p>0.84479305740988</text:p>
          </table:table-cell>
          <table:table-cell office:value-type="float" office:value="6366" calcext:value-type="float">
            <text:p>6366</text:p>
          </table:table-cell>
          <table:table-cell table:formula="of:=100*(1-[.I330]/0.845126835781041)" office:value-type="float" office:value="0.0394944707740374" calcext:value-type="float">
            <text:p>0.0394944707740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31])" office:value-type="float" office:value="-1" calcext:value-type="float">
            <text:p>-1</text:p>
          </table:table-cell>
          <table:table-cell office:value-type="float" office:value="2656" calcext:value-type="float">
            <text:p>2656</text:p>
          </table:table-cell>
          <table:table-cell office:value-type="float" office:value="0.845794392523364" calcext:value-type="float">
            <text:p>0.845794392523364</text:p>
          </table:table-cell>
          <table:table-cell office:value-type="float" office:value="6172" calcext:value-type="float">
            <text:p>6172</text:p>
          </table:table-cell>
          <table:table-cell table:formula="of:=100*(1-[.I331]/0.845126835781041)" office:value-type="float" office:value="-0.0789889415481637" calcext:value-type="float">
            <text:p>-0.0789889415481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32])" office:value-type="float" office:value="-1" calcext:value-type="float">
            <text:p>-1</text:p>
          </table:table-cell>
          <table:table-cell office:value-type="float" office:value="2654" calcext:value-type="float">
            <text:p>2654</text:p>
          </table:table-cell>
          <table:table-cell office:value-type="float" office:value="0.845460614152203" calcext:value-type="float">
            <text:p>0.845460614152203</text:p>
          </table:table-cell>
          <table:table-cell office:value-type="float" office:value="9280" calcext:value-type="float">
            <text:p>9280</text:p>
          </table:table-cell>
          <table:table-cell table:formula="of:=100*(1-[.I332]/0.845126835781041)" office:value-type="float" office:value="-0.0394944707741374" calcext:value-type="float">
            <text:p>-0.0394944707741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33])" office:value-type="float" office:value="-1" calcext:value-type="float">
            <text:p>-1</text:p>
          </table:table-cell>
          <table:table-cell office:value-type="float" office:value="2654" calcext:value-type="float">
            <text:p>2654</text:p>
          </table:table-cell>
          <table:table-cell office:value-type="float" office:value="0.845460614152203" calcext:value-type="float">
            <text:p>0.845460614152203</text:p>
          </table:table-cell>
          <table:table-cell office:value-type="float" office:value="8287" calcext:value-type="float">
            <text:p>8287</text:p>
          </table:table-cell>
          <table:table-cell table:formula="of:=100*(1-[.I333]/0.845126835781041)" office:value-type="float" office:value="-0.0394944707741374" calcext:value-type="float">
            <text:p>-0.0394944707741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34])" office:value-type="float" office:value="-1" calcext:value-type="float">
            <text:p>-1</text:p>
          </table:table-cell>
          <table:table-cell office:value-type="float" office:value="2653" calcext:value-type="float">
            <text:p>2653</text:p>
          </table:table-cell>
          <table:table-cell office:value-type="float" office:value="0.845460614152203" calcext:value-type="float">
            <text:p>0.845460614152203</text:p>
          </table:table-cell>
          <table:table-cell office:value-type="float" office:value="7733" calcext:value-type="float">
            <text:p>7733</text:p>
          </table:table-cell>
          <table:table-cell table:formula="of:=100*(1-[.I334]/0.845126835781041)" office:value-type="float" office:value="-0.0394944707741374" calcext:value-type="float">
            <text:p>-0.0394944707741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35])" office:value-type="float" office:value="-1" calcext:value-type="float">
            <text:p>-1</text:p>
          </table:table-cell>
          <table:table-cell office:value-type="float" office:value="2656" calcext:value-type="float">
            <text:p>2656</text:p>
          </table:table-cell>
          <table:table-cell office:value-type="float" office:value="0.84479305740988" calcext:value-type="float">
            <text:p>0.84479305740988</text:p>
          </table:table-cell>
          <table:table-cell office:value-type="float" office:value="9342" calcext:value-type="float">
            <text:p>9342</text:p>
          </table:table-cell>
          <table:table-cell table:formula="of:=100*(1-[.I335]/0.845126835781041)" office:value-type="float" office:value="0.0394944707740374" calcext:value-type="float">
            <text:p>0.0394944707740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36])" office:value-type="float" office:value="-1" calcext:value-type="float">
            <text:p>-1</text:p>
          </table:table-cell>
          <table:table-cell office:value-type="float" office:value="2655" calcext:value-type="float">
            <text:p>2655</text:p>
          </table:table-cell>
          <table:table-cell office:value-type="float" office:value="0.84479305740988" calcext:value-type="float">
            <text:p>0.84479305740988</text:p>
          </table:table-cell>
          <table:table-cell office:value-type="float" office:value="7327" calcext:value-type="float">
            <text:p>7327</text:p>
          </table:table-cell>
          <table:table-cell table:formula="of:=100*(1-[.I336]/0.845126835781041)" office:value-type="float" office:value="0.0394944707740374" calcext:value-type="float">
            <text:p>0.0394944707740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37])" office:value-type="float" office:value="-1" calcext:value-type="float">
            <text:p>-1</text:p>
          </table:table-cell>
          <table:table-cell office:value-type="float" office:value="2664" calcext:value-type="float">
            <text:p>2664</text:p>
          </table:table-cell>
          <table:table-cell office:value-type="float" office:value="0.843124165554072" calcext:value-type="float">
            <text:p>0.843124165554072</text:p>
          </table:table-cell>
          <table:table-cell office:value-type="float" office:value="10393" calcext:value-type="float">
            <text:p>10393</text:p>
          </table:table-cell>
          <table:table-cell table:formula="of:=100*(1-[.I337]/0.845126835781041)" office:value-type="float" office:value="0.236966824644513" calcext:value-type="float">
            <text:p>0.2369668246445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38])" office:value-type="float" office:value="-1" calcext:value-type="float">
            <text:p>-1</text:p>
          </table:table-cell>
          <table:table-cell office:value-type="float" office:value="2648" calcext:value-type="float">
            <text:p>2648</text:p>
          </table:table-cell>
          <table:table-cell office:value-type="float" office:value="0.845126835781041" calcext:value-type="float">
            <text:p>0.845126835781041</text:p>
          </table:table-cell>
          <table:table-cell office:value-type="float" office:value="7541" calcext:value-type="float">
            <text:p>7541</text:p>
          </table:table-cell>
          <table:table-cell table:formula="of:=100*(1-[.I338]/0.845126835781041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39])" office:value-type="float" office:value="-1" calcext:value-type="float">
            <text:p>-1</text:p>
          </table:table-cell>
          <table:table-cell office:value-type="float" office:value="2657" calcext:value-type="float">
            <text:p>2657</text:p>
          </table:table-cell>
          <table:table-cell office:value-type="float" office:value="0.845460614152203" calcext:value-type="float">
            <text:p>0.845460614152203</text:p>
          </table:table-cell>
          <table:table-cell office:value-type="float" office:value="5528" calcext:value-type="float">
            <text:p>5528</text:p>
          </table:table-cell>
          <table:table-cell table:formula="of:=100*(1-[.I339]/0.845126835781041)" office:value-type="float" office:value="-0.0394944707741374" calcext:value-type="float">
            <text:p>-0.0394944707741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40])" office:value-type="float" office:value="-1" calcext:value-type="float">
            <text:p>-1</text:p>
          </table:table-cell>
          <table:table-cell office:value-type="float" office:value="2651" calcext:value-type="float">
            <text:p>2651</text:p>
          </table:table-cell>
          <table:table-cell office:value-type="float" office:value="0.845126835781041" calcext:value-type="float">
            <text:p>0.845126835781041</text:p>
          </table:table-cell>
          <table:table-cell office:value-type="float" office:value="6505" calcext:value-type="float">
            <text:p>6505</text:p>
          </table:table-cell>
          <table:table-cell table:formula="of:=100*(1-[.I340]/0.845126835781041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41])" office:value-type="float" office:value="-1" calcext:value-type="float">
            <text:p>-1</text:p>
          </table:table-cell>
          <table:table-cell office:value-type="float" office:value="2654" calcext:value-type="float">
            <text:p>2654</text:p>
          </table:table-cell>
          <table:table-cell office:value-type="float" office:value="0.845126835781041" calcext:value-type="float">
            <text:p>0.845126835781041</text:p>
          </table:table-cell>
          <table:table-cell office:value-type="float" office:value="8253" calcext:value-type="float">
            <text:p>8253</text:p>
          </table:table-cell>
          <table:table-cell table:formula="of:=100*(1-[.I341]/0.845126835781041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42])" office:value-type="float" office:value="-1" calcext:value-type="float">
            <text:p>-1</text:p>
          </table:table-cell>
          <table:table-cell office:value-type="float" office:value="2650" calcext:value-type="float">
            <text:p>2650</text:p>
          </table:table-cell>
          <table:table-cell office:value-type="float" office:value="0.845794392523364" calcext:value-type="float">
            <text:p>0.845794392523364</text:p>
          </table:table-cell>
          <table:table-cell office:value-type="float" office:value="6474" calcext:value-type="float">
            <text:p>6474</text:p>
          </table:table-cell>
          <table:table-cell table:formula="of:=100*(1-[.I342]/0.845126835781041)" office:value-type="float" office:value="-0.0789889415481637" calcext:value-type="float">
            <text:p>-0.0789889415481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43])" office:value-type="float" office:value="-1" calcext:value-type="float">
            <text:p>-1</text:p>
          </table:table-cell>
          <table:table-cell office:value-type="float" office:value="2655" calcext:value-type="float">
            <text:p>2655</text:p>
          </table:table-cell>
          <table:table-cell office:value-type="float" office:value="0.845460614152203" calcext:value-type="float">
            <text:p>0.845460614152203</text:p>
          </table:table-cell>
          <table:table-cell office:value-type="float" office:value="6932" calcext:value-type="float">
            <text:p>6932</text:p>
          </table:table-cell>
          <table:table-cell table:formula="of:=100*(1-[.I343]/0.845126835781041)" office:value-type="float" office:value="-0.0394944707741374" calcext:value-type="float">
            <text:p>-0.0394944707741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44])" office:value-type="float" office:value="-1" calcext:value-type="float">
            <text:p>-1</text:p>
          </table:table-cell>
          <table:table-cell office:value-type="float" office:value="2657" calcext:value-type="float">
            <text:p>2657</text:p>
          </table:table-cell>
          <table:table-cell office:value-type="float" office:value="0.845126835781041" calcext:value-type="float">
            <text:p>0.845126835781041</text:p>
          </table:table-cell>
          <table:table-cell office:value-type="float" office:value="7373" calcext:value-type="float">
            <text:p>7373</text:p>
          </table:table-cell>
          <table:table-cell table:formula="of:=100*(1-[.I344]/0.845126835781041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45])" office:value-type="float" office:value="-1" calcext:value-type="float">
            <text:p>-1</text:p>
          </table:table-cell>
          <table:table-cell office:value-type="float" office:value="2657" calcext:value-type="float">
            <text:p>2657</text:p>
          </table:table-cell>
          <table:table-cell office:value-type="float" office:value="0.845126835781041" calcext:value-type="float">
            <text:p>0.845126835781041</text:p>
          </table:table-cell>
          <table:table-cell office:value-type="float" office:value="6661" calcext:value-type="float">
            <text:p>6661</text:p>
          </table:table-cell>
          <table:table-cell table:formula="of:=100*(1-[.I345]/0.845126835781041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46])" office:value-type="float" office:value="-1" calcext:value-type="float">
            <text:p>-1</text:p>
          </table:table-cell>
          <table:table-cell office:value-type="float" office:value="2653" calcext:value-type="float">
            <text:p>2653</text:p>
          </table:table-cell>
          <table:table-cell office:value-type="float" office:value="0.844125500667557" calcext:value-type="float">
            <text:p>0.844125500667557</text:p>
          </table:table-cell>
          <table:table-cell office:value-type="float" office:value="7827" calcext:value-type="float">
            <text:p>7827</text:p>
          </table:table-cell>
          <table:table-cell table:formula="of:=100*(1-[.I346]/0.845126835781041)" office:value-type="float" office:value="0.118483412322201" calcext:value-type="float">
            <text:p>0.1184834123222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47])" office:value-type="float" office:value="-1" calcext:value-type="float">
            <text:p>-1</text:p>
          </table:table-cell>
          <table:table-cell office:value-type="float" office:value="2653" calcext:value-type="float">
            <text:p>2653</text:p>
          </table:table-cell>
          <table:table-cell office:value-type="float" office:value="0.845126835781041" calcext:value-type="float">
            <text:p>0.845126835781041</text:p>
          </table:table-cell>
          <table:table-cell office:value-type="float" office:value="8901" calcext:value-type="float">
            <text:p>8901</text:p>
          </table:table-cell>
          <table:table-cell table:formula="of:=100*(1-[.I347]/0.845126835781041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48])" office:value-type="float" office:value="-1" calcext:value-type="float">
            <text:p>-1</text:p>
          </table:table-cell>
          <table:table-cell office:value-type="float" office:value="2760" calcext:value-type="float">
            <text:p>2760</text:p>
          </table:table-cell>
          <table:table-cell office:value-type="float" office:value="0.83845126835781" calcext:value-type="float">
            <text:p>0.83845126835781</text:p>
          </table:table-cell>
          <table:table-cell office:value-type="float" office:value="7791" calcext:value-type="float">
            <text:p>7791</text:p>
          </table:table-cell>
          <table:table-cell table:formula="of:=100*(1-[.I348]/0.845126835781041)" office:value-type="float" office:value="0.789889415481837" calcext:value-type="float">
            <text:p>0.7898894154818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49])" office:value-type="float" office:value="-1" calcext:value-type="float">
            <text:p>-1</text:p>
          </table:table-cell>
          <table:table-cell office:value-type="float" office:value="2657" calcext:value-type="float">
            <text:p>2657</text:p>
          </table:table-cell>
          <table:table-cell office:value-type="float" office:value="0.845126835781041" calcext:value-type="float">
            <text:p>0.845126835781041</text:p>
          </table:table-cell>
          <table:table-cell office:value-type="float" office:value="7905" calcext:value-type="float">
            <text:p>7905</text:p>
          </table:table-cell>
          <table:table-cell table:formula="of:=100*(1-[.I349]/0.845126835781041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50])" office:value-type="float" office:value="-1" calcext:value-type="float">
            <text:p>-1</text:p>
          </table:table-cell>
          <table:table-cell office:value-type="float" office:value="2669" calcext:value-type="float">
            <text:p>2669</text:p>
          </table:table-cell>
          <table:table-cell office:value-type="float" office:value="0.842122830440587" calcext:value-type="float">
            <text:p>0.842122830440587</text:p>
          </table:table-cell>
          <table:table-cell office:value-type="float" office:value="8666" calcext:value-type="float">
            <text:p>8666</text:p>
          </table:table-cell>
          <table:table-cell table:formula="of:=100*(1-[.I350]/0.845126835781041)" office:value-type="float" office:value="0.355450236966826" calcext:value-type="float">
            <text:p>0.3554502369668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10([.F351])" office:value-type="float" office:value="-1" calcext:value-type="float">
            <text:p>-1</text:p>
          </table:table-cell>
          <table:table-cell office:value-type="float" office:value="2654" calcext:value-type="float">
            <text:p>2654</text:p>
          </table:table-cell>
          <table:table-cell office:value-type="float" office:value="0.845460614152203" calcext:value-type="float">
            <text:p>0.845460614152203</text:p>
          </table:table-cell>
          <table:table-cell office:value-type="float" office:value="7393" calcext:value-type="float">
            <text:p>7393</text:p>
          </table:table-cell>
          <table:table-cell table:formula="of:=100*(1-[.I351]/0.845126835781041)" office:value-type="float" office:value="-0.0394944707741374" calcext:value-type="float">
            <text:p>-0.0394944707741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52])" office:value-type="float" office:value="0" calcext:value-type="float">
            <text:p>0</text:p>
          </table:table-cell>
          <table:table-cell office:value-type="float" office:value="2754" calcext:value-type="float">
            <text:p>2754</text:p>
          </table:table-cell>
          <table:table-cell office:value-type="float" office:value="0.839786381842456" calcext:value-type="float">
            <text:p>0.839786381842456</text:p>
          </table:table-cell>
          <table:table-cell office:value-type="float" office:value="115454" calcext:value-type="float">
            <text:p>115454</text:p>
          </table:table-cell>
          <table:table-cell table:formula="of:=100*(1-[.I352]/0.844125500667557)" office:value-type="float" office:value="0.514037168841552" calcext:value-type="float">
            <text:p>0.5140371688415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53])" office:value-type="float" office:value="0" calcext:value-type="float">
            <text:p>0</text:p>
          </table:table-cell>
          <table:table-cell office:value-type="float" office:value="2756" calcext:value-type="float">
            <text:p>2756</text:p>
          </table:table-cell>
          <table:table-cell office:value-type="float" office:value="0.842456608811749" calcext:value-type="float">
            <text:p>0.842456608811749</text:p>
          </table:table-cell>
          <table:table-cell office:value-type="float" office:value="109352" calcext:value-type="float">
            <text:p>109352</text:p>
          </table:table-cell>
          <table:table-cell table:formula="of:=100*(1-[.I353]/0.844125500667557)" office:value-type="float" office:value="0.197706603400583" calcext:value-type="float">
            <text:p>0.1977066034005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54])" office:value-type="float" office:value="0" calcext:value-type="float">
            <text:p>0</text:p>
          </table:table-cell>
          <table:table-cell office:value-type="float" office:value="2725" calcext:value-type="float">
            <text:p>2725</text:p>
          </table:table-cell>
          <table:table-cell office:value-type="float" office:value="0.843457943925234" calcext:value-type="float">
            <text:p>0.843457943925234</text:p>
          </table:table-cell>
          <table:table-cell office:value-type="float" office:value="133163" calcext:value-type="float">
            <text:p>133163</text:p>
          </table:table-cell>
          <table:table-cell table:formula="of:=100*(1-[.I354]/0.844125500667557)" office:value-type="float" office:value="0.0790826413602064" calcext:value-type="float">
            <text:p>0.0790826413602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55])" office:value-type="float" office:value="0" calcext:value-type="float">
            <text:p>0</text:p>
          </table:table-cell>
          <table:table-cell office:value-type="float" office:value="2798" calcext:value-type="float">
            <text:p>2798</text:p>
          </table:table-cell>
          <table:table-cell office:value-type="float" office:value="0.839786381842456" calcext:value-type="float">
            <text:p>0.839786381842456</text:p>
          </table:table-cell>
          <table:table-cell office:value-type="float" office:value="101334" calcext:value-type="float">
            <text:p>101334</text:p>
          </table:table-cell>
          <table:table-cell table:formula="of:=100*(1-[.I355]/0.844125500667557)" office:value-type="float" office:value="0.514037168841552" calcext:value-type="float">
            <text:p>0.5140371688415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56])" office:value-type="float" office:value="0" calcext:value-type="float">
            <text:p>0</text:p>
          </table:table-cell>
          <table:table-cell office:value-type="float" office:value="2763" calcext:value-type="float">
            <text:p>2763</text:p>
          </table:table-cell>
          <table:table-cell office:value-type="float" office:value="0.84045393858478" calcext:value-type="float">
            <text:p>0.84045393858478</text:p>
          </table:table-cell>
          <table:table-cell office:value-type="float" office:value="167069" calcext:value-type="float">
            <text:p>167069</text:p>
          </table:table-cell>
          <table:table-cell table:formula="of:=100*(1-[.I356]/0.844125500667557)" office:value-type="float" office:value="0.434954527481224" calcext:value-type="float">
            <text:p>0.4349545274812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57])" office:value-type="float" office:value="0" calcext:value-type="float">
            <text:p>0</text:p>
          </table:table-cell>
          <table:table-cell office:value-type="float" office:value="2824" calcext:value-type="float">
            <text:p>2824</text:p>
          </table:table-cell>
          <table:table-cell office:value-type="float" office:value="0.838785046728972" calcext:value-type="float">
            <text:p>0.838785046728972</text:p>
          </table:table-cell>
          <table:table-cell office:value-type="float" office:value="59449" calcext:value-type="float">
            <text:p>59449</text:p>
          </table:table-cell>
          <table:table-cell table:formula="of:=100*(1-[.I357]/0.844125500667557)" office:value-type="float" office:value="0.632661130881806" calcext:value-type="float">
            <text:p>0.6326611308818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58])" office:value-type="float" office:value="0" calcext:value-type="float">
            <text:p>0</text:p>
          </table:table-cell>
          <table:table-cell office:value-type="float" office:value="2740" calcext:value-type="float">
            <text:p>2740</text:p>
          </table:table-cell>
          <table:table-cell office:value-type="float" office:value="0.843124165554072" calcext:value-type="float">
            <text:p>0.843124165554072</text:p>
          </table:table-cell>
          <table:table-cell office:value-type="float" office:value="71128" calcext:value-type="float">
            <text:p>71128</text:p>
          </table:table-cell>
          <table:table-cell table:formula="of:=100*(1-[.I358]/0.844125500667557)" office:value-type="float" office:value="0.118623962040376" calcext:value-type="float">
            <text:p>0.1186239620403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59])" office:value-type="float" office:value="0" calcext:value-type="float">
            <text:p>0</text:p>
          </table:table-cell>
          <table:table-cell office:value-type="float" office:value="2749" calcext:value-type="float">
            <text:p>2749</text:p>
          </table:table-cell>
          <table:table-cell office:value-type="float" office:value="0.843791722296395" calcext:value-type="float">
            <text:p>0.843791722296395</text:p>
          </table:table-cell>
          <table:table-cell office:value-type="float" office:value="49921" calcext:value-type="float">
            <text:p>49921</text:p>
          </table:table-cell>
          <table:table-cell table:formula="of:=100*(1-[.I359]/0.844125500667557)" office:value-type="float" office:value="0.0395413206801587" calcext:value-type="float">
            <text:p>0.0395413206801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60])" office:value-type="float" office:value="0" calcext:value-type="float">
            <text:p>0</text:p>
          </table:table-cell>
          <table:table-cell office:value-type="float" office:value="2954" calcext:value-type="float">
            <text:p>2954</text:p>
          </table:table-cell>
          <table:table-cell office:value-type="float" office:value="0.837783711615487" calcext:value-type="float">
            <text:p>0.837783711615487</text:p>
          </table:table-cell>
          <table:table-cell office:value-type="float" office:value="125202" calcext:value-type="float">
            <text:p>125202</text:p>
          </table:table-cell>
          <table:table-cell table:formula="of:=100*(1-[.I360]/0.844125500667557)" office:value-type="float" office:value="0.751285092922183" calcext:value-type="float">
            <text:p>0.7512850929221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61])" office:value-type="float" office:value="0" calcext:value-type="float">
            <text:p>0</text:p>
          </table:table-cell>
          <table:table-cell office:value-type="float" office:value="2757" calcext:value-type="float">
            <text:p>2757</text:p>
          </table:table-cell>
          <table:table-cell office:value-type="float" office:value="0.841789052069426" calcext:value-type="float">
            <text:p>0.841789052069426</text:p>
          </table:table-cell>
          <table:table-cell office:value-type="float" office:value="98398" calcext:value-type="float">
            <text:p>98398</text:p>
          </table:table-cell>
          <table:table-cell table:formula="of:=100*(1-[.I361]/0.844125500667557)" office:value-type="float" office:value="0.276789244760789" calcext:value-type="float">
            <text:p>0.2767892447607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62])" office:value-type="float" office:value="0" calcext:value-type="float">
            <text:p>0</text:p>
          </table:table-cell>
          <table:table-cell office:value-type="float" office:value="2733" calcext:value-type="float">
            <text:p>2733</text:p>
          </table:table-cell>
          <table:table-cell office:value-type="float" office:value="0.844125500667557" calcext:value-type="float">
            <text:p>0.844125500667557</text:p>
          </table:table-cell>
          <table:table-cell office:value-type="float" office:value="151398" calcext:value-type="float">
            <text:p>151398</text:p>
          </table:table-cell>
          <table:table-cell table:formula="of:=100*(1-[.I362]/0.844125500667557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63])" office:value-type="float" office:value="0" calcext:value-type="float">
            <text:p>0</text:p>
          </table:table-cell>
          <table:table-cell office:value-type="float" office:value="2743" calcext:value-type="float">
            <text:p>2743</text:p>
          </table:table-cell>
          <table:table-cell office:value-type="float" office:value="0.842122830440587" calcext:value-type="float">
            <text:p>0.842122830440587</text:p>
          </table:table-cell>
          <table:table-cell office:value-type="float" office:value="85773" calcext:value-type="float">
            <text:p>85773</text:p>
          </table:table-cell>
          <table:table-cell table:formula="of:=100*(1-[.I363]/0.844125500667557)" office:value-type="float" office:value="0.237247924080741" calcext:value-type="float">
            <text:p>0.2372479240807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64])" office:value-type="float" office:value="0" calcext:value-type="float">
            <text:p>0</text:p>
          </table:table-cell>
          <table:table-cell office:value-type="float" office:value="2738" calcext:value-type="float">
            <text:p>2738</text:p>
          </table:table-cell>
          <table:table-cell office:value-type="float" office:value="0.843124165554072" calcext:value-type="float">
            <text:p>0.843124165554072</text:p>
          </table:table-cell>
          <table:table-cell office:value-type="float" office:value="75935" calcext:value-type="float">
            <text:p>75935</text:p>
          </table:table-cell>
          <table:table-cell table:formula="of:=100*(1-[.I364]/0.844125500667557)" office:value-type="float" office:value="0.118623962040376" calcext:value-type="float">
            <text:p>0.1186239620403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65])" office:value-type="float" office:value="0" calcext:value-type="float">
            <text:p>0</text:p>
          </table:table-cell>
          <table:table-cell office:value-type="float" office:value="2733" calcext:value-type="float">
            <text:p>2733</text:p>
          </table:table-cell>
          <table:table-cell office:value-type="float" office:value="0.841121495327103" calcext:value-type="float">
            <text:p>0.841121495327103</text:p>
          </table:table-cell>
          <table:table-cell office:value-type="float" office:value="90761" calcext:value-type="float">
            <text:p>90761</text:p>
          </table:table-cell>
          <table:table-cell table:formula="of:=100*(1-[.I365]/0.844125500667557)" office:value-type="float" office:value="0.355871886120995" calcext:value-type="float">
            <text:p>0.3558718861209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66])" office:value-type="float" office:value="0" calcext:value-type="float">
            <text:p>0</text:p>
          </table:table-cell>
          <table:table-cell office:value-type="float" office:value="2749" calcext:value-type="float">
            <text:p>2749</text:p>
          </table:table-cell>
          <table:table-cell office:value-type="float" office:value="0.842456608811749" calcext:value-type="float">
            <text:p>0.842456608811749</text:p>
          </table:table-cell>
          <table:table-cell office:value-type="float" office:value="95364" calcext:value-type="float">
            <text:p>95364</text:p>
          </table:table-cell>
          <table:table-cell table:formula="of:=100*(1-[.I366]/0.844125500667557)" office:value-type="float" office:value="0.197706603400583" calcext:value-type="float">
            <text:p>0.1977066034005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67])" office:value-type="float" office:value="0" calcext:value-type="float">
            <text:p>0</text:p>
          </table:table-cell>
          <table:table-cell office:value-type="float" office:value="2764" calcext:value-type="float">
            <text:p>2764</text:p>
          </table:table-cell>
          <table:table-cell office:value-type="float" office:value="0.84479305740988" calcext:value-type="float">
            <text:p>0.84479305740988</text:p>
          </table:table-cell>
          <table:table-cell office:value-type="float" office:value="128143" calcext:value-type="float">
            <text:p>128143</text:p>
          </table:table-cell>
          <table:table-cell table:formula="of:=100*(1-[.I367]/0.844125500667557)" office:value-type="float" office:value="-0.0790826413602064" calcext:value-type="float">
            <text:p>-0.0790826413602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68])" office:value-type="float" office:value="0" calcext:value-type="float">
            <text:p>0</text:p>
          </table:table-cell>
          <table:table-cell office:value-type="float" office:value="2730" calcext:value-type="float">
            <text:p>2730</text:p>
          </table:table-cell>
          <table:table-cell office:value-type="float" office:value="0.843124165554072" calcext:value-type="float">
            <text:p>0.843124165554072</text:p>
          </table:table-cell>
          <table:table-cell office:value-type="float" office:value="119456" calcext:value-type="float">
            <text:p>119456</text:p>
          </table:table-cell>
          <table:table-cell table:formula="of:=100*(1-[.I368]/0.844125500667557)" office:value-type="float" office:value="0.118623962040376" calcext:value-type="float">
            <text:p>0.1186239620403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69])" office:value-type="float" office:value="0" calcext:value-type="float">
            <text:p>0</text:p>
          </table:table-cell>
          <table:table-cell office:value-type="float" office:value="2733" calcext:value-type="float">
            <text:p>2733</text:p>
          </table:table-cell>
          <table:table-cell office:value-type="float" office:value="0.843124165554072" calcext:value-type="float">
            <text:p>0.843124165554072</text:p>
          </table:table-cell>
          <table:table-cell office:value-type="float" office:value="118248" calcext:value-type="float">
            <text:p>118248</text:p>
          </table:table-cell>
          <table:table-cell table:formula="of:=100*(1-[.I369]/0.844125500667557)" office:value-type="float" office:value="0.118623962040376" calcext:value-type="float">
            <text:p>0.1186239620403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70])" office:value-type="float" office:value="0" calcext:value-type="float">
            <text:p>0</text:p>
          </table:table-cell>
          <table:table-cell office:value-type="float" office:value="2746" calcext:value-type="float">
            <text:p>2746</text:p>
          </table:table-cell>
          <table:table-cell office:value-type="float" office:value="0.842456608811749" calcext:value-type="float">
            <text:p>0.842456608811749</text:p>
          </table:table-cell>
          <table:table-cell office:value-type="float" office:value="156299" calcext:value-type="float">
            <text:p>156299</text:p>
          </table:table-cell>
          <table:table-cell table:formula="of:=100*(1-[.I370]/0.844125500667557)" office:value-type="float" office:value="0.197706603400583" calcext:value-type="float">
            <text:p>0.1977066034005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71])" office:value-type="float" office:value="0" calcext:value-type="float">
            <text:p>0</text:p>
          </table:table-cell>
          <table:table-cell office:value-type="float" office:value="2732" calcext:value-type="float">
            <text:p>2732</text:p>
          </table:table-cell>
          <table:table-cell office:value-type="float" office:value="0.843124165554072" calcext:value-type="float">
            <text:p>0.843124165554072</text:p>
          </table:table-cell>
          <table:table-cell office:value-type="float" office:value="141257" calcext:value-type="float">
            <text:p>141257</text:p>
          </table:table-cell>
          <table:table-cell table:formula="of:=100*(1-[.I371]/0.844125500667557)" office:value-type="float" office:value="0.118623962040376" calcext:value-type="float">
            <text:p>0.1186239620403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72])" office:value-type="float" office:value="0" calcext:value-type="float">
            <text:p>0</text:p>
          </table:table-cell>
          <table:table-cell office:value-type="float" office:value="2770" calcext:value-type="float">
            <text:p>2770</text:p>
          </table:table-cell>
          <table:table-cell office:value-type="float" office:value="0.84045393858478" calcext:value-type="float">
            <text:p>0.84045393858478</text:p>
          </table:table-cell>
          <table:table-cell office:value-type="float" office:value="95292" calcext:value-type="float">
            <text:p>95292</text:p>
          </table:table-cell>
          <table:table-cell table:formula="of:=100*(1-[.I372]/0.844125500667557)" office:value-type="float" office:value="0.434954527481224" calcext:value-type="float">
            <text:p>0.4349545274812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73])" office:value-type="float" office:value="0" calcext:value-type="float">
            <text:p>0</text:p>
          </table:table-cell>
          <table:table-cell office:value-type="float" office:value="2732" calcext:value-type="float">
            <text:p>2732</text:p>
          </table:table-cell>
          <table:table-cell office:value-type="float" office:value="0.843791722296395" calcext:value-type="float">
            <text:p>0.843791722296395</text:p>
          </table:table-cell>
          <table:table-cell office:value-type="float" office:value="89634" calcext:value-type="float">
            <text:p>89634</text:p>
          </table:table-cell>
          <table:table-cell table:formula="of:=100*(1-[.I373]/0.844125500667557)" office:value-type="float" office:value="0.0395413206801587" calcext:value-type="float">
            <text:p>0.0395413206801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74])" office:value-type="float" office:value="0" calcext:value-type="float">
            <text:p>0</text:p>
          </table:table-cell>
          <table:table-cell office:value-type="float" office:value="2744" calcext:value-type="float">
            <text:p>2744</text:p>
          </table:table-cell>
          <table:table-cell office:value-type="float" office:value="0.842456608811749" calcext:value-type="float">
            <text:p>0.842456608811749</text:p>
          </table:table-cell>
          <table:table-cell office:value-type="float" office:value="102296" calcext:value-type="float">
            <text:p>102296</text:p>
          </table:table-cell>
          <table:table-cell table:formula="of:=100*(1-[.I374]/0.844125500667557)" office:value-type="float" office:value="0.197706603400583" calcext:value-type="float">
            <text:p>0.1977066034005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75])" office:value-type="float" office:value="0" calcext:value-type="float">
            <text:p>0</text:p>
          </table:table-cell>
          <table:table-cell office:value-type="float" office:value="2803" calcext:value-type="float">
            <text:p>2803</text:p>
          </table:table-cell>
          <table:table-cell office:value-type="float" office:value="0.834445927903872" calcext:value-type="float">
            <text:p>0.834445927903872</text:p>
          </table:table-cell>
          <table:table-cell office:value-type="float" office:value="102691" calcext:value-type="float">
            <text:p>102691</text:p>
          </table:table-cell>
          <table:table-cell table:formula="of:=100*(1-[.I375]/0.844125500667557)" office:value-type="float" office:value="1.14669829972323" calcext:value-type="float">
            <text:p>1.146698299723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76])" office:value-type="float" office:value="0" calcext:value-type="float">
            <text:p>0</text:p>
          </table:table-cell>
          <table:table-cell office:value-type="float" office:value="2742" calcext:value-type="float">
            <text:p>2742</text:p>
          </table:table-cell>
          <table:table-cell office:value-type="float" office:value="0.841789052069426" calcext:value-type="float">
            <text:p>0.841789052069426</text:p>
          </table:table-cell>
          <table:table-cell office:value-type="float" office:value="145101" calcext:value-type="float">
            <text:p>145101</text:p>
          </table:table-cell>
          <table:table-cell table:formula="of:=100*(1-[.I376]/0.844125500667557)" office:value-type="float" office:value="0.276789244760789" calcext:value-type="float">
            <text:p>0.2767892447607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77])" office:value-type="float" office:value="0" calcext:value-type="float">
            <text:p>0</text:p>
          </table:table-cell>
          <table:table-cell office:value-type="float" office:value="2743" calcext:value-type="float">
            <text:p>2743</text:p>
          </table:table-cell>
          <table:table-cell office:value-type="float" office:value="0.84279038718291" calcext:value-type="float">
            <text:p>0.84279038718291</text:p>
          </table:table-cell>
          <table:table-cell office:value-type="float" office:value="121958" calcext:value-type="float">
            <text:p>121958</text:p>
          </table:table-cell>
          <table:table-cell table:formula="of:=100*(1-[.I377]/0.844125500667557)" office:value-type="float" office:value="0.158165282720546" calcext:value-type="float">
            <text:p>0.1581652827205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78])" office:value-type="float" office:value="0" calcext:value-type="float">
            <text:p>0</text:p>
          </table:table-cell>
          <table:table-cell office:value-type="float" office:value="2773" calcext:value-type="float">
            <text:p>2773</text:p>
          </table:table-cell>
          <table:table-cell office:value-type="float" office:value="0.83845126835781" calcext:value-type="float">
            <text:p>0.83845126835781</text:p>
          </table:table-cell>
          <table:table-cell office:value-type="float" office:value="79708" calcext:value-type="float">
            <text:p>79708</text:p>
          </table:table-cell>
          <table:table-cell table:formula="of:=100*(1-[.I378]/0.844125500667557)" office:value-type="float" office:value="0.672202451561965" calcext:value-type="float">
            <text:p>0.6722024515619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79])" office:value-type="float" office:value="0" calcext:value-type="float">
            <text:p>0</text:p>
          </table:table-cell>
          <table:table-cell office:value-type="float" office:value="2846" calcext:value-type="float">
            <text:p>2846</text:p>
          </table:table-cell>
          <table:table-cell office:value-type="float" office:value="0.832109479305741" calcext:value-type="float">
            <text:p>0.832109479305741</text:p>
          </table:table-cell>
          <table:table-cell office:value-type="float" office:value="108210" calcext:value-type="float">
            <text:p>108210</text:p>
          </table:table-cell>
          <table:table-cell table:formula="of:=100*(1-[.I379]/0.844125500667557)" office:value-type="float" office:value="1.42348754448401" calcext:value-type="float">
            <text:p>1.423487544484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80])" office:value-type="float" office:value="0" calcext:value-type="float">
            <text:p>0</text:p>
          </table:table-cell>
          <table:table-cell office:value-type="float" office:value="2737" calcext:value-type="float">
            <text:p>2737</text:p>
          </table:table-cell>
          <table:table-cell office:value-type="float" office:value="0.844125500667557" calcext:value-type="float">
            <text:p>0.844125500667557</text:p>
          </table:table-cell>
          <table:table-cell office:value-type="float" office:value="93313" calcext:value-type="float">
            <text:p>93313</text:p>
          </table:table-cell>
          <table:table-cell table:formula="of:=100*(1-[.I380]/0.844125500667557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81])" office:value-type="float" office:value="0" calcext:value-type="float">
            <text:p>0</text:p>
          </table:table-cell>
          <table:table-cell office:value-type="float" office:value="2750" calcext:value-type="float">
            <text:p>2750</text:p>
          </table:table-cell>
          <table:table-cell office:value-type="float" office:value="0.84045393858478" calcext:value-type="float">
            <text:p>0.84045393858478</text:p>
          </table:table-cell>
          <table:table-cell office:value-type="float" office:value="119158" calcext:value-type="float">
            <text:p>119158</text:p>
          </table:table-cell>
          <table:table-cell table:formula="of:=100*(1-[.I381]/0.844125500667557)" office:value-type="float" office:value="0.434954527481224" calcext:value-type="float">
            <text:p>0.4349545274812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82])" office:value-type="float" office:value="0" calcext:value-type="float">
            <text:p>0</text:p>
          </table:table-cell>
          <table:table-cell office:value-type="float" office:value="2742" calcext:value-type="float">
            <text:p>2742</text:p>
          </table:table-cell>
          <table:table-cell office:value-type="float" office:value="0.841789052069426" calcext:value-type="float">
            <text:p>0.841789052069426</text:p>
          </table:table-cell>
          <table:table-cell office:value-type="float" office:value="114690" calcext:value-type="float">
            <text:p>114690</text:p>
          </table:table-cell>
          <table:table-cell table:formula="of:=100*(1-[.I382]/0.844125500667557)" office:value-type="float" office:value="0.276789244760789" calcext:value-type="float">
            <text:p>0.2767892447607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83])" office:value-type="float" office:value="0" calcext:value-type="float">
            <text:p>0</text:p>
          </table:table-cell>
          <table:table-cell office:value-type="float" office:value="2792" calcext:value-type="float">
            <text:p>2792</text:p>
          </table:table-cell>
          <table:table-cell office:value-type="float" office:value="0.83845126835781" calcext:value-type="float">
            <text:p>0.83845126835781</text:p>
          </table:table-cell>
          <table:table-cell office:value-type="float" office:value="148709" calcext:value-type="float">
            <text:p>148709</text:p>
          </table:table-cell>
          <table:table-cell table:formula="of:=100*(1-[.I383]/0.844125500667557)" office:value-type="float" office:value="0.672202451561965" calcext:value-type="float">
            <text:p>0.6722024515619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84])" office:value-type="float" office:value="0" calcext:value-type="float">
            <text:p>0</text:p>
          </table:table-cell>
          <table:table-cell office:value-type="float" office:value="2741" calcext:value-type="float">
            <text:p>2741</text:p>
          </table:table-cell>
          <table:table-cell office:value-type="float" office:value="0.840787716955941" calcext:value-type="float">
            <text:p>0.840787716955941</text:p>
          </table:table-cell>
          <table:table-cell office:value-type="float" office:value="103298" calcext:value-type="float">
            <text:p>103298</text:p>
          </table:table-cell>
          <table:table-cell table:formula="of:=100*(1-[.I384]/0.844125500667557)" office:value-type="float" office:value="0.395413206801176" calcext:value-type="float">
            <text:p>0.3954132068011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85])" office:value-type="float" office:value="0" calcext:value-type="float">
            <text:p>0</text:p>
          </table:table-cell>
          <table:table-cell office:value-type="float" office:value="2737" calcext:value-type="float">
            <text:p>2737</text:p>
          </table:table-cell>
          <table:table-cell office:value-type="float" office:value="0.844459279038718" calcext:value-type="float">
            <text:p>0.844459279038718</text:p>
          </table:table-cell>
          <table:table-cell office:value-type="float" office:value="114988" calcext:value-type="float">
            <text:p>114988</text:p>
          </table:table-cell>
          <table:table-cell table:formula="of:=100*(1-[.I385]/0.844125500667557)" office:value-type="float" office:value="-0.0395413206800477" calcext:value-type="float">
            <text:p>-0.0395413206800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86])" office:value-type="float" office:value="0" calcext:value-type="float">
            <text:p>0</text:p>
          </table:table-cell>
          <table:table-cell office:value-type="float" office:value="2754" calcext:value-type="float">
            <text:p>2754</text:p>
          </table:table-cell>
          <table:table-cell office:value-type="float" office:value="0.841789052069426" calcext:value-type="float">
            <text:p>0.841789052069426</text:p>
          </table:table-cell>
          <table:table-cell office:value-type="float" office:value="135540" calcext:value-type="float">
            <text:p>135540</text:p>
          </table:table-cell>
          <table:table-cell table:formula="of:=100*(1-[.I386]/0.844125500667557)" office:value-type="float" office:value="0.276789244760789" calcext:value-type="float">
            <text:p>0.2767892447607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87])" office:value-type="float" office:value="0" calcext:value-type="float">
            <text:p>0</text:p>
          </table:table-cell>
          <table:table-cell office:value-type="float" office:value="2745" calcext:value-type="float">
            <text:p>2745</text:p>
          </table:table-cell>
          <table:table-cell office:value-type="float" office:value="0.842456608811749" calcext:value-type="float">
            <text:p>0.842456608811749</text:p>
          </table:table-cell>
          <table:table-cell office:value-type="float" office:value="73579" calcext:value-type="float">
            <text:p>73579</text:p>
          </table:table-cell>
          <table:table-cell table:formula="of:=100*(1-[.I387]/0.844125500667557)" office:value-type="float" office:value="0.197706603400583" calcext:value-type="float">
            <text:p>0.1977066034005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88])" office:value-type="float" office:value="0" calcext:value-type="float">
            <text:p>0</text:p>
          </table:table-cell>
          <table:table-cell office:value-type="float" office:value="2735" calcext:value-type="float">
            <text:p>2735</text:p>
          </table:table-cell>
          <table:table-cell office:value-type="float" office:value="0.842456608811749" calcext:value-type="float">
            <text:p>0.842456608811749</text:p>
          </table:table-cell>
          <table:table-cell office:value-type="float" office:value="113012" calcext:value-type="float">
            <text:p>113012</text:p>
          </table:table-cell>
          <table:table-cell table:formula="of:=100*(1-[.I388]/0.844125500667557)" office:value-type="float" office:value="0.197706603400583" calcext:value-type="float">
            <text:p>0.1977066034005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89])" office:value-type="float" office:value="0" calcext:value-type="float">
            <text:p>0</text:p>
          </table:table-cell>
          <table:table-cell office:value-type="float" office:value="2759" calcext:value-type="float">
            <text:p>2759</text:p>
          </table:table-cell>
          <table:table-cell office:value-type="float" office:value="0.841789052069426" calcext:value-type="float">
            <text:p>0.841789052069426</text:p>
          </table:table-cell>
          <table:table-cell office:value-type="float" office:value="88262" calcext:value-type="float">
            <text:p>88262</text:p>
          </table:table-cell>
          <table:table-cell table:formula="of:=100*(1-[.I389]/0.844125500667557)" office:value-type="float" office:value="0.276789244760789" calcext:value-type="float">
            <text:p>0.2767892447607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90])" office:value-type="float" office:value="0" calcext:value-type="float">
            <text:p>0</text:p>
          </table:table-cell>
          <table:table-cell office:value-type="float" office:value="2791" calcext:value-type="float">
            <text:p>2791</text:p>
          </table:table-cell>
          <table:table-cell office:value-type="float" office:value="0.839452603471295" calcext:value-type="float">
            <text:p>0.839452603471295</text:p>
          </table:table-cell>
          <table:table-cell office:value-type="float" office:value="70136" calcext:value-type="float">
            <text:p>70136</text:p>
          </table:table-cell>
          <table:table-cell table:formula="of:=100*(1-[.I390]/0.844125500667557)" office:value-type="float" office:value="0.5535784895216" calcext:value-type="float">
            <text:p>0.55357848952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91])" office:value-type="float" office:value="0" calcext:value-type="float">
            <text:p>0</text:p>
          </table:table-cell>
          <table:table-cell office:value-type="float" office:value="2744" calcext:value-type="float">
            <text:p>2744</text:p>
          </table:table-cell>
          <table:table-cell office:value-type="float" office:value="0.842456608811749" calcext:value-type="float">
            <text:p>0.842456608811749</text:p>
          </table:table-cell>
          <table:table-cell office:value-type="float" office:value="148983" calcext:value-type="float">
            <text:p>148983</text:p>
          </table:table-cell>
          <table:table-cell table:formula="of:=100*(1-[.I391]/0.844125500667557)" office:value-type="float" office:value="0.197706603400583" calcext:value-type="float">
            <text:p>0.1977066034005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92])" office:value-type="float" office:value="0" calcext:value-type="float">
            <text:p>0</text:p>
          </table:table-cell>
          <table:table-cell office:value-type="float" office:value="2742" calcext:value-type="float">
            <text:p>2742</text:p>
          </table:table-cell>
          <table:table-cell office:value-type="float" office:value="0.845126835781041" calcext:value-type="float">
            <text:p>0.845126835781041</text:p>
          </table:table-cell>
          <table:table-cell office:value-type="float" office:value="98933" calcext:value-type="float">
            <text:p>98933</text:p>
          </table:table-cell>
          <table:table-cell table:formula="of:=100*(1-[.I392]/0.844125500667557)" office:value-type="float" office:value="-0.118623962040254" calcext:value-type="float">
            <text:p>-0.1186239620402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93])" office:value-type="float" office:value="0" calcext:value-type="float">
            <text:p>0</text:p>
          </table:table-cell>
          <table:table-cell office:value-type="float" office:value="2741" calcext:value-type="float">
            <text:p>2741</text:p>
          </table:table-cell>
          <table:table-cell office:value-type="float" office:value="0.84479305740988" calcext:value-type="float">
            <text:p>0.84479305740988</text:p>
          </table:table-cell>
          <table:table-cell office:value-type="float" office:value="104197" calcext:value-type="float">
            <text:p>104197</text:p>
          </table:table-cell>
          <table:table-cell table:formula="of:=100*(1-[.I393]/0.844125500667557)" office:value-type="float" office:value="-0.0790826413602064" calcext:value-type="float">
            <text:p>-0.0790826413602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94])" office:value-type="float" office:value="0" calcext:value-type="float">
            <text:p>0</text:p>
          </table:table-cell>
          <table:table-cell office:value-type="float" office:value="2739" calcext:value-type="float">
            <text:p>2739</text:p>
          </table:table-cell>
          <table:table-cell office:value-type="float" office:value="0.843457943925234" calcext:value-type="float">
            <text:p>0.843457943925234</text:p>
          </table:table-cell>
          <table:table-cell office:value-type="float" office:value="75422" calcext:value-type="float">
            <text:p>75422</text:p>
          </table:table-cell>
          <table:table-cell table:formula="of:=100*(1-[.I394]/0.844125500667557)" office:value-type="float" office:value="0.0790826413602064" calcext:value-type="float">
            <text:p>0.0790826413602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95])" office:value-type="float" office:value="0" calcext:value-type="float">
            <text:p>0</text:p>
          </table:table-cell>
          <table:table-cell office:value-type="float" office:value="2731" calcext:value-type="float">
            <text:p>2731</text:p>
          </table:table-cell>
          <table:table-cell office:value-type="float" office:value="0.845460614152203" calcext:value-type="float">
            <text:p>0.845460614152203</text:p>
          </table:table-cell>
          <table:table-cell office:value-type="float" office:value="127286" calcext:value-type="float">
            <text:p>127286</text:p>
          </table:table-cell>
          <table:table-cell table:formula="of:=100*(1-[.I395]/0.844125500667557)" office:value-type="float" office:value="-0.158165282720413" calcext:value-type="float">
            <text:p>-0.1581652827204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96])" office:value-type="float" office:value="0" calcext:value-type="float">
            <text:p>0</text:p>
          </table:table-cell>
          <table:table-cell office:value-type="float" office:value="2743" calcext:value-type="float">
            <text:p>2743</text:p>
          </table:table-cell>
          <table:table-cell office:value-type="float" office:value="0.843791722296395" calcext:value-type="float">
            <text:p>0.843791722296395</text:p>
          </table:table-cell>
          <table:table-cell office:value-type="float" office:value="134988" calcext:value-type="float">
            <text:p>134988</text:p>
          </table:table-cell>
          <table:table-cell table:formula="of:=100*(1-[.I396]/0.844125500667557)" office:value-type="float" office:value="0.0395413206801587" calcext:value-type="float">
            <text:p>0.0395413206801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97])" office:value-type="float" office:value="0" calcext:value-type="float">
            <text:p>0</text:p>
          </table:table-cell>
          <table:table-cell office:value-type="float" office:value="2735" calcext:value-type="float">
            <text:p>2735</text:p>
          </table:table-cell>
          <table:table-cell office:value-type="float" office:value="0.842456608811749" calcext:value-type="float">
            <text:p>0.842456608811749</text:p>
          </table:table-cell>
          <table:table-cell office:value-type="float" office:value="188721" calcext:value-type="float">
            <text:p>188721</text:p>
          </table:table-cell>
          <table:table-cell table:formula="of:=100*(1-[.I397]/0.844125500667557)" office:value-type="float" office:value="0.197706603400583" calcext:value-type="float">
            <text:p>0.1977066034005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98])" office:value-type="float" office:value="0" calcext:value-type="float">
            <text:p>0</text:p>
          </table:table-cell>
          <table:table-cell office:value-type="float" office:value="2740" calcext:value-type="float">
            <text:p>2740</text:p>
          </table:table-cell>
          <table:table-cell office:value-type="float" office:value="0.844459279038718" calcext:value-type="float">
            <text:p>0.844459279038718</text:p>
          </table:table-cell>
          <table:table-cell office:value-type="float" office:value="85899" calcext:value-type="float">
            <text:p>85899</text:p>
          </table:table-cell>
          <table:table-cell table:formula="of:=100*(1-[.I398]/0.844125500667557)" office:value-type="float" office:value="-0.0395413206800477" calcext:value-type="float">
            <text:p>-0.0395413206800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399])" office:value-type="float" office:value="0" calcext:value-type="float">
            <text:p>0</text:p>
          </table:table-cell>
          <table:table-cell office:value-type="float" office:value="2784" calcext:value-type="float">
            <text:p>2784</text:p>
          </table:table-cell>
          <table:table-cell office:value-type="float" office:value="0.83611481975968" calcext:value-type="float">
            <text:p>0.83611481975968</text:p>
          </table:table-cell>
          <table:table-cell office:value-type="float" office:value="113263" calcext:value-type="float">
            <text:p>113263</text:p>
          </table:table-cell>
          <table:table-cell table:formula="of:=100*(1-[.I399]/0.844125500667557)" office:value-type="float" office:value="0.948991696322643" calcext:value-type="float">
            <text:p>0.9489916963226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400])" office:value-type="float" office:value="0" calcext:value-type="float">
            <text:p>0</text:p>
          </table:table-cell>
          <table:table-cell office:value-type="float" office:value="2738" calcext:value-type="float">
            <text:p>2738</text:p>
          </table:table-cell>
          <table:table-cell office:value-type="float" office:value="0.841121495327103" calcext:value-type="float">
            <text:p>0.841121495327103</text:p>
          </table:table-cell>
          <table:table-cell office:value-type="float" office:value="94802" calcext:value-type="float">
            <text:p>94802</text:p>
          </table:table-cell>
          <table:table-cell table:formula="of:=100*(1-[.I400]/0.844125500667557)" office:value-type="float" office:value="0.355871886120995" calcext:value-type="float">
            <text:p>0.3558718861209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*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10([.F401])" office:value-type="float" office:value="0" calcext:value-type="float">
            <text:p>0</text:p>
          </table:table-cell>
          <table:table-cell office:value-type="float" office:value="2743" calcext:value-type="float">
            <text:p>2743</text:p>
          </table:table-cell>
          <table:table-cell office:value-type="float" office:value="0.844125500667557" calcext:value-type="float">
            <text:p>0.844125500667557</text:p>
          </table:table-cell>
          <table:table-cell office:value-type="float" office:value="88284" calcext:value-type="float">
            <text:p>88284</text:p>
          </table:table-cell>
          <table:table-cell table:formula="of:=100*(1-[.I401]/0.844125500667557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104817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igh_alteration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17" table:default-cell-style-name="Default"/>
        <table:table-column table:style-name="co18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1013" table:default-cell-style-name="Default"/>
        <table:table-row table:style-name="ro2">
          <table:table-cell table:style-name="ce7" office:value-type="string" calcext:value-type="string">
            <text:p>n-gram</text:p>
          </table:table-cell>
          <table:table-cell table:style-name="ce7" office:value-type="string" calcext:value-type="string">
            <text:p>n-gram</text:p>
            <text:p>size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score</text:p>
          </table:table-cell>
          <table:table-cell table:style-name="ce7" office:value-type="string" calcext:value-type="string">
            <text:p>% loss</text:p>
          </table:table-cell>
          <table:table-cell table:style-name="ce10"/>
          <table:table-cell table:style-name="ce7" office:value-type="string" calcext:value-type="string">
            <text:p>n-gram</text:p>
          </table:table-cell>
          <table:table-cell table:style-name="ce7" office:value-type="string" calcext:value-type="string">
            <text:p>n-gram</text:p>
            <text:p>size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score</text:p>
          </table:table-cell>
          <table:table-cell table:style-name="ce7" office:value-type="string" calcext:value-type="string">
            <text:p>% loss</text:p>
          </table:table-cell>
          <table:table-cell table:style-name="ce21" table:number-columns-repeated="1013"/>
        </table:table-row>
        <table:table-row table:style-name="ro1">
          <table:table-cell table:style-name="ce19" office:value-type="string" calcext:value-type="string">
            <text:p>is_a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</text:p>
          </table:table-cell>
          <table:table-cell table:style-name="ce19" office:value-type="float" office:value="0.730974632843792" calcext:value-type="float">
            <text:p>.73</text:p>
          </table:table-cell>
          <table:table-cell table:style-name="ce19" table:formula="of:=100*(1-[.D2]/0.901535380507343)" office:value-type="float" office:value="18.9189189189189" calcext:value-type="float">
            <text:p>18.92</text:p>
          </table:table-cell>
          <table:table-cell/>
          <table:table-cell table:style-name="ce19" office:value-type="string" calcext:value-type="string">
            <text:p>NN_VBZ_DT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.1" calcext:value-type="float">
            <text:p>0.1</text:p>
          </table:table-cell>
          <table:table-cell table:style-name="ce19" office:value-type="float" office:value="0.815086782376502" calcext:value-type="float">
            <text:p>.82</text:p>
          </table:table-cell>
          <table:table-cell table:style-name="ce19" table:formula="of:=100*(1-[.J2]/0.845126835781041)" office:value-type="float" office:value="3.5545023696682" calcext:value-type="float">
            <text:p>3.55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is_the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</text:p>
          </table:table-cell>
          <table:table-cell table:style-name="ce19" office:value-type="float" office:value="0.850801068090788" calcext:value-type="float">
            <text:p>.85</text:p>
          </table:table-cell>
          <table:table-cell table:style-name="ce19" table:formula="of:=100*(1-[.D3]/0.901535380507343)" office:value-type="float" office:value="5.62754535357271" calcext:value-type="float">
            <text:p>5.63</text:p>
          </table:table-cell>
          <table:table-cell/>
          <table:table-cell table:style-name="ce19" office:value-type="string" calcext:value-type="string">
            <text:p>VBZ_DT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0.844125500667557" calcext:value-type="float">
            <text:p>.84</text:p>
          </table:table-cell>
          <table:table-cell table:style-name="ce19" table:formula="of:=100*(1-[.J3]/0.871161548731642)" office:value-type="float" office:value="3.10344827586205" calcext:value-type="float">
            <text:p>3.10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is_an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</text:p>
          </table:table-cell>
          <table:table-cell table:style-name="ce19" office:value-type="float" office:value="0.865153538050734" calcext:value-type="float">
            <text:p>.87</text:p>
          </table:table-cell>
          <table:table-cell table:style-name="ce19" table:formula="of:=100*(1-[.D4]/0.901535380507343)" office:value-type="float" office:value="4.0355423917068" calcext:value-type="float">
            <text:p>4.04</text:p>
          </table:table-cell>
          <table:table-cell/>
          <table:table-cell table:style-name="ce19" office:value-type="string" calcext:value-type="string">
            <text:p>VB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19" office:value-type="float" office:value="0.836448598130841" calcext:value-type="float">
            <text:p>.84</text:p>
          </table:table-cell>
          <table:table-cell table:style-name="ce19" table:formula="of:=100*(1-[.J4]/0.856809078771695)" office:value-type="float" office:value="2.37631476431628" calcext:value-type="float">
            <text:p>2.38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is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0" calcext:value-type="float">
            <text:p>100</text:p>
          </table:table-cell>
          <table:table-cell table:style-name="ce19" office:value-type="float" office:value="0.878170894526035" calcext:value-type="float">
            <text:p>.88</text:p>
          </table:table-cell>
          <table:table-cell table:style-name="ce19" table:formula="of:=100*(1-[.D5]/0.91154873164219)" office:value-type="float" office:value="3.66166239472722" calcext:value-type="float">
            <text:p>3.66</text:p>
          </table:table-cell>
          <table:table-cell/>
          <table:table-cell table:style-name="ce19" office:value-type="string" calcext:value-type="string">
            <text:p>JJ_NN_IN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.1" calcext:value-type="float">
            <text:p>0.1</text:p>
          </table:table-cell>
          <table:table-cell table:style-name="ce19" office:value-type="float" office:value="0.825100133511348" calcext:value-type="float">
            <text:p>.83</text:p>
          </table:table-cell>
          <table:table-cell table:style-name="ce19" table:formula="of:=100*(1-[.J5]/0.845126835781041)" office:value-type="float" office:value="2.36966824644551" calcext:value-type="float">
            <text:p>2.37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in_the</text:p>
          </table:table-cell>
          <table:table-cell table:style-name="ce20" office:value-type="string" calcext:value-type="string">
            <text:p>2*</text:p>
          </table:table-cell>
          <table:table-cell table:style-name="ce20" office:value-type="float" office:value="1000" calcext:value-type="float">
            <text:p>1000</text:p>
          </table:table-cell>
          <table:table-cell table:style-name="ce19" office:value-type="float" office:value="0.672563417890521" calcext:value-type="float">
            <text:p>.67</text:p>
          </table:table-cell>
          <table:table-cell table:style-name="ce19" table:formula="of:=100*(1-[.D6]/0.691588785046729)" office:value-type="float" office:value="2.7509652509652" calcext:value-type="float">
            <text:p>2.75</text:p>
          </table:table-cell>
          <table:table-cell/>
          <table:table-cell table:style-name="ce19" office:value-type="string" calcext:value-type="string">
            <text:p>RB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19" office:value-type="float" office:value="0.839118825100134" calcext:value-type="float">
            <text:p>.84</text:p>
          </table:table-cell>
          <table:table-cell table:style-name="ce19" table:formula="of:=100*(1-[.J6]/0.856809078771695)" office:value-type="float" office:value="2.06466692637308" calcext:value-type="float">
            <text:p>2.06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in_greek_mythology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19" office:value-type="float" office:value="0.645527369826435" calcext:value-type="float">
            <text:p>.65</text:p>
          </table:table-cell>
          <table:table-cell table:style-name="ce19" table:formula="of:=100*(1-[.D7]/0.662883845126836)" office:value-type="float" office:value="2.61832829808667" calcext:value-type="float">
            <text:p>2.62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lso_known_as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0" calcext:value-type="float">
            <text:p>10</text:p>
          </table:table-cell>
          <table:table-cell table:style-name="ce19" office:value-type="float" office:value="0.648531375166889" calcext:value-type="float">
            <text:p>.65</text:p>
          </table:table-cell>
          <table:table-cell table:style-name="ce19" table:formula="of:=100*(1-[.D8]/0.662883845126836)" office:value-type="float" office:value="2.1651560926486" calcext:value-type="float">
            <text:p>2.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8"/>
          <table:table-cell table:style-name="ce1"/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esults.A1:results.K401" table:display-filter-buttons="true">
          <table:sort>
            <table:sort-by table:field-number="1" table:order="descending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alegreya Sans" svg:font-family="'alegreya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3" loext:min-decimal-places="3" number:min-integer-digits="0"/>
    </number:number-style>
    <number:number-style style:name="N124">
      <number:number number:decimal-places="2" loext:min-decimal-places="2" number:min-integer-digits="0"/>
    </number:number-style>
    <number:number-style style:name="N125">
      <number:number number:decimal-places="0" loext:min-decimal-places="0" number:min-integer-digits="0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2">00/00/0000</text:date>, <text:time style:data-style-name="N2" text:time-value="11:41:23.8007325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2T12:04:03.167260897</dc:date>
    <meta:editing-duration>PT5H16M6S</meta:editing-duration>
    <meta:editing-cycles>20</meta:editing-cycles>
    <meta:generator>LibreOffice/6.0.3.2$Linux_X86_64 LibreOffice_project/00m0$Build-2</meta:generator>
    <meta:document-statistic meta:table-count="2" meta:cell-count="4481" meta:object-count="0"/>
  </office:meta>
</office:document-meta>
</file>